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NewRomanPSMT" svg:font-family="TimesNewRomanPSMT"/>
    <style:font-face style:name="TimesNewRomanPSMT1"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1" fo:language="ca" fo:country="ES"/>
    </style:style>
    <style:style style:name="P2" style:family="paragraph" style:parent-style-name="Standard">
      <style:text-properties style:font-name="Arial1" fo:language="ca" fo:country="ES" fo:font-weight="bold" style:font-weight-asian="bold" style:font-weight-complex="bold"/>
    </style:style>
    <style:style style:name="P3" style:family="paragraph" style:parent-style-name="Standard">
      <style:paragraph-properties fo:line-height="150%" fo:text-align="justify" style:justify-single-word="false"/>
      <style:text-properties fo:color="#000000" style:text-outline="false" style:text-position="0% 100%" style:font-name="Times New Roman" fo:font-size="12pt" fo:letter-spacing="normal" fo:language="ca" fo:country="ES" style:text-underline-style="none" style:letter-kerning="false" style:font-name-asian="TimesNewRomanPSMT1" style:font-size-asian="12pt" style:font-name-complex="TimesNewRomanPSMT1" style:font-size-complex="12pt"/>
    </style:style>
    <style:style style:name="P4" style:family="paragraph" style:parent-style-name="Standard">
      <style:paragraph-properties fo:line-height="150%" fo:text-align="justify" style:justify-single-word="false"/>
      <style:text-properties fo:color="#000000" style:text-outline="false" style:text-position="0% 100%" style:font-name="Arial" fo:font-size="12pt" fo:letter-spacing="normal" fo:language="ca" fo:country="ES" style:text-underline-style="none" style:letter-kerning="false" style:font-name-asian="TimesNewRomanPSMT1" style:font-size-asian="12pt" style:font-name-complex="TimesNewRomanPSMT1" style:font-size-complex="12pt"/>
    </style:style>
    <style:style style:name="P5" style:family="paragraph" style:parent-style-name="Standard">
      <style:paragraph-properties fo:line-height="150%" fo:text-align="justify" style:justify-single-word="false"/>
      <style:text-properties fo:color="#000000" style:text-outline="false" style:text-position="0% 100%" style:font-name="Arial" fo:font-size="12pt" fo:letter-spacing="normal" fo:language="ca" fo:country="ES" fo:font-style="normal" style:text-underline-style="none" fo:font-weight="normal" style:letter-kerning="false" style:font-name-asian="TimesNewRomanPSMT1" style:font-size-asian="12pt" style:font-style-asian="normal" style:font-weight-asian="normal" style:font-name-complex="TimesNewRomanPSMT1" style:font-size-complex="12pt" style:font-style-complex="normal" style:font-weight-complex="normal"/>
    </style:style>
    <style:style style:name="P6" style:family="paragraph" style:parent-style-name="Standard">
      <style:paragraph-properties fo:line-height="150%" fo:text-align="justify" style:justify-single-word="false"/>
      <style:text-properties fo:color="#000000" style:font-name="Arial" fo:font-size="12pt" fo:letter-spacing="normal" fo:language="ca" fo:country="ES"/>
    </style:style>
    <style:style style:name="P7" style:family="paragraph" style:parent-style-name="Standard">
      <style:paragraph-properties fo:line-height="150%" fo:text-align="justify" style:justify-single-word="false"/>
      <style:text-properties fo:color="#000000" style:font-name="Arial" fo:font-size="12pt" style:font-size-asian="12pt" style:font-size-complex="12pt"/>
    </style:style>
    <style:style style:name="P8" style:family="paragraph" style:parent-style-name="Standard">
      <style:paragraph-properties fo:line-height="150%" fo:text-align="justify" style:justify-single-word="false"/>
      <style:text-properties fo:color="#000000" style:font-name="TimesNewRomanPSMT1" fo:font-size="12pt"/>
    </style:style>
    <style:style style:name="P9" style:family="paragraph" style:parent-style-name="Standard">
      <style:paragraph-properties fo:line-height="150%" fo:text-align="justify" style:justify-single-word="false"/>
      <style:text-properties fo:color="#000007" style:text-outline="false" style:text-position="0% 100%" style:font-name="TimesNewRomanPSMT" fo:font-size="11pt" fo:letter-spacing="normal" fo:language="ca" fo:country="ES" fo:font-style="normal" style:text-underline-style="none" fo:font-weight="normal" style:letter-kerning="false" style:font-name-asian="TimesNewRomanPSMT1" style:font-size-asian="12pt" style:font-style-asian="normal" style:font-weight-asian="normal" style:font-name-complex="TimesNewRomanPSMT1" style:font-size-complex="12pt" style:font-style-complex="normal" style:font-weight-complex="normal"/>
    </style:style>
    <style:style style:name="P10" style:family="paragraph" style:parent-style-name="Standard">
      <style:paragraph-properties fo:line-height="150%" fo:text-align="justify" style:justify-single-word="false"/>
      <style:text-properties fo:color="#000007" style:text-outline="false" style:text-position="0% 100%" style:font-name="TimesNewRomanPSMT" fo:font-size="11pt" fo:letter-spacing="normal" style:text-underline-style="none" style:letter-kerning="false" style:font-name-asian="TimesNewRomanPSMT1" style:font-size-asian="12pt" style:font-name-complex="TimesNewRomanPSMT1" style:font-size-complex="12pt"/>
    </style:style>
    <style:style style:name="P11" style:family="paragraph" style:parent-style-name="Standard">
      <style:paragraph-properties fo:line-height="150%" fo:text-align="justify" style:justify-single-word="false"/>
      <style:text-properties fo:color="#000007" style:text-outline="false" style:text-position="0% 100%" style:font-name="Arial" fo:font-size="12pt" fo:letter-spacing="normal" style:text-underline-style="none" style:letter-kerning="false" style:font-name-asian="TimesNewRomanPSMT1" style:font-size-asian="12pt" style:font-name-complex="TimesNewRomanPSMT1" style:font-size-complex="12pt"/>
    </style:style>
    <style:style style:name="P12" style:family="paragraph" style:parent-style-name="Standard">
      <style:paragraph-properties fo:margin-top="0cm" fo:margin-bottom="0cm" loext:contextual-spacing="false" fo:line-height="150%" fo:text-align="justify" style:justify-single-word="false"/>
      <style:text-properties style:font-name="Arial1" fo:language="ca" fo:country="ES"/>
    </style:style>
    <style:style style:name="P13" style:family="paragraph" style:parent-style-name="Standard">
      <style:paragraph-properties fo:margin-top="0cm" fo:margin-bottom="0cm" loext:contextual-spacing="false" fo:line-height="150%" fo:text-align="center" style:justify-single-word="false"/>
      <style:text-properties style:font-name="Arial1" fo:language="ca" fo:country="ES"/>
    </style:style>
    <style:style style:name="P14" style:family="paragraph" style:parent-style-name="Standard">
      <style:paragraph-properties fo:margin-top="0cm" fo:margin-bottom="0cm" loext:contextual-spacing="false" fo:line-height="150%" fo:text-align="justify" style:justify-single-word="false"/>
      <style:text-properties style:font-name="Arial1" fo:language="ca" fo:country="ES" fo:font-weight="bold" style:font-weight-asian="bold" style:font-weight-complex="bold"/>
    </style:style>
    <style:style style:name="P15" style:family="paragraph" style:parent-style-name="Standard">
      <style:paragraph-properties fo:margin-top="0cm" fo:margin-bottom="0cm" loext:contextual-spacing="false" fo:line-height="150%" fo:text-align="justify" style:justify-single-word="false"/>
      <style:text-properties style:font-name="Arial1"/>
    </style:style>
    <style:style style:name="P16" style:family="paragraph" style:parent-style-name="Standard">
      <style:paragraph-properties fo:margin-top="0cm" fo:margin-bottom="0cm" loext:contextual-spacing="false" fo:line-height="150%" fo:text-align="justify" style:justify-single-word="false"/>
      <style:text-properties fo:color="#000000" style:font-name="Arial" fo:font-size="12pt" fo:language="ca" fo:country="ES" style:font-size-asian="12pt" style:font-size-complex="12pt"/>
    </style:style>
    <style:style style:name="P17" style:family="paragraph" style:parent-style-name="Standard">
      <style:paragraph-properties fo:margin-top="0cm" fo:margin-bottom="0cm" loext:contextual-spacing="false" fo:line-height="150%" fo:text-align="justify" style:justify-single-word="false"/>
      <style:text-properties fo:color="#000000" style:font-name="Arial" fo:font-size="12pt" fo:language="ca" fo:country="ES" fo:font-weight="bold" style:font-size-asian="12pt" style:font-weight-asian="bold" style:font-size-complex="12pt" style:font-weight-complex="bold"/>
    </style:style>
    <style:style style:name="P18" style:family="paragraph" style:parent-style-name="Standard">
      <style:paragraph-properties fo:margin-top="0cm" fo:margin-bottom="0cm" loext:contextual-spacing="false" fo:line-height="150%" fo:text-align="justify" style:justify-single-word="false"/>
      <style:text-properties fo:color="#000000" style:font-name="Arial1" fo:language="ca" fo:country="ES"/>
    </style:style>
    <style:style style:name="P19" style:family="paragraph" style:parent-style-name="Standard">
      <style:paragraph-properties fo:margin-top="0cm" fo:margin-bottom="0cm" loext:contextual-spacing="false" fo:line-height="150%" fo:text-align="justify" style:justify-single-word="false" style:register-true="false"/>
      <style:text-properties fo:color="#000000" style:text-outline="false" style:text-position="0% 100%" style:font-name="Arial" fo:font-size="12pt" fo:letter-spacing="normal" fo:language="ca" fo:country="ES" fo:font-style="normal" style:text-underline-style="none" fo:font-weight="normal" style:letter-kerning="false" style:font-name-asian="TimesNewRomanPSMT1" style:font-size-asian="12pt" style:font-style-asian="normal" style:font-weight-asian="normal" style:font-name-complex="TimesNewRomanPSMT1" style:font-size-complex="12pt" style:font-style-complex="normal" style:font-weight-complex="normal"/>
    </style:style>
    <style:style style:name="P20" style:family="paragraph" style:parent-style-name="Text_20_body">
      <style:paragraph-properties fo:margin-top="0cm" fo:margin-bottom="0cm" loext:contextual-spacing="false" fo:line-height="150%" fo:text-align="justify" style:justify-single-word="false" style:register-true="false"/>
      <style:text-properties fo:color="#000000" style:text-outline="false" style:font-name="Arial" fo:font-size="12pt" fo:letter-spacing="normal" fo:font-style="normal" style:text-underline-style="none" fo:font-weight="normal" style:letter-kerning="false" style:font-size-asian="12pt" style:font-style-asian="normal" style:font-weight-asian="normal" style:font-size-complex="12pt" style:font-style-complex="normal" style:font-weight-complex="normal"/>
    </style:style>
    <style:style style:name="P21" style:family="paragraph" style:parent-style-name="Text_20_body">
      <style:paragraph-properties fo:line-height="150%" fo:text-align="justify" style:justify-single-word="false"/>
      <style:text-properties fo:color="#000000" style:font-name="Arial" fo:font-size="12pt" style:font-size-asian="12pt" style:font-size-complex="12pt"/>
    </style:style>
    <style:style style:name="P22" style:family="paragraph" style:parent-style-name="Text_20_body">
      <style:paragraph-properties fo:line-height="150%" fo:text-align="justify" style:justify-single-word="false"/>
      <style:text-properties fo:color="#000000" style:font-name="Arial" fo:font-size="12pt" fo:font-style="normal" style:font-size-asian="12pt" style:font-style-asian="normal" style:font-size-complex="12pt" style:font-style-complex="normal"/>
    </style:style>
    <style:style style:name="P23" style:family="paragraph" style:parent-style-name="Text_20_body">
      <style:paragraph-properties fo:line-height="150%" fo:text-align="justify" style:justify-single-word="false"/>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Text_20_body">
      <style:paragraph-properties fo:line-height="150%" fo:text-align="justify" style:justify-single-word="false"/>
      <style:text-properties fo:color="#000000" style:font-name="Arial" fo:font-size="12pt" fo:font-weight="normal" style:font-size-asian="12pt" style:font-weight-asian="normal" style:font-size-complex="12pt" style:font-weight-complex="normal"/>
    </style:style>
    <style:style style:name="P25" style:family="paragraph" style:parent-style-name="Text_20_body">
      <style:paragraph-properties fo:line-height="150%" fo:text-align="justify" style:justify-single-word="false"/>
      <style:text-properties fo:color="#800000" style:font-name="Arial" fo:font-size="12pt" style:font-size-asian="12pt" style:font-size-complex="12pt"/>
    </style:style>
    <style:style style:name="P26" style:family="paragraph" style:parent-style-name="Text_20_body">
      <style:paragraph-properties fo:line-height="150%" fo:text-align="justify" style:justify-single-word="false"/>
      <style:text-properties fo:color="#800000" style:font-name="Arial"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paragraph-properties fo:line-height="150%" fo:text-align="justify" style:justify-single-word="false"/>
      <style:text-properties style:font-name="Arial" fo:font-size="12pt" style:font-size-asian="12pt" style:font-size-complex="12pt"/>
    </style:style>
    <style:style style:name="P28" style:family="paragraph" style:parent-style-name="Text_20_body">
      <style:paragraph-properties fo:line-height="150%" fo:text-align="center" style:justify-single-word="false"/>
      <style:text-properties style:font-name="Arial" fo:font-size="12pt" style:font-size-asian="12pt" style:font-size-complex="12pt"/>
    </style:style>
    <style:style style:name="P29" style:family="paragraph" style:parent-style-name="Text_20_body">
      <style:paragraph-properties fo:line-height="150%" fo:text-align="justify" style:justify-single-word="false"/>
      <style:text-properties style:font-name="Arial" fo:font-size="12pt" fo:background-color="transparent" style:font-size-asian="12pt" style:font-size-complex="12pt"/>
    </style:style>
    <style:style style:name="P30" style:family="paragraph" style:parent-style-name="Standard">
      <style:paragraph-properties fo:line-height="150%" fo:text-align="justify" style:justify-single-word="false"/>
      <style:text-properties fo:color="#000000" style:text-outline="false" style:text-position="0% 100%" style:font-name="Arial" fo:font-size="12pt" fo:letter-spacing="normal" fo:language="ca" fo:country="ES" fo:font-style="normal" style:text-underline-style="none" fo:font-weight="normal" officeooo:paragraph-rsid="000ca5a6" style:letter-kerning="false" style:font-name-asian="TimesNewRomanPSMT1" style:font-size-asian="12pt" style:font-style-asian="normal" style:font-weight-asian="normal" style:font-name-complex="TimesNewRomanPSMT1" style:font-size-complex="12pt" style:font-style-complex="normal" style:font-weight-complex="normal"/>
    </style:style>
    <style:style style:name="P31" style:family="paragraph" style:parent-style-name="Standard">
      <style:paragraph-properties fo:line-height="150%" fo:text-align="justify" style:justify-single-word="false"/>
      <style:text-properties fo:color="#000000" style:text-outline="false" style:text-position="0% 100%" style:font-name="Arial" fo:font-size="12pt" fo:letter-spacing="normal" fo:language="ca" fo:country="ES" fo:font-style="normal" style:text-underline-style="none" fo:font-weight="normal" officeooo:paragraph-rsid="000ddcd9" style:letter-kerning="false" style:font-name-asian="TimesNewRomanPSMT1" style:font-size-asian="12pt" style:font-style-asian="normal" style:font-weight-asian="normal" style:font-name-complex="TimesNewRomanPSMT1" style:font-size-complex="12pt" style:font-style-complex="normal" style:font-weight-complex="normal"/>
    </style:style>
    <style:style style:name="P32" style:family="paragraph" style:parent-style-name="Standard">
      <style:paragraph-properties fo:line-height="150%" fo:text-align="justify" style:justify-single-word="false"/>
      <style:text-properties fo:color="#000000" style:font-name="Arial" fo:font-size="12pt" officeooo:paragraph-rsid="000ca5a6" style:font-size-asian="12pt" style:font-size-complex="12pt"/>
    </style:style>
    <style:style style:name="P33" style:family="paragraph" style:parent-style-name="Standard">
      <style:paragraph-properties fo:line-height="150%" fo:text-align="justify" style:justify-single-word="false"/>
      <style:text-properties fo:color="#000007" style:text-outline="false" style:text-position="0% 100%" style:font-name="Arial" fo:font-size="12pt" fo:letter-spacing="normal" style:text-underline-style="none" officeooo:paragraph-rsid="000f8ece" style:letter-kerning="false" style:font-name-asian="TimesNewRomanPSMT1" style:font-size-asian="12pt" style:font-name-complex="TimesNewRomanPSMT1" style:font-size-complex="12pt"/>
    </style:style>
    <style:style style:name="P34" style:family="paragraph" style:parent-style-name="Heading_20_2">
      <style:paragraph-properties fo:line-height="150%" fo:text-align="justify" style:justify-single-word="false"/>
      <style:text-properties fo:color="#000000" style:font-name="Arial" fo:font-size="12pt" style:font-size-asian="12pt" style:font-size-complex="12pt"/>
    </style:style>
    <style:style style:name="P35" style:family="paragraph" style:parent-style-name="Heading_20_2">
      <style:paragraph-properties fo:line-height="150%" fo:text-align="justify" style:justify-single-word="false"/>
      <style:text-properties fo:color="#000000" style:font-name="Arial" fo:font-size="16pt" style:font-size-asian="16pt" style:font-size-complex="16pt"/>
    </style:style>
    <style:style style:name="P36" style:family="paragraph" style:parent-style-name="Heading_20_2">
      <style:paragraph-properties fo:line-height="150%" fo:text-align="justify" style:justify-single-word="false"/>
      <style:text-properties fo:color="#000000" style:font-name="Times New Roman" fo:font-size="16pt" style:font-size-asian="16pt" style:font-size-complex="16pt"/>
    </style:style>
    <style:style style:name="P37" style:family="paragraph" style:parent-style-name="Heading_20_2">
      <style:paragraph-properties fo:line-height="150%" fo:text-align="justify" style:justify-single-word="false"/>
      <style:text-properties fo:color="#000000" style:font-name="Times New Roman" fo:font-size="16pt" fo:language="ca" fo:country="ES" style:font-size-asian="16pt" style:font-size-complex="16pt"/>
    </style:style>
    <style:style style:name="T1" style:family="text">
      <style:text-properties fo:font-variant="normal" fo:text-transform="none" fo:color="#000000" style:font-name="Arial" fo:font-size="12pt" fo:letter-spacing="normal" fo:font-style="normal" fo:font-weight="normal" style:font-size-asian="12pt"/>
    </style:style>
    <style:style style:name="T2" style:family="text">
      <style:text-properties fo:language="ca" fo:country="ES"/>
    </style:style>
    <style:style style:name="T3" style:family="text">
      <style:text-properties fo:language="ca" fo:country="ES" fo:font-style="normal" fo:font-weight="normal" style:font-style-asian="normal" style:font-weight-asian="normal" style:font-style-complex="normal" style:font-weight-complex="normal"/>
    </style:style>
    <style:style style:name="T4" style:family="text">
      <style:text-properties fo:color="#800000"/>
    </style:style>
    <style:style style:name="T5" style:family="text">
      <style:text-properties fo:color="#000000"/>
    </style:style>
    <style:style style:name="T6" style:family="text">
      <style:text-properties fo:color="#000000" fo:background-color="transparent" loext:char-shading-value="0"/>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background-color="transparent" loext:char-shading-value="0" style:font-style-asian="normal" style:font-style-complex="normal"/>
    </style:style>
    <style:style style:name="T10" style:family="text">
      <style:text-properties fo:font-weight="normal" style:font-weight-asian="normal" style:font-weight-complex="normal"/>
    </style:style>
    <style:style style:name="T11" style:family="text">
      <style:text-properties fo:background-color="transparent" loext:char-shading-value="0"/>
    </style:style>
    <style:style style:name="T12" style:family="text">
      <style:text-properties style:font-name="Arial"/>
    </style:style>
    <style:style style:name="T13" style:family="text">
      <style:text-properties style:text-outline="false" style:text-position="0% 100%" style:text-underline-style="none" style:letter-kerning="false" style:font-name-asian="TimesNewRomanPSMT1" style:font-size-asian="12pt" style:font-name-complex="TimesNewRomanPSMT1" style:font-size-complex="12pt"/>
    </style:style>
    <style:style style:name="T14" style:family="text">
      <style:text-properties style:text-outline="false" style:text-position="0% 100%" fo:font-style="italic" style:text-underline-style="none" style:letter-kerning="false" style:font-name-asian="TimesNewRomanPSMT1" style:font-size-asian="12pt" style:font-style-asian="italic" style:font-name-complex="TimesNewRomanPSMT1" style:font-size-complex="12pt" style:font-style-complex="italic"/>
    </style:style>
    <style:style style:name="T15" style:family="text">
      <style:text-properties style:text-outline="false" style:text-position="0% 100%" fo:letter-spacing="normal" fo:language="ca" fo:country="ES" style:text-underline-style="none" style:letter-kerning="false" style:font-name-asian="TimesNewRomanPSMT1" style:font-name-complex="TimesNewRomanPSMT1"/>
    </style:style>
    <style:style style:name="T16" style:family="text">
      <style:text-properties style:text-outline="false" style:text-position="0% 100%" fo:letter-spacing="normal" fo:language="ca" fo:country="ES" fo:font-style="normal" style:text-underline-style="none" fo:font-weight="normal" style:letter-kerning="false" style:font-name-asian="TimesNewRomanPSMT1" style:font-style-asian="normal" style:font-weight-asian="normal" style:font-name-complex="TimesNewRomanPSMT1" style:font-style-complex="normal" style:font-weight-complex="normal"/>
    </style:style>
    <style:style style:name="T17" style:family="text">
      <style:text-properties style:text-outline="false" style:text-position="0% 100%" fo:letter-spacing="normal" fo:language="ca" fo:country="ES" fo:font-style="normal" style:text-underline-style="none" fo:font-weight="normal" officeooo:rsid="000ca5a6" style:letter-kerning="false" style:font-name-asian="TimesNewRomanPSMT1" style:font-style-asian="normal" style:font-weight-asian="normal" style:font-name-complex="TimesNewRomanPSMT1" style:font-style-complex="normal" style:font-weight-complex="normal"/>
    </style:style>
    <style:style style:name="T18" style:family="text">
      <style:text-properties style:text-outline="false" style:text-position="0% 100%" fo:letter-spacing="normal" style:text-underline-style="none" style:letter-kerning="false" style:font-name-asian="TimesNewRomanPSMT1" style:font-size-asian="12pt" style:font-name-complex="TimesNewRomanPSMT1" style:font-size-complex="12pt"/>
    </style:style>
    <style:style style:name="T19" style:family="text">
      <style:text-properties fo:color="#000007" style:text-outline="false" style:text-position="0% 100%" style:font-name="Arial" fo:letter-spacing="normal" style:text-underline-style="none" style:letter-kerning="false" style:font-name-asian="TimesNewRomanPSMT1" style:font-size-asian="12pt" style:font-name-complex="TimesNewRomanPSMT1" style:font-size-complex="12pt"/>
    </style:style>
    <style:style style:name="T20" style:family="text">
      <style:text-properties fo:color="#000007" style:text-outline="false" style:text-position="0% 100%" fo:letter-spacing="normal" style:text-underline-style="none" style:letter-kerning="false" style:font-name-asian="TimesNewRomanPSMT1" style:font-name-complex="TimesNewRomanPSMT1"/>
    </style:style>
    <style:style style:name="T21" style:family="text">
      <style:text-properties fo:background-color="#ffff00" loext:char-shading-value="0"/>
    </style:style>
    <style:style style:name="T22" style:family="text">
      <style:text-properties officeooo:rsid="000ca5a6"/>
    </style:style>
    <style:style style:name="T23" style:family="text">
      <style:text-properties officeooo:rsid="000ddcd9"/>
    </style:style>
    <style:style style:name="T24" style:family="text">
      <style:text-properties officeooo:rsid="000f8e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p 0. Hashvv</text:p>
      <text:p text:style-name="P1"/>
      <text:p text:style-name="P12">La foscor l'envoltava. No veia ni sentira res, fora del senyal de ràdio corromput per un soroll mort que li entrava a través de l'auricular. El gruix de l'escafandre espacial li donava una sensació de seguretat a la qual s'aferrava. La llanterna, incrustada al casc, emetia un potent feix de llum que li desapareixia al davant.</text:p>
      <text:p text:style-name="P12"><text:tab/>Va mirar-se el pilot de ràdio del braç: el led verd indicava que el sistema estava operatiu. Des de feia alguns minuts no aconseguia establir contacte amb el control de l'operació. Va fixar-se en els paràmetres del senyal. Tenien valors desconeguts. Potser els havia modificat, per accident, al entrar al mòdul, quan s'havia donat un cop al braç degut a la foscor excessiva del lloc.</text:p>
      <text:p text:style-name="P12"><text:tab/>Una sensació freda li va detonar a l'estómac. La pell del braç se li va eriçar, després els quatre pèls del pit. Feia tant de temps que havia deixat endarrere el sentiment de la por, que ja no recordava què era sentir-la. Va empassar un glop de saliva. Notava com la temperatura al rostre baixava en consonància amb la sensació gèlida que ja se li havia extès pel tors. Va portar els dits al panell del braç de l'escafandre. Buscava els controls per canviar la freqüència de transmissió mentre repetia el nom de Thomas, l'astronauta que el seguia a través del micròfon assegut a l'Estació Espacial.</text:p>
      <text:p text:style-name="P12"><text:tab/>No havia sentit la por des del seu primer passeig espacial, dècades endarrere. La recordava, tot i que havia estat entaforada en algun racó molt profund. Aquell dia, però, n'havia tingut des del principi. Quan havia fet el salt del mòdul rus a l'extrem del mòdul abandonat, el dubte l'havia posseït i havia errat en la col·locació del mosquetó de seguretat. Pel cap li havia passat la idea que tot s'havia acabat i que quedaria vagant sense rumb per l'espai sideral.</text:p>
      <text:p text:style-name="P12"><text:tab/>Fins avui, mai havia deixat que aquell tipus de pensament s'apoderés d'ell. Per això tothom el considerava valent i el prenien d'exemple en les converses sobre qui s'atreviria a què. “Jo el que sóc és un inconscient” murmurava ell amb un somriure fred. El que ell manifestava era absència de por, no pas valentia. S'estava fent gran i els dubtes pesaven cada vegada més. S'aproximava a la fi dels seus dies al programa espacial. Trobaria a faltar tot allò.</text:p>
      <text:p text:style-name="P12"><text:tab/>–Hashvv? Hashvv?–una veu familiar entre interferències per l'auricular.</text:p>
      <text:p text:style-name="P12"><text:tab/>Va lliscar el dial del panell per netejar el senyal.</text:p>
      <text:p text:style-name="P12"><text:tab/>–Thomas. –Es va humitejar la gola–. Et rebo.</text:p>
      <text:p text:style-name="P12"><text:tab/>–Perfecte. Hem perdut la connexió de la càmera també.</text:p>
      <text:p text:style-name="P12"><text:tab/>En Hashvv va tornar a mirar el panell de control.</text:p>
      <text:p text:style-name="P12"><text:tab/>–Està operativa.</text:p>
      <text:p text:style-name="P12"><text:soft-page-break/><text:tab/>–Aquí no rebem senyal. Està tot negre.</text:p>
      <text:p text:style-name="P12"><text:tab/>–Doncs això, veus el mateix que jo–va passar el dit per la lent, per fer evident l'escenari.</text:p>
      <text:p text:style-name="P12"><text:tab/>Va allargar el braç per palpar la paret del mòdul, invisible als seus ulls. Fent equilibris va acostar-hi la cara per centrar la vista en el punt on s'havia aferrat. Al costat de la mà, entre restes incrustades de pols negra, hi havia el logotip del mòdul: “Joseph Banks Lab”. Just a sota hi havia el de l'Agència Espacial Europea. Es trobava en el lloc correcte: un petit mòdul-laboratori encaixat feia deu anys i abandonat el mateix dia per un accident durant la instal·lació que el va deixar esgarrat.</text:p>
      <text:p text:style-name="P12"><text:tab/>–Espera, ara sí que veig alguna cosa, una mica de paret–va dir en Thomas.</text:p>
      <text:p text:style-name="P12"><text:tab/>Al matí, mentre feien el cafè, havien repassat els punts d'entrada, els de sortida, les possibles fuites de gas o la possibilitat que les juntes s'haguessin desfet. En cap cas s'havien anticipat a l'existència d'un núvol de pols negre que no permetia veure a més de dos pams. Les imatges que havia de prendre no servirien per a res. També li resultaria impossible, al menys en el temps previst, fer l'inventari de l'instrumental i material electrònic que es pogués reutilitzar abans el mòdul fos desenganxat i desmantellat per l'atmosfera terrestre.</text:p>
      <text:p text:style-name="P12"><text:tab/>Ajudant-se de la força dels braços agafats a una barra de la paret va estirar-se a bocaterrosa al sostre corbat. Després, va gatejar aferrant-se a qualsevol suport per avançar.</text:p>
      <text:p text:style-name="P12"><text:tab/>–Catherine?–va preguntar en Thomas–. Ho veieu?</text:p>
      <text:p text:style-name="P12"><text:tab/>–Tinc en Rick i l'equip amb mi mirant-ho–va comentar l'enginyera encarregada de la missió des de la base terràqüia–. Agafa mostres, Hashvv. Tant del component gasós que et rodeja com del polsim que hem pogut veure incrustat a les parets.</text:p>
      <text:p text:style-name="P12"><text:tab/>–Fertilitzant? –es va aventurar en Thomas.</text:p>
      <text:p text:style-name="P12"><text:tab/>–Agafeu les mostres i ho veurem–va dir la Catherine, seca.</text:p>
      <text:p text:style-name="P12"><text:tab/>Tenia les mans gelades. Va comprovar que hi havia marge per manipular la temperatura a l'escafandre, així que va augmentar un parell de graus i les mans li van agrair de seguida.</text:p>
      <text:p text:style-name="P12"><text:tab/>–Em trobo dins el mòdul Joseph Banks –va iniciar el relat–. Com podíem veure a les imatges exteriors d'ahir, l'escotilla estava malmesa i he hagut d'utilitzar el martell electrònic per obrir-me pas. He trencat la maneta. Al obrir, un gas fosc s'ha obert pas des de l'interior. He entrat sense pensar-hi gaire i m'he trobat en la més absoluta foscor. Sé que em trobo en un mòdul cilíndric de dos metres i mig de radi per dotze de llarg. No puc veure res a més d'un pam de l'escafandre. La llum de la llanterna s'absorbeix per aquesta <text:soft-page-break/>pols flotant. També penso que es podria tractar del fertilitzant que es volia destinar a les proves biològiques, que ha escapat dels contenidors. Un moment. –s'havia impregnat la mà d'alguna cosa–. És llefiscós.</text:p>
      <text:p text:style-name="P12"><text:tab/>–Què es llefiscós, Hashvv? –va interrompre la Catherine. L'envoltaven veus llunyanes de gent discutint.</text:p>
      <text:p text:style-name="P12"><text:tab/>Es va portar la mà fins al casc per veure alguna cosa.</text:p>
      <text:p text:style-name="P12"><text:tab/>–Es una substància fosca, enganxifosa. Tinc el guant impregnat.</text:p>
      <text:p text:style-name="P12"><text:tab/>–Impregnat? –va dir en Thomas.</text:p>
      <text:p text:style-name="P12"><text:tab/>–Sembla petroli.</text:p>
      <text:p text:style-name="P12"><text:tab/>Va treure la cullera de mostreig del cinturó. Quan la clavar al bloc de substància enganxifosa li va semblar com si estigués clavant-la en un flam. La va introduir dins el pot de vidre com si untés una torrada de paté. Va notar com la mostra lliscava, agonitzant, cap a la bora del pot. Semblava que volgués escapar. Va enroscar el pot i el va guardar dins el sarró.</text:p>
      <text:p text:style-name="P12"><text:tab/>–M'ha semblat que es movia –va continuar–. Quan estava agafant el mostreig. Sé que sona estrany, però s'assemblava a una bavosa que lliscava.</text:p>
      <text:p text:style-name="P12"><text:tab/>Havia deixat una forat allà on havia clavat la cullera. Es veia el que abans havia estat una paret blanca. Un tros de lletra blava es podia intuir solapada entre taques fosques de la melmelada espacial. </text:p>
      <text:p text:style-name="P12"><text:tab/>Ho va tornar a veure: aquella substància es movia. Estava cobrint el forat que havia deixat descobert. Tenia el cor gelat i els pèls de punta.</text:p>
      <text:p text:style-name="P12"><text:tab/>–Confirmo. Això es mou.</text:p>
      <text:p text:style-name="P12"/>
      <text:p text:style-name="P13">*</text:p>
      <text:p text:style-name="P12">En Hashvv va xuclar amb força de la canyeta. Li va arribar el gust calent del complement vitamínic a la boca. Havia acabat rendit després de la jornada de treball al laboratori. El fred l'havia desgastat fins a tal punt que només tenia ganes d'arraulir-se envoltat d'una manta de llana, posar la televisió i, com un vegetal, deixar que les ones l'anessin relaxant fins que les parpelles li caiguessin. Ho hauria fet, però la jornada a l'Estació era llarga, i tenia feina. Informes, trucades i una revisió mèdica abans de fer el mos que marcava el final del dia.</text:p>
      <text:p text:style-name="P12"><text:tab/>Va sentir les veus de l'Alexei i en Vitaly, companys al mòdul rus, discutint al final de passadís. Semblava que l'Hidra s'havia tornat a espatllar i no acabaven de posar-se d'acord sobre quin podia ser el problema. L'Hidra era una peça fonamental per a la vida allà dalt ja que s'encarregava de mantenir a ratlla els nivells de CO2 i reintroduir oxigen a <text:soft-page-break/>l'atmosfera de l'estació. Era molt important, però al mateix temps s'espatllava de manera habitual i sempre hi havia algunes hores a la setmana que havien de confiar en el sistema auxiliar, molt menys eficient i que feia pujar el nivell de CO2 a l'ambient. Allò implicava mal de cap, mal humor, a part de les conseqüències a llarg termini que allò podia afectar a la vida de tots ells. Els astronautes europeus i americans havien fet constar aquell problema a molts informes i semblava que per fi, una de les missions que tindria la següent tripulació que arribava en vint dies seria precisament l'assemblatge d'una nova Hidra, molt més moderna. Se n'alegrava tot i que ell ja no en seria usuari: ell, la Giulia, una astronauta italiana, i en Vitaly marxarien una setmana abans no arribés la nova tripulació, deixant en Thomas com a comandant provisional de l'Estació mentre no arribés el relleu.</text:p>
      <text:p text:style-name="P12"><text:tab/>Li va sonar l'alarma del rellotge. Eren les sis i vint-i-dos de la tarda. Va parar el so i es va agafar al suport de ferro per tal d'encaminar-se a l'observatori. El satèl·lit sobre el qual estava navegant passava dues vegades al dia sobre la seva estimada Mongòlia i si podia, no perdia l'oportunitat de contemplar-la des de dalt.</text:p>
      <text:p text:style-name="P12"><text:tab/>Quan va entrar per l'enclusa superior de l'estança, l'estepa abarrotava el finestral semi-esfèric. Es va col·locar al mig de manera que surava sobre la seva terra estimada. Es va agafar amb peus i mans als extrems de la finestra per recobrar l'estabilitat. Una petita massa de núvols s'acostava a Ulan Batór. Al nord, podia intuir com les fredes muntanyes de Khan Kentii s'elevaven entre llacs d'aigua dolça. Havien entrat al juny, per tant, ja feia més d'un mes que la seva família havia traslladat el campament de gers fins a l'extrem sud del llac Negre.</text:p>
      <text:p text:style-name="P12"><text:tab/>De petit sempre esperava amb ànsies l'arribada d'aquella estació per desmuntar el ger, carregar-lo al carro tirat pel nyu i dirigir-se amb tot cap aquell racó recondit on les pastures eren més verdes. El trajecte era llarg. Travessaven camins, turons i rius durant tres dies. Ell, al ser el petit, era l'encarregat de portar el carro, mentre el seus germans grans, a cavall, dirigien la resta de cavalls i la vintena de vaques. El pare s'avançava amb la moto fins al següent punt del camí, on al arribar ja tenien el te i alguna cosa per menjar preparat al voltant d'un foc. La mare, també muntada, venia al darrera arrossegant els cavalls més forts carregats amb la resta de pertinències. Li quedaven molt lluny aquells dies. Ara només la mare i la jove seguien vivint aquell tipus de vida. L'Urna, la seva germana gran, vivia a la capital i només viatjava al campament a l'estiu, on els petits eren més que feliços dins de tanta naturalesa. Igual que ell, s'havia allunyat d'aquella vida, més tranquil·la, però també més cruel. Els dos van quedar en xoc quan el seu germà gran va patir l'accident i des de llavors no van veure amb els mateixos ulls aquell estil de vida a les muntanyes.</text:p>
      <text:p text:style-name="P12"><text:soft-page-break/><text:tab/>Aquella tarda, segurament eren tots al campament. Els nebots potser estarien muntant amunt i avall els cavalls més petits, mentre l'Urna ajudaria la Chimeg a munyir les vaques sota l'atenta mirada de la seva mare, massa gran ja per a fer res. Potser eren tots al camí que sorgia del rierol mirant amunt. Buscant al seu tiet, germà o fill entre les estrelles fugaces d'una nit d'estiu. I els vindria el record, com a ell, de l'altre membre de la família que ja feia molts anys que volava entre les estrelles. Va aixecar la mirada de l'estepa cap al cel.</text:p>
      <text:p text:style-name="P12"><text:tab/>–Mongòlia?</text:p>
      <text:p text:style-name="P12"><text:tab/>En Thomas surava al seu darrere. L'astronauta americà li queia bé, era jove, entusiasta i el tractava amb respecte, sempre buscant aprendre una cosa nova d'algú com ell. Va elevar el dit i el va acostar al vidre. Assenyalava un punt a la terra que poc a poc anava quedant endarrere.</text:p>
      <text:p text:style-name="P12"><text:tab/>–Casa, eh?</text:p>
      <text:p text:style-name="P12"><text:tab/>–El lloc on vaig néixer. Casa meva és aquí dalt.</text:p>
      <text:p text:style-name="P12"><text:tab/>En Thomas va somriure.</text:p>
      <text:p text:style-name="P12"><text:tab/>–La Giulia, –va continuar l'astronauta americà– ha separat la substància en dos pots. Serà el vostre company de viatge de retorn a la terra el dia tretze. El maletí refrigerat ja l'ha portat cap al Soyuz.</text:p>
      <text:p text:style-name="P15"><text:span text:style-name="T2"><text:tab/>En Hashvv va fer que sí amb el cap i va tornar la mirada avall. Li quedaven exactament sis dies pel dia tretze. Havia intentat no pensar-hi, però cada dia tenia aquell moment en què alguna cosa dins seu l'alertava del poc temps que li quedava allà dalt. No tenia ganes de tornar a la Terra. Res l'esperava excepte desfilades i condecoracions. Potser el consell d'administració d'alguna empresa o alguna conselleria al govern del seu país. Tothom el tractaria d'heroi i el retirarien en un museu. Tindria un carrer. O una plaça. No volia res de tot allò. No volia convertir-se en el mateix que el famós </text:span><text:span text:style-name="T1">Zhugderdemidiyn, el primer astronauta mongol, ell només volia quedar-se allà dalt, la resta no li interessava per a res.</text:span></text:p>
      <text:p text:style-name="P12"><text:tab/>Va respirar fons amb la mirada perduda. L'astronauta americà havia callat, potser conscient del fet que estava compartint els últims dies d'una vella glòria de l'era passada dels cosmonautes.</text:p>
      <text:p text:style-name="P12"><text:tab/>–Saps que amb el passeig d'avui has batut el rècord de minuts en passejos espacials d'un cosmonauta?</text:p>
      <text:p text:style-name="P12"><text:tab/>En Thomas li va acostar un full de la llibreta que portava sota el braç.</text:p>
      <text:p text:style-name="P12"><text:tab/>–He estat més de cinc hores avui?</text:p>
      <text:p text:style-name="P12"><text:tab/>Va agafar la llista que tenia al davant. Només formar-ne part ja era un honor. El <text:soft-page-break/>primer nom era el de Anatoly Solovyev. Vuitanta dues hores vint-i-un minuts. Abans de sortir a fora aquell matí des de la terra li havien recordat que acumulava setanta-set hores trenta-dos minuts de passeigs especials. La missió s'havia estipulat en quatre hores i això el situaria en el segon lloc, però semblava que s'havia allargat més del compte. Exactament sis hores, vint-i-tres minuts.</text:p>
      <text:p text:style-name="P12"><text:tab/>–L'Anatoly em deu estar maleint des de casa seva.</text:p>
      <text:p text:style-name="P12"><text:tab/>Esperava una rialla d'en Thomas, però no va sentir res. Al aixecar el cap el va veure analitzant un punt a l'horitzó amb cara de concentració. Va girar-se altra vegada cap al finestral al món. A l'extrem esquerra havia aparegut una taca negra, no més gran que una moneda. S'hi va acostar, sota l'atenta mirada de l'astronauta americà. Va fregar el vidre, però aquella taca no era res que vingués de dintre. Fent la vertical hi va acostar la cara per veure-la de més a prop. Tenia una cosa que li recordava aquella melmelada que havia vist al laboratori. La mateixa textura llefiscosa. Porus microscòpics que s'inflaven i es desinflaven sense atmosfera. Va tornar a sentir la sensació estranya que li gelava les entranyes. Es va quedar blanc i de la boca no en sortia res.</text:p>
      <text:p text:style-name="P12"><text:tab/>Aquella taca, tant petita com una gota de pluja, creixia a poc a poc. El vidre s'anava enfosquint.</text:p>
      <text:p text:style-name="P12"><text:tab/>En Thomas s'havia quedat mut i tenia el rostre blanc com un full de paper. Se'l mirava preocupat. Va tornar la mirada al vidre i la taca ja era tan gran com la seva mà.</text:p>
      <text:p text:style-name="P12"><text:tab/>–Sortim d'aquí–va dir en Thomas espantat.</text:p>
      <text:p text:style-name="P12"><text:tab/>Volia sortir però la dansa tranquil·la d'aquells flocs de foscor, que s'unien per créixer, el tenia captivat. Quan el vidre, fosc i indestructible, va fer el primer clec, llavors va saber que hauria de córrer. </text:p>
      <text:p text:style-name="P12"/>
      <text:p text:style-name="P14">Cap 12</text:p>
      <text:p text:style-name="P12">Va obrir els ulls, lligats entre lleganyes, per despertar del somni on es trobava. Al seu davant quatre desconeguts l'escrutaven des del contrallum que li produïa la lluna. Estava acorralat, ajagut al terra i amb l'esquena contra la paret. Sentia un dolor intens a tot arreu mentre feia esforços per no lliscar avall fins estirar-se. Va sentir una lleugera brisa que li acaronava la galta. Se li van eriçar els pèls de la mà com feia molt de temps que no sentia. Va tossir. Estava congelat, xop. Les quatre figures amenaçats s'alçaven amagant el rostre. Un d'ells va fer un pas endavant, a la mà portava una galleda. Al seu costat un altre personatge, més baixet, aguantava una llarga llança que acabava en forma de garfi esmolat. Es van xiuxiuejar una cosa l'un a l'altre. Aquell petit moviment, entre ombres, li va deixar veure el rostres dels dos: un li va semblar un jove d'arrels europees, mentre que <text:soft-page-break/>l'altre tenia un aspecte més oriental, potser del sud-est asiàtic.</text:p>
      <text:p text:style-name="P12"><text:tab/>Atabalat per la confusió, en Hashvv va voler dir alguna cosa però tenia la llengua entumida i no li va sortir res. Enlloc d'això va tossir un parell de vegades. Quan es va recuperar de l'estossegada, el jove europeu, enfundat en un mono de treball blau marí, li deia coses que no era capaç de reconèixer. </text:p>
      <text:p text:style-name="P12"><text:tab/>Amb la mà nua va el tocar el terra i es va adonar que era de metall. La paret, també. A uns quants metres d'ell, darrere dels cossos dels quatre homes que s'acostaven, va poder distingir el que semblava una barana trencada i més enllà el mar. Un punt de llum vermella surava de manera intermitent distància enllà. El noi es va agenollar a prop seu i li va dir alguna cosa amb to calmat. Ell va tornar a mirar l'aigua. Es va fixar en la llum solitària i es va preguntar si potser es tractava del Soyuz surant.</text:p>
      <text:p text:style-name="P12"><text:tab/>—Hello? Hola? Alo? —va dir el mariner.</text:p>
      <text:p text:style-name="P12"><text:tab/>Va provar de tornar a parlar sense èxit. Un núvol espès li sobrevolava el cap. Va aixecar el braç per incorporar-se contra la paret. El cul se li va moure d'on estava i va sentir una forta punxada a l'esquena. Se sentia fatigat. Coneixia molt bé aquell tipus de debilitament muscular. Sense donar-se per vençut va provar d'elevar-se dues vegades més fins que es va ajaure altra vegada al lloc d'on no es podia moure. Els estranys el miraven mentre creuaven síl·labes indesxifrables. El mariner de la galleda va deixar anar un crit i tothom va callar. En silenci, va poder escoltar el so de les ones picant contra el casc del vaixell.</text:p>
      <text:p text:style-name="P12"><text:tab/>—Senyor Temüdyin?</text:p>
      <text:p text:style-name="P12"><text:tab/>En Hashvv va fer que sí amb el cap, sorprès que aquell noi li conegués el cognom. Després li va sortir la primera paraula, en mongol, que va venir acompanyada d'una llarga estossegada. El noi el va mirar estranyat i li va acostar la mà, com si el volgués ajudar a aixecar-se. Ell li va donar la mà esquerra. Amb l'estrebada d'un mariner tant jove no en va haver-hi prou per aixecar-lo. Sentia que tenia tots els músculs estovats i no li responien com esperava. Entre tots els van ajudar a incorporar-se. Dret, feia esforços per no perdre l'equilibri. Amb un mariner a sota cada aixella el van ajudar a avançar per la coberta, es deixava portar sense cap mena de voluntat. El mariner que caminava a la seva dreta va cridar perquè obrissin la porta que duia a l'interior.</text:p>
      <text:p text:style-name="P12"><text:tab/>Va fer dues passes més i el cansament va poder amb ell. Els ulls se li van tancar i va caure a pes mort, a la sort dels seus portadors.</text:p>
      <text:p text:style-name="P12"/>
      <text:p text:style-name="P12"><text:tab/>Es va despertar sentint una veu ronca recriminar alguna cosa. Estava estirat en el llit més confortable on havia dormit en molt de temps. Algú li havia tret l'escafandre i només <text:soft-page-break/>portava el mono interior que havia portat a sobre durant els últims mesos. La gravetat li pressionava el cap contra la superfície del coixí. Va entreobrir un ull. El llençol on estava ensobrat era blanc amb una franja vermella i desprenia una flaire de sabó que li pujava al cap. Es trobava en un llit petit, encastat a una cantonada d'una cabina individual. No hi havia gens de llum, només la poca que entrava de fora a través d'una finestra rodona que tenia al cap i la d'una làmpada de càmping aposentada a poc metres d'ell, sobre l'escriptori de l'habitació. A la paret, de panells de succedani de fusta, es formaven les ombres de dues persones que parlaven en veu baixa. Una era la veu ronca que l'havia despertat, l'altra semblava d'una dona. D'on venien, l'entradeta de l'estança, hi emanava un núvol de vapor que anava i venia.</text:p>
      <text:p text:style-name="P12"><text:tab/>Va intentar moure el braç adormit però la sang li circulava de manera lenta i no li responia. Sentia incomoditat al veure's com l'espectador d'una conversa silenciosa, volia incorporar-se i interactuar amb aquella gent que no sabia d'on sortia. Necessitava uns minuts per reunir prou força com per fer el següent esforç. Es va fixar que al costat de la làmpada hi havia una safata de plàstic amb menjar. Va sentir un cop fort a l'estómac i la llengua li va salivar. Quan tingués prou energia necessitava el que hi havia allà al damunt.</text:p>
      <text:p text:style-name="P12"><text:tab/>Va parar atenció a la conversa que passava a prop seu. L'home parlava amb un anglès lent i ple d'errors, ella només contestava amb frases curtes i un to ofès, com si s'estigués excusant d'alguna cosa. No aconseguia caçar totes les paraules, només aquelles que l'home deia més fort. John. Parada. Correcte. Rumb. Es va moure com una serp cap a l'extrem del llit de manera que va poder allargar el cap i tenir una millor visió sobre el que passava. L'home li donava l'esquena mentre gesticulava amb una cigarreta electrònica a les mans. La dona l'escoltava amb atenció encarada cap a ell. La foscor de l'estança no els devia permetre veure que ja s'estava despertant. </text:p>
      <text:p text:style-name="P12"><text:tab/>—Només dic que hem d'estar preparats per a tot. —va dir l'home. Ella es va recollir un floc de cabell darrere l'orella i va assentir.</text:p>
      <text:p text:style-name="P12"><text:tab/>—On...sss? —En Hashvv va aconseguir arrencar el primer so coherent.</text:p>
      <text:p text:style-name="P12"><text:tab/>Les dues figures el van mirar mentre s'ennuegava després d'aquell esforç. Va sentir uns braços que l'ajudaven a incorporar-se. L'home li donava cops a l'esquena com si fos un nen petit que havia empassat massa ràpid. Els ulls se li omplien de llàgrimes i tenia la sensació que tot es movia molt ràpid. Va agafar el vas d'aigua que la dona li va oferir i va demanar, fent senyals, que paressin de picar-lo.</text:p>
      <text:p text:style-name="P12"><text:tab/>—Com es troba? —va preguntar l'home—. Senyor Temüdyin?</text:p>
      <text:p text:style-name="P12"><text:tab/>L'home vestia una camisa blanca amb el distintiu ornamental de la capitania a les espatlles. No tenia esma per parlar així que va assentir per deixar veure que es trobava <text:soft-page-break/>millor. El capità el mirava preocupat mentre la dona, també amb camisa d'oficial, l'esguardava amb cara cansada.</text:p>
      <text:p text:style-name="P12"><text:tab/>Va tornar a obrir la boca per pronunciar el seu nom. Tenia moltes preguntes, però no l'energia en aquell moment per fer-les. Va allargar el braç per assenyalar la safata de menjar que hi havia a l'escriptori. Tenia fam com si fes dies que no mengés res. Van entendre les seves intencions i li van acostar la safata i li van servir un bol de sopa encara calenta a la falda. Només la fumera pujant-li fins als narius ja el ressuscitava una mica més. Es va descordar la cremallera del pit fins a l'alçada on hi tenia el seu nom brodat. Després, va posar la mà a la cullera, sota l'atenta mirada de la dona i el capità. Li resultava impossible agafar-la amb destresa. Tremolava i anava deixant anar caure gotes valuoses d'aliment.</text:p>
      <text:p text:style-name="P12"><text:tab/>—Núria, avisa l'Olivier.</text:p>
      <text:p text:style-name="P12"><text:tab/>En Hashvv va seguir atent amb la mirada com la Núria sortia de l'estança. Als pocs segons va tornar a entrar i venia acompanyada d'un mariner jove al qual li va reconèixer la cara: es tractava del noi que portava la galleda i l'havia ajudat a aixecar-se una estona abans. </text:p>
      <text:p text:style-name="P12"><text:tab/>Se li va asseure al costat del llit i li va agafar la cullera per servir-li a poc a poc. No li agradava sentir-se convalescent però l'ajuda, en aquell moment, va ser més que benvinguda. El noi li va dir, en accent afrancesat, que es deia Olivier i que era la primera vegada que donava de sopar a un astronauta. Això va fer encetar el primer somriure a la terra d'en Hashvv. Després, li va llençar una bateria de preguntes sobre les estrelles que el capità va tallar de cop, argumentant que deixés descansar el convidat. </text:p>
      <text:p text:style-name="P12"><text:tab/>Entre la sopa i uns minuts de silenci, una sensació de plenitud es va anar formant dins l'esperit refredat d'en Hashvv.</text:p>
      <text:p text:style-name="P12"><text:tab/>Quan va acabar-se el vol el capità va demanar a l'Olivier que es retirés.</text:p>
      <text:p text:style-name="P12"><text:tab/>En Hashvv sentia escalfor a les galtes.</text:p>
      <text:p text:style-name="P12"><text:tab/>—Com es troben la Giulia i en Vitaly? —va preguntar.</text:p>
      <text:p text:style-name="P12"><text:tab/>El capità el va mirar estranyat.</text:p>
      <text:p text:style-name="P12"><text:tab/>—Qui?</text:p>
      <text:p text:style-name="P12"><text:tab/>—Els companys que viatjaven amb mi al Soyuz.</text:p>
      <text:p text:style-name="P12"><text:tab/>Va notar com el capità i la Núria es miraven desconcertats. El capità es va assecar la gola.</text:p>
      <text:p text:style-name="P12"><text:tab/>—Només el vam trobar a vostè a la càpsula.</text:p>
      <text:p text:style-name="P12"><text:tab/>Havien de baixar els tres. No tenia cap sentit que l'haguessin trobat sol. Es devia tractar d'un error. Potser els seus companys estaven en algun altre vaixell contractat per <text:soft-page-break/>l'agència. Per primera vegada es va adonar que ningú de l'agència l'havia anat a veure encara.</text:p>
      <text:p text:style-name="P12"><text:tab/>—La doctora Harriet és a bord?</text:p>
      <text:p text:style-name="P12"><text:tab/>—Senyor Temüdyin —va dir el capità, a poc a poc —, no sé qui és la doctora Harriet ni els seu companys. Es troba en el Batten Bay, un vaixell mercant. Hem rebut el senyal de socors que emetia la seva càpsula i l'hem recollit.</text:p>
      <text:p text:style-name="P12"><text:tab/>En Hashvv va baixar la mirada, per tal de recompondre les peces d'aquell trenca-closques.</text:p>
      <text:p text:style-name="P12"><text:tab/>—Necessitaré fer una trucada, doncs.</text:p>
      <text:p text:style-name="P12"><text:tab/>Va notar com altra vegada la Núria i el capità intercanviaven mirades, com si un dels dos hagués de continuar amb el relat i cap sabés com. El capità se li va acostar i es va asseure al peu del llit. Li va explicar, amb interpel·lacions de la Núria, que es trobaven al mig de l'Atlàntic. Feia vint-i-quatre hores havien patit un estrany incident que els havia deixat a la deriva. </text:p>
      <text:p text:style-name="P12"><text:tab/>—Ens van caure —continuava el capità—, grans peces de ferralla al damunt, entre llamps. Com si un avió o satèl·lit, potser part del que vostè baixava, s'estigués descomponent i nosaltres estiguéssim en el lloc inadequat en el pitjor moment.</text:p>
      <text:p text:style-name="P12"><text:tab/>Li van explicar que el vaixell havia funcionat amb problemes des de llavors però que havien aconseguit moure's fins a ell per socorre'l. En aquells instants la tripulació estava lluitant per tornar a posar en marxar la màquina, que des que havien parat no aconseguien moure-la.</text:p>
      <text:p text:style-name="P12"><text:tab/>—I amb l'incident —va continuar la Núria— també ens vam quedar incomunicats. No ens funciona cap sistema de comunicació de bord.</text:p>
      <text:p text:style-name="P12"><text:tab/>En Hashvv necessitava una mica de temps per tal de processar tota aquella informació. La seva reentrada havia destrossat un vaixell mercant que al mateix temps l'havia rescatat. El cos li demanava descans al mateix temps que la sang li bullia pensant en l'estrès d'entendre la situació. Intentava recordar les hores abans de l'arribada al vaixell. Per molt que s'hi esforçava no aconseguia tenir cap record de la reentrada ni dels últims dies allà dalt. S'imaginava que es podia tractar d'un pèrdua de consciència fruit del cop contra l'atmosfera. Era l'astronauta més vell que mai havia fet aquell viatge de tornada. Potser aquelles no eren més que conseqüències previsibles de l'experiment en el qual es trobava. Va pensar que havia de reportar tot allò que havia passat, necessitava un lloc per apuntar-ho tot. Seria valuós per a l'agència. Les sensacions que tenia podien ajudar a resoldre els enigmes que resultarien importantíssims per a expedicions de llarga durada que tocarien per a una nova generació d'astronautes de la qual ell ja no formaria <text:soft-page-break/>part.</text:p>
      <text:p text:style-name="P12"><text:tab/>Va intentar fer memòria de les últimes coses que havien passat allà dalt. Havia de tornar el dia tretze de juny. Recordava la visita al laboratori Joseph Banks. Recordava el vidre de l'observatori trencant-se. L'havien hagut de pressuritzar perquè la resta de l'estació no resultés afectada per aquell incident. Allò havia passat el dia u.</text:p>
      <text:p text:style-name="P12"><text:tab/>—Quin dia és avui? —va preguntar.</text:p>
      <text:p text:style-name="P12"><text:tab/>—Tres de juny.</text:p>
      <text:p text:style-name="P12"><text:tab/>—No pot ser.</text:p>
      <text:p text:style-name="P12"><text:tab/>—És tres de juny, senyor Temüdyin —va dir el capità mentre mirava el rellotge—. Bé, en sis minuts serem el dia quatre de juny.</text:p>
      <text:p text:style-name="P12"><text:tab/>En Hashvv va clavar la mirada als ulls castanys del capità. No era ni el dia que tocava, ni estava al vaixell que tocava i a més havia aparegut sol. Se sentia tant desorientat que va haver d'estirar-se. Recordava l'assaig amb la Giulia i en Vitaly del que seria el seu última viatge de reentrada. La Giulia tenia moltes ganes de tornar per poder passar temps amb la seva filla de cinc anys que feia tres mesos que no veia. En Vitaly en canvi només esperava el següent torn per poder tornar a pujar. On havien anat a parar?</text:p>
      <text:p text:style-name="P12"><text:tab/>—No puc haver tornat sol —va dir, nerviós—. Hem de recuperar el Soyuz. L'hem de pujar a bord. No el podem deixar al mig del mar.</text:p>
      <text:p text:style-name="P12"><text:tab/>—No tenim mecanismes per pujar-lo a bord —va dir el capità.</text:p>
      <text:p text:style-name="P12"><text:tab/>—Doncs hi han de tornar i recuperar tot el que hi ha a dintre.</text:p>
      <text:p text:style-name="P12"><text:tab/>Va notar que la gesticulació del capità es violentava mentre s'aixecava de la cadira.</text:p>
      <text:p text:style-name="P12"><text:tab/>—Em sap greu —va dir enfadat—, però estem en una situació d'emergència i ningú es mourà del vaixell. L'hem rescatat a vostè i ara toca rescatar les altres trenta-nou persones que hi ha a bord. El meu deure es portar-les a port i així serà.</text:p>
      <text:p text:style-name="P12"><text:tab/>En Hashvv es va cordar la cremallera i traient forces d'on no n'hi havia es va voler aixecar. El braç amb ràbia del capità el va aturar. Li veia foc a través de les ninetes, al seu darrera la Núria se la veia descol·locada, sense saber com reaccionar.</text:p>
      <text:p text:style-name="P12"><text:tab/>—Senyor Temüdyin: descansi—va ordenar el capità abans de sortir per la porta.</text:p>
      <text:p text:style-name="P12"><text:tab/> Tot i que ja li havia deixat anar el braç, encara sentia la força impregnada en els seus músculs dèbils. La Núria, visiblement atabalada, el va ajudar a estirar-se altra vegada. Després va marxar també, disculpant-se per l'humor del capità. Quan es va tancar la porta va poder sentir la clau que donava una volta per fora. S'hauria d'acostumar a estar sota les ordres d'algú que no coneixia.</text:p>
      <text:p text:style-name="P12"/>
      <text:p text:style-name="P12"><text:tab/>Hores després de sopar encara no podia dormir. Sentia corredisses freqüents a <text:soft-page-break/>l'exterior, acompanyades de crits i insults. Després regnava el silenci espectral fins que es trencava altra vegada per una nova bronca entre mariners. Semblava que tothom estigués despert per poder moure aquell vaixell a la deriva. Havia parat l'orella a la paret per escoltar el batec del motor cada vegada que semblava a punt de moure's. Però sempre havia quedat en una forta estrebada i res.</text:p>
      <text:p text:style-name="P12"><text:tab/>El rellotge marcava quarts de quatre de la nit.</text:p>
      <text:p text:style-name="P12"><text:tab/>La digestió l'havia revifat. Sentia que, a diferència de feia hores, podia moure's i pensar amb més fluïdesa. En moure l'espatlla, tot buscant una nova posició de descans, <text:s/>va recordar la primera setmana d'entrenament a Moscou. Llavors tenia vint-i-dos anys i la duresa de l'exercici físic l'havia deixat tan planxat que s'havia passat tot el cap de setmana al llit. En aquell moment, estirat, podria dormir dies sencers sinó fos perquè el Soyuz que tenia tan a prop li treia el son.</text:p>
      <text:p text:style-name="P12"><text:tab/>Es va incorporar, i va posar els peus a terra. El tacte de la moqueta era agradable. Es va alçar i va perdre la serenitat que li havia produït el llit durant tota aquella estona. Va arrepenjar la mà contra el marc d'un quadre clavat a la paret. Era una escena de la cacera de la balena de Moby Dick a l'oli. Passats uns instants es va sentir amb prou confiança per moure's i va obrir l'armari i en va treure les sabates amb les quals havia aterrat i una jaqueta gruixuda de mariner.</text:p>
      <text:p text:style-name="P12"><text:tab/>La porta continuava tancada des de fora. Va remoure el pom tant com va poder però <text:s/>no va cedir. Esbotzar-la no era una opció tal com se sentia físicament. Va tornar al llit i es va asseure per pensar com aconseguiria sortir d'allà.</text:p>
      <text:p text:style-name="P12"><text:tab/>Es va fixar en l'ombra que produïa la cullera bruta de sopa sobre la safata. La llum venia de la làmpada de l'escriptori i també de l'exterior, a través de la finestra rodona que tenia al cap del llit. Era la típica finestra que un nen dibuixaria en un vaixell. Rodona, amb cargols a tot el voltant. Era prou gran com perquè li cabés el cap, però no la resta. Tot i així la va obrir i va observar l'exterior. Ningú passejava per la coberta. Veia el mar, calmat, i a pocs centenars de metres la llum intermitent vermella que els seguia en la deriva marítima. El tenia tant a prop i al mateix temps tant lluny.</text:p>
      <text:p text:style-name="P12"><text:tab/>L'indignava pensar en la poca importància que donava el capità al que hi havia allà dins. Des d'informes de tot el que havia passat en els últims mesos fins a proves científiques per a ser analitzades. El futur de la humanitat passava per una pila d'objectes i papers que estaven allà, a dins de la llum vermella. Potser hi havia, també, la pista del que havia passat i la raonable explicació de perquè al final havia baixat sol i uns dies abans. El tranquil·litzava pensar que segurament tot havia estat programat així i fruit d'un petit accident a la reentrada s'havia desviat del punt on havia de ser recollit. Tot i així era <text:soft-page-break/>inèdit fer aquell trajecte sol.</text:p>
      <text:p text:style-name="P12"><text:tab/>Va sentir un mariner xiulant a la llunyania. Va remenar el cap fins que va aconseguir veure unes mans que es movien a la cantonada de coberta.</text:p>
      <text:p text:style-name="P12"><text:tab/>—Shht! Tu! —va cridar traient el cap per la finestra—. <text:s/>Aquí!</text:p>
      <text:p text:style-name="P12"><text:tab/>Va veure com les mans i la cançó van parar de cop. El noi va treure el cap. Es tractava del mariner francès que l'havia ajudat feia una estona. A la mà que fins ara no havia vist portava una ampolla de cervesa.</text:p>
      <text:p text:style-name="P12"><text:tab/>—Amic! —va continuar en Hashvv.</text:p>
      <text:p text:style-name="P12"><text:tab/>L'Olivier va remenar el cap fins que el va trobar. El va rebre amb un somriure sincer.</text:p>
      <text:p text:style-name="P12"><text:tab/>—Em pots obrir? —va dir— Sense voler han tancat per fora.</text:p>
      <text:p text:style-name="P12"><text:tab/>—I tant!</text:p>
      <text:p text:style-name="P12"><text:tab/>Va tornar a entrar el cap a l'habitació i va tancar la finestra. Es va espolsar el fred que li havia deixat el bigoti gelat amb una esgarrifança seguida d'una estirada de braços. S'havia de cordar bé l'abric. Pel passadís, a l'altre costat de la porta, podia sentir com l'Olivier s'acostava. Va parar l'orella i quan va endevinar que estava just al seu davant va fer un crit per indicar-li on es trobava. El noi va fer girar la clau.</text:p>
      <text:p text:style-name="P12"><text:tab/>—Com et trobes? —va dir l'Olivier mentre obria la porta.</text:p>
      <text:p text:style-name="P12"><text:tab/>—Molt millor, gràcies.</text:p>
      <text:p text:style-name="P12"><text:tab/>En Hashvv es va obrir pas tot apartant el noi amb delicadesa. Va caminar pel passadís emmoquetat fins a la porta on podia sentir les ones a l'altra banda. Al seu darrera el seguia l'Olivier, preguntant si havia dormit bé, si li havia agradat el menjar o què en pensava de la confortabilitat del llit.</text:p>
      <text:p text:style-name="P12"><text:tab/>Va obrir la porta i va sortir a la inhòspita coberta. El terra dur i moll li produïa una sensació de mareig que res tenia a veure amb el que sentia quan era a l'interior del vaixell. Va fer una llambregada més enllà del que la finestra li havia deixat veure. Estava en el mateix lloc on recordava haver-se despertat feia unes hores. La galleda seguia allà. Un bot penjava d'una politja a l'alçada de la barana. Anava donant cops sorollosos amb el balandreig. Tenia els rems mal posats i de la punta en regalimava aigua.</text:p>
      <text:p text:style-name="P12"><text:tab/>—Quants dies vas passar allà dalt? —va preguntar l'Olivier mentre feia un glop de cervesa.</text:p>
      <text:p text:style-name="P12"><text:tab/>—Molts. En total?</text:p>
      <text:p text:style-name="P12"><text:tab/>El noi va assentir.</text:p>
      <text:p text:style-name="P12"><text:tab/>—Vuit-cents vuitanta. No sé vuitanta quants ara mateix.</text:p>
      <text:p text:style-name="P12"><text:tab/>—Jo porto set-cents dies al mar.</text:p>
      <text:p text:style-name="P12"><text:tab/>En Hashvv va mirar amunt cap a les estrelles. Potser l'Estació Espacial Internacional <text:soft-page-break/>en aquell moment els estava passat pel damunt. Li agradaria parlar amb en Thomas, la Giulia, en Vitaly o qualsevol. Entendre per què havia baixat sol. Va pensar que li agradaria no haver baixat. Ja no tornaria mai més allà dalt. Aquell pensament li va fer més mal que qualsevol altre i va haver de baixar el cap. La llum intermitent del Soyuz seguia allà, seguint la seva deriva constant. Va examinar el noi, després, va buscar què era el que subjectava la barca a l'alçada de coberta i es va encaminar a desfer aquell nus. Quan li va posar les mans sobre el noi se li va tirar al damunt.</text:p>
      <text:p text:style-name="P12"><text:tab/>—Què fas? —va dir mentre el mariner feia força perquè en Hashvv no pogués desfer el nus.</text:p>
      <text:p text:style-name="P12"><text:tab/>—Com van les coses a la sala de màquines?</text:p>
      <text:p text:style-name="P12"><text:tab/>—Malament. Ho tornarem a intentar en una hora.</text:p>
      <text:p text:style-name="P12"><text:tab/>—Molt bé —va dir en Hashvv—, doncs només en necessito mitja. He d'anar fins al Soyuz.</text:p>
      <text:p text:style-name="P12"><text:tab/>El noi va dir que no podia, que tenia ordres del capità i va resistir-se mentre aguantava el cap que en Hashvv volia desfer.</text:p>
      <text:p text:style-name="P12"><text:tab/>En Hashvv va agafar violentament l'ampolla de la mà del noi i la va tirar contra la paret. Va explotar en mil trossos. El mariner, desprevingut, va deixar anar el cap i en Hashvv va aprofitar per deixar que el bot caigués fins al mar.</text:p>
      <text:p text:style-name="P12"><text:tab/>—Escolta —va dir, defensivament i amb to proper—, sé que el capità ha demanat expressament que no hi anés. T'explico: allà hi ha documents que l'agència necessita. És molt gros que hagi tornat sol i que hagi aparegut a l'altra punta del món d'on havia de fer-ho originalment. L'últim que necessitem és perdre la feina de mesos. </text:p>
      <text:p text:style-name="P12"><text:tab/>—Em mataran—el noi es va portar les mans a la cara. <text:s/></text:p>
      <text:p text:style-name="P12"><text:tab/>—Calma. Ningú ho sabrà. Marxa, fes veure que no has vist res. Tornaré abans que el vaixell hagi intentat moure's altra vegada.</text:p>
      <text:p text:style-name="P12"><text:tab/>En Hashvv va passar el peu a l'altra banda de la barana on l'esperava una escala de corda que el portava fins a la barca. El moviment va ser maldestre i va estar a punt de perdre l'equilibri i caure al mar des de l'alçada on es trobava, que li hagués trencat, segur, la crisma. El noi se li va acostar, d'un bot, i li va agafar el braç per ajudar-lo a redreçar-se. En Hashvv va agrair l'ajuda amb un assentiment de cap i va continuar avall, un peu rere l'altre. A cada pas que baixava sentia com la força del cos el portava a balancejar-se i donar cops perillosos contra el casc. Les mans li feien mal de subjectar-se a la corda. Després d'uns minuts d'agonia va arribar a la barca que l'esperava a la línia de flotació. Va fer un salt i va caure d'esquena dins el bot. Al seu darrere, amunt a l'escala, una altra figura també estava descendint.</text:p>
      <text:p text:style-name="P12"><text:soft-page-break/><text:span text:style-name="T4"><text:tab/></text:span><text:span text:style-name="T5">—On vas? —va dir en Hashvv.</text:span></text:p>
      <text:p text:style-name="P18"><text:tab/>—A assegurar-me que tornes d'una sola peça! —va cridar l'Olivier. <text:s text:c="2"/></text:p>
      <text:p text:style-name="P17"/>
      <text:p text:style-name="P17">Cap. 14 - Hashvv</text:p>
      <text:p text:style-name="P16"/>
      <text:p text:style-name="P16"><text:tab/>—Ei! Hem de tornar!—. L'Olivier picava contra el casc de la nau espacial.</text:p>
      <text:p text:style-name="P21"><text:tab/>En Hashvv havia entrat com havia pogut al Soyuz. Primer fent la vertical i després arrossegant el cos entre els seients de la minúscula cabina. Amb el braç havia fregat les parets plenes d'interruptors sense voler. A l'Estació Espacial, acostumat a una vida en poc metres quadrats, l'escassetat d'espai vital no era tan aclaparadora com en aquells moments, mentre feia miracles per posar el cap entre els seients. Buscava tots els papers, paquets, informes o manuals que hi poguessin quedar. La tasca, però, li resultava força complicada ja estava a les fosques. Palpava amb les mans cada racó i tot allò que trobava ho posava a la bossa, penjada de l'espatlla. Havia recuperat discs durs, una carpeta d'informes i una caixa amb mostres del laboratori. A fora l'Olivier el seguia cridant i picant. Necessitava alguns minuts més per no deixar-se res. Si ningú venia a buscar aquell Soyuz en hores era més que probable que acabés al fons del mar i la recuperació de qualsevol material es faria massa costosa.</text:p>
      <text:p text:style-name="P21"><text:tab/>Va palpar una superfície tova al calaix situat als peus del seient principal. Li va semblar una caixa de sabates o similar. Estava molt ben incrustada dins la paret metàl·lica. Va intuir el nerviosisme del noi, a fora, amb la violència dels cops i crits que clavava contra el casc. D'una estrebada forta es va emportar la caixa.</text:p>
      <text:p text:style-name="P21"><text:tab/>De cop va sonar un pet esmorteït a l'exterior i el Soyuz es va precipitar cap a un costat. En Hashvv es va agafar com va poder de les parets de la cabina. El punt més alt de la nau, per on ell hi havia accedit, s'havia convertit en una obertura a trenta graus sobre la superfície del mar. Podia veure l'aigua i a l'altra banda enlloc d'estrelles hi havia el casc de la barca. També veia el braç del jove, que intentava mantenir la <text:span text:style-name="T7">zodiac</text:span> ben a prop de l'entrada. Arrossegant-se altra vegada cap a l'obertura va notar la fredor de l'aigua que li mullava genolls i palmells de les mans. Si un altre dels flotadors externs explotava podia trobar-se amb dificultats per sortir. No tenia ganes de morir ofegat. Va gatejar fins a la obertura de la nau. Ho feia a tres potes; amb la mà esquerra mantenia la bossa lluny de l'aigua que hi havia per tot on trepitjava.</text:p>
      <text:p text:style-name="P21"><text:tab/>—Salta! —va dir el noi.</text:p>
      <text:p text:style-name="P21"><text:tab/>Amb el cap a l'exterior es va adonar de la perillositat de tot plegat. L'obertura pujava i <text:soft-page-break/>baixava amb la inèrcia del mar, capbussant-se uns pocs centímetres més cada vegada. Va llençar amb totes les forces la bossa que el noi va recollir. El pes de l'astronauta, just a la vora de l'entrada, complicava cada vegada més l'ascensió en el moviment de pèndul en el que el Soyuz descompensat estava immers. Aprofitant l'embranzida va saltar de genolls cap a la aigua i va sentir com cent espases de gel se li clavaven al cos. El noi va estendre els braços per la borda i el va ajudar a escalar. Va haver-ho d'intentar tres vegades fins que no va aconseguir pujar-hi. Una vegada va poder seure a la bancada, l'Olivier, sense dir res, va fer girar el motor i els va encarar cap al Batten Bay. En Hashvv va tornar la vista al Soyuz que havia recuperat una mica d'aire. Seguia, tot i així, en el moviment de pèndul havia compensat una mica la verticalitat. Dos de les tres boles de flotació seguien intactes i el mantenien sobre l'aigua. La llum vermella intermitent ja no hi era. Potser l'havia apagat sense voler mentre era dins. La bossa amb el logotip de l'agència era als seus peus. Plena.</text:p>
      <text:p text:style-name="P21"><text:tab/>—Estàs bé? —va preguntar l'Olivier. </text:p>
      <text:p text:style-name="P21"><text:tab/>En Hashvv seia de braços creuats a la proa. Va fer que sí amb el cap. L'aire fred que provocava el moviment de la <text:span text:style-name="T7">zòdiac</text:span> li congelava la pell xopa.</text:p>
      <text:p text:style-name="P21"><text:tab/>—Quan arribem —va continuar el grumet dirigint la barqueta—, et fas una dutxa d'aigua calenta i com nou. De fet: no. No tenim aigua calenta ara mateix. Bé, doncs canvi de roba i eixugar-se bé.</text:p>
      <text:p text:style-name="P21"><text:tab/> Li costava mantenir els ulls oberts. Només ho podia fer quan mirava cap a la popa i el vent no li picava contra la cara. El grumet semblava preocupat i es mirava constantment el rellotge de polsera. Ell va fer un esforç per girar el cap altra vegada cap on es dirigien. Va fer els ulls forts i els va aconseguir mantenir oberts tot i els tics de congelació. Es va fixar en algunes llums que es movien al llarg de la coberta del Batten Bay. Figures llunyanes que buscaven, de manera desesperada, alguna cosa.</text:p>
      <text:p text:style-name="P21"><text:tab/>—No hem estat gaire estona, no et preocupis —va afirmar en Hashvv. </text:p>
      <text:p text:style-name="P21"><text:tab/>—Mitja hora.</text:p>
      <text:p text:style-name="P21"><text:tab/>El noi va accelerar la barqueta. En Hashvv es va haver d'agafar fort per no caure per la borda.</text:p>
      <text:p text:style-name="P21"><text:tab/>—Escolta! —. Les dents de l'astronauta picaven sincopadament. —T'he amenaçat. Tu no et preocupis. He sigut jo que t'he obligat a sortir amb la barca. Deixa'm parlar a mi.</text:p>
      <text:p text:style-name="P21"><text:tab/>Quan van arribar a on les ones petaven contra el casc del vaixell els estaven <text:soft-page-break/>esperant. Un mariner filipí donava indicacions en mal anglès des de dalt de la coberta. Veien un parell de caps més que els observaven des de diferents nivells de l'alcàsser. L'Olivier va agafar el cap de corda que li estava proporcionant i va assegurar la zòdiac. En Hashvv, quan ja era prou a prop de la paret, es va arrapar a l'escala de corda que s'enfilava cap a la coberta. Amb la bossa penjada de l'esquena va pujar a poc a poc, escoltant les seves pròpies inspiracions. Quan estava a mitja escala va notar una estrebada per sota i va intuir que el noi també havia començat a pujar. Al cap de pocs segons va veure com la zòdiac s'elevava, mitjançant una petita grua de politja, per sobre del seu cap. Els homes cridaven entre ells intentant fer les coses el més ràpid possible.</text:p>
      <text:p text:style-name="P21"><text:tab/>A dalt de tot un mariner de pell fosca li va donar la mà i el va ajudar a fer l'últim esglaó. Palplantat i amb les mans a les butxaques, el capità el mirava amb els ulls injectats en sang. Al darrera seu, hi havia un oficial, prim i encorbat, subjectant una llanterna que apuntava directament als ulls d'en Hashvv. Ell va aixecar la mà per tal de resguardar-se de la llum que el molestava. <text:s/></text:p>
      <text:p text:style-name="P21"><text:tab/>—Ha d'entendre que... </text:p>
      <text:p text:style-name="P21"><text:tab/>—Senyor Temüdyin —va interrompre'l el capità. El seu to havia deixat de ser serè. —, entri a la <text:s/>cabina, canviïs i eixuguis. No sóc el seu superior, però mentre estigui en aquest vaixell acatarà el que se li mani. Espero que hagi entès que fent aquest tipus d'incursions posa en perill la seva vida, la d'un membre de la meva tripulació i posa en risc d'integritat de tota persona a bord del Batten Bay. Ens ha fet perdre un temps molt valuós.</text:p>
      <text:p text:style-name="P21"><text:tab/>En Hashvv va entendre que en aquell moment era millor no obrir la boca. Volia però, deixar clar que la idea havia estat seva i que el grumet no en tenia cap culpa. No tenia por del capità, però sí de les represalies d'una home de mar sobre un jove encara faltat d'experiència.</text:p>
      <text:p text:style-name="P21"><text:tab/>—He obligat l'Olivier a acompanyar-me. L'he enganyat perquè sol no podia viatjar fins al Soyuz.</text:p>
      <text:p text:style-name="P21"><text:tab/>—Vagi a descansar, senyor Temüdyin. Demà ja en parlarem. Dormi unes hores.</text:p>
      <text:p text:style-name="P21"><text:s text:c="3"/><text:tab/>Es va retirar cap a l'entrada que donava al passadís d'habitacions. Estava xop i anava deixant un rastre d'aigua per allà on passava. Abans d'entrar li va semblar veure un noi jove, vestit de carrer, que l'esguardava des de la coberta superior. Va empènyer amb força la porta i va entrar a la cambra on s'havia despertat feia unes hores. Al bany hi havia dues tovalloles que va usar per assecar-se de cap a peus. Després es va provar un xandall i una samarreta que va trobar a l'armari. Va pensar que li aniria bé tenir roba <text:soft-page-break/>interior i uns mitjons calents, però en aquell moment preferia no molestar a ningú. Es va tornar a estirar al llit i aquesta vegada sí, va aconseguir conciliar el son.</text:p>
      <text:p text:style-name="P21"/>
      <text:p text:style-name="P21"/>
      <text:p text:style-name="P21"><text:tab/>Una escalfor suau a la galta el va despertar. El sol picava contra el seu rostre a través de la finestra. Va fer una llarga estirada de braços i va notar com li feia mal tot. Sense moure's gaire del llit va obrir els ulls i va fer una lenta llambregada al seu entorn. Sentia una tranquil·la curiositat per descobrir la cabina on havia descansat amb la mirada del dia. Li donava la sensació que durant la nit tot s'havia empetitit o que la manta de la foscor, o bé el cansament, li havien donat una falsa aparença de les dimensions de la minúscula habitació. Les parets donaven una certa sensació de confort, tot i que estaven fetes d'algun material sintètic que emulava una fusta envernissada. El terra era cobert d'una moqueta verda. Hi havia taques d'una tonalitat més fosca, potser on ell havia posat els peus quan havia entrat encara xop de l'escapada a alta mar. Va somriure al notar l'energia suau que entrava per la finestra. Veia com petites espurnes de pols suraven a l'aire. Tant lleugeres com quan ell surava allà dalt.</text:p>
      <text:p text:style-name="P21"><text:tab/>En posar els peus a terra va sentir la tremolor del vaixell en marxa i se'n va alegrar. Per la finestra va poder veure com, efectivament, avançaven, de manera molt lenta, per una mar tranquil·la.<text:tab/></text:p>
      <text:p text:style-name="P21"><text:tab/>A sobre la taula encara hi havia una ampolla mig plena d'aigua i una poma. Es va asseure a la cadira on l'havia rebut el capità i va esmorzar el poc menjar que tenia. Al rellotge de paret posava que eren les dotze del migdia. Va pensar que del dia quatre de juny. Fent queixalades a la poma vermella es va empanar mirant a la paret. Intentava reconstruir els esdeveniments de les últimes hores, o dies. L'exploració del mòdul Joseph Banks, la conversa posterior amb la terra, el sopar amb en Thomas i la Giulia. Un calfred li va recórrer el cos al pensar que al pròxim examen mèdic li diagnosticarien principis d'alzheimer. Al segon, però, va posar un no rotund a aquesta idea i va negar aquesta possibilitat.</text:p>
      <text:p text:style-name="P21"><text:tab/>Tenia una bossa plena d'objectes que l'ajudarien a reconstruir aquelles últimes hores. Era de color blau i tenia el logotip de l'Agència Espacial Europea. Va obrir-ne la cremallera amb cura a sobre el llit. Recobrint-ho tot hi havia una pila de sobres de correspondència, alguns xops, dels últims moments de la nit, quan l'aigua a dins el Soyuz li havia arribat als genolls. En va agafar un, on la tinta s'havia corregut una mica, era una <text:soft-page-break/>carta dirigida a una dona, escrita per la Giulia Venedetti. La carta estava en italià, llengua que no entenia, però al veure la paraula <text:span text:style-name="T7">mamma</text:span> força vegades va entendre que anava dirigida als seus pares. Va agafar-les totes i les va anar deixant, de manera ordenada sobre la taca de sol que es formava sobre el llit. N'hi havia vint-i-dues. Ja les examinaria quan estiguessin seques i no hi hagués cap risc de trencar-les.</text:p>
      <text:p text:style-name="P21"><text:tab/>S'havia emportat del Soyuz tres discs durs extraïbles i un parell de llapis de memòria. Hauria d'aconseguir un ordinador per tal d'examinar-ne el contingut. El primer, de color vermell, era el seu, on havia emmagatzemat totes les fotos i el seu vídeo diari. Tenia una fidelitat total a aquest diari on explicava tots els procediments del dia, sempre, al vespre, abans de sopar. Embolicat amb una bossa de roba prima va trobar l'estoig encoixinat amb mostres del laboratori. A dins hi havia quatre vials plens i dos de buits. Va mirar un a un els vials, que no devien mesurar més de deu centímetres, a contra-llum, intentant recordar de quin experiment procedia cadascun. El dos primers formaven part dels experiments biològics que portava a terme l'astronauta italiana. El tercer, un líquid transparent molt semblant a l'aigua, no recordava d'on sortia. L'últim era fosc. Molt fosc. Era d'una densitat molt forta i quan el va remoure, per veure si feia bombolles, li va semblar que agonitzava entre aquelles parets de vidre. Va retornar tots els vials a l'estoig i el va deixar dins la nevera.</text:p>
      <text:p text:style-name="P21"><text:tab/>A la bossa només hi quedaven trenta-cinc informes escrits a mà, cadascun d'una llargada d'entre deu i trenta pàgines. La majoria d'informes no feien falta per res, ja que havien estat enviats també per internet quan havien estat redactats allà dalt. Eren memòries o directrius d'alguns dels experiments o missions que havien dut a terme durant els últims sis mesos. En general no tenien massa valor tècnic, i es guardaven com a records a la gran biblioteca de la NASA, amb la firma original dels astronautes que havien dut a terme els experiments. En aquell moment, però, en Hashvv se'ls prenia com a possibles detonants per ajudar a descobrir què havia passat aquelles últimes hores i per què ell no ho recordava.</text:p>
      <text:p text:style-name="P21"><text:tab/>Va agafar-ne un, titulat «Recuperació de residus TRA-23-G2», firmat a la portada per l'astronauta Thomas Reading i Vitaly Böhen. Era un informe redactat un dia abans de la seva excursió al mòdul Joseph Banks. Va asseure's a la part del llit on no havia deixat cartes assecant-se, i va arrepenjar l'esquena a la paret.</text:p>
      <text:p text:style-name="P21"><text:tab/>Quan va obrir la primera plana algú va picar la porta. En Hashvv es va aixecar d'un rampell i va córrer a obrir. Es tractava d'un noi filipí força jove. Tenia el cap molt gran i parlava poques paraules en anglès. Vestia un polo de color blanc amb el logotip de la <text:soft-page-break/>companyia brodat al pit esquerra. A les mans portava una pila de roba plegada. </text:p>
      <text:p text:style-name="P21"><text:tab/>—Espero que et vagi bé. </text:p>
      <text:p text:style-name="P21"><text:tab/>En Hashvv la va agafar agraït i la va deixar a sobre la taula. El noi li va explicar quins eres els horaris a bord per menjar i que si tenia algun dubte podia contactar amb ell, que es deia Rodel i estava al càrrec del benestar de tots els passatgers.</text:p>
      <text:p text:style-name="P21"><text:tab/>—Rodel, teniu algun ordinador? —li va preguntar en Hashvv. </text:p>
      <text:p text:style-name="P21"><text:tab/>—Ordinador? Sí. Library room. B deck. </text:p>
      <text:p text:style-name="P21"><text:tab/>En Hashvv li va agrair l'ajuda i el noi, força sec, va marxar. Ell es va tornar a tancar a l'habitació i va reprendre la lectura de la documentació.</text:p>
      <text:p text:style-name="P21"><text:tab/>Passada mitja hora en la immersió en un document massa tècnic per la seva ment dispersa en aquell moment, va agafar una de les cartes, que ja era seca, i la va deixar com a punt de llibre, a la pàgina vint-i-dos. Pel cap li ballava, altra vegada, la idea que era pràcticament impossible que ningú hagués vingut a la cerca del Soyuz. Havien passat massa hores com perquè no hagués arribat cap comunicació per ràdio o telegrama d'alguna de les agències. El capità estava enfadat amb ell, i no tenia ganes de enemistar-lo més, per això va decidir mantenir-se al marge unes hores més.</text:p>
      <text:p text:style-name="P21"><text:tab/>Vestit amb roba neta va pujar per les escales fins a la coberta B. No es va creuar amb ningú pujant les escales dels dos pisos. Només, uns quants esglaons avall, havia sentit una rialla d'una conversa llunyana. El vaixell semblava navegar entre fantasmes i un silenci abismal regnava a dins els passadissos. Tothom havia treballat de valent i segurament la majoria estaria descansant.</text:p>
      <text:p text:style-name="P21"><text:tab/>Quan en Rodel li havia parlat de la <text:span text:style-name="T7">Library </text:span><text:span text:style-name="T8">s'havia imaginat una habitació prou gran, amb prestatgeries plenes de lloms de cuir i llibres centenaris. Algunes butaques de pell i una taula il·luminada per una antiga llum de coure. El que tenia davant, però, era la sala més petita que havia vist al vaixell. Estava mal il·luminada per la poca claror que entrava per la finestra circular de la paret del fons, mig tapada a l'exterior pel final de la columna de contenidors. Una </text:span><text:span text:style-name="T9">lleixa</text:span><text:span text:style-name="T8"> de quatre metres de llarg dominava la paret esquerra. La meitat eren DVD de pel·lícules, acuradament organitzades amb una etiqueta al llom, la resta eren novel·les en edició de butxaca en diferents idiomes europeus. Al cantó oposat a les prestatgeries hi havia un escriptori blanc amb un ordinador encès envoltat de papers, telèfons i estris. La pantalla mostrava un escriptori d'una versió força obsoleta de sistema operatiu. Va dubtar que aquell aparell disposés de port per connectar la unitat de disc dur que portava a les mans, però al darrera va poder palpar un parell d'entrades USB. </text:span></text:p>
      <text:p text:style-name="P22"><text:soft-page-break/><text:tab/>Es va asseure a la cadira i va accedir al disc dur. El sistema operatiu va tardar uns minuts a reconèixer la nova unitat mentre deixava anar un soroll desconcertant.</text:p>
      <text:p text:style-name="P22"><text:tab/>L'últim fitxer del vídeo-diari era del dia dos de juny. Va prémer doble clic sobre el fitxer. A la pantalla va aparèixer ell mirant a càmera en la gravetat zero de l'Estació Espacial Internacional.</text:p>
      <text:p text:style-name="P22"><text:tab/>«Hola. Bona nit. Som dia dos de juny. Avui... ha estat un dia complicat. Havíem de procedir a la segona part de la visita al mòdul Joseph Banks. Al matí ho hem preparat tot. Jo assistia des de fora i era en Thomas l'encarregat de recuperar una sèrie d'ítems que ens han indicat des de l'agència. Quan estàvem posant-nos l'escafandre, en Thomas no s'ha trobat bé. Ha vomitat. Hem fet canvi i en Vitaly s'ha vestit amb l'escafandre, que ja estava preparat en reserva. Hem sortit amb retard. Una hora. El camí fins al mòdul ha anat bé, com ahir. Jo obria camí i en Vitaly venia darrera meu, seguint els meus passos. Ens hem situat allà vint minuts després. A punt per entrar al mòdul Joseph Banks. La Giulia, al control de la missió des de dins la ISS, ens ha indicat per on accedir. Se'ls sentia preocupats. No per nosaltres, suposo. »</text:p>
      <text:p text:style-name="P22"><text:tab/>En Hashvv es va fixar en com ell de feia uns dies es quedava vint segons mirant al teclat. Després aixecava el cap lleugerament, sense arribar a mirar a la càmera i continuava.</text:p>
      <text:p text:style-name="P22"><text:tab/>«Ho hem sabut tard. En tot cas. Això. He ajudat en Vitaly a entrar utilitzant el mateix mecanisme que vaig fer servir ahir. Per la porta despressuritzada que vam trencar. Només obrir he tornat a veure la merda.»</text:p>
      <text:p text:style-name="P21"><text:tab/>Aquí es tornava a parar. Es portava la mà a la boca i després, amb un ulls vidriosos continuava parlant.</text:p>
      <text:p text:style-name="P21"><text:tab/>«La substància fosca sortia del mòdul. Igual que ahir vam veure a l'observatori. N'hi havia per tot arreu . De fet, he vist restes al voltant de tota la porta, a la part exterior. Restes que ahir no hi eren. Jo he alertat del que estava veient, però de la base ens han dit que entréssim igualment. Jo m'he quedat a l'exterior i ell ha entrat. Un cable ens unia, de manera que d'una estrebada el podia treure d'allà. Tot el possible per no perdre'ns en aquella foscor tan densa. En Vitaly m'anava comentant per ràdio el que s'anava trobant. Tot molt semblant a ahir. I, llavors, així de cop, he sentit com a la Guilia que li escapava un crit. Semblava de disgust, no un ensurt. Jo he preguntat, però ella ha dit que no passava res.»</text:p>
      <text:p text:style-name="P21"><text:tab/>Al darrera del Hashvv de la pantalla la Giulia va treure el cap. Li deia alguna cosa <text:soft-page-break/>des de l'entrada d'escotilla del mòdul on estaven. A l'enregistrament no es podia distingir cap paraula per molt que pugés el volum. Va provar d'acostar la orella a l'ordinador.</text:p>
      <text:p text:style-name="P21"><text:tab/>I allà es va acabar la narració. </text:p>
      <text:p text:style-name="P21"><text:tab/>Desesperat, va passejar-se per totes les carpetes per veure si el fitxer tenia continuació. Potser de l'endemà o de la mateixa nit. No hi havia res més. Aquella el l'últim fitxer. Allò era l'últim que havia quedat constància del que havia passat allà dalt.</text:p>
      <text:p text:style-name="P21"><text:tab/>Va tornar a obrir el mateix vídeo. El va tornar a mirar amb atenció. Més que escoltant el que deia, buscava senyals en la seva expressió. Semblava cansat. Podia veure a través dels seus propis ulls com alguna cosa el preocupava. Quan va arribar als últims segons va posar-la en pausa. Es va fixar en l'astronauta italiana. Va fer zoom cap al seu rostre. Estava pàl·lida. Tenia alguna cosa al mono de treball. S'hi va acostar més. El tenia brut amb diverses taques, una de les quals tan gran com una mà ensangonada que se li havia eixugat entre l'espatlla i el coll.</text:p>
      <text:p text:style-name="P21"><text:tab/>En Hashvv va deixar de mirar a la pantalla.</text:p>
      <text:p text:style-name="P21"><text:tab/>–Què et passa, Giulia? –va preguntar-se.</text:p>
      <text:h text:style-name="P34" text:outline-level="2">17. Hashvv</text:h>
      <text:p text:style-name="P21">En Hashvv portava massa hores davant la pantalla de l'ordinador. Havia revisat fitxers, informes i fotografies i necessitava alguna tasca que l'obligués a moure's. Mentre caminava cap a la biblioteca va sentir les cantarelles de dos joves filipins a la coberta inferior. Va treure el cap per les escales i els va veure recollint destrosses de la nit de la tempesta, sense cap pressa.</text:p>
      <text:p text:style-name="P21"><text:tab/><text:span text:style-name="T11">—T'ajudo —.</text:span> Es va oferir en Hashvv mentre estirava el braç per agafar l'escombra al mariner.</text:p>
      <text:p text:style-name="P21"><text:tab/>Va quedar parat que el noi s'acostés l'escombra al cos i negués la seva ajuda. El mariner, enfundant en un mono caqui desgastat i amb un mocador vermell per barret, va continuar escombrant. L'altre, amb una gorra de beisbol al cap, va reaccionar de la mateixa manera. <text:s/>El desendreç l'havia provocat la seva arribada. Encara que els filipins no <text:span text:style-name="T11">volguessin</text:span> que escombrés <text:span text:style-name="T11">havia</text:span> de col·laborar.</text:p>
      <text:p text:style-name="P21"><text:tab/>Va llambregar l'entorn. El terra estava cobert de restes de metall calcinat que dipositaven dins uns barrils d'acer. Com que no li deixaven cap escombra va remenar les lleixes plenes de pots de pintura, eines i draps fins que va topar amb uns guants de treball. Se'ls va posar i va recollir un tros de ferralla d'un parell de pams sota l'atenta <text:soft-page-break/>mirada del noi amb el mocador al cap. Va anar amb compte amb les bores afilades. A la paret, just a sota l'escala, els nois estaven fent una pila de peces grans. Va preguntar si ho havia de deixar allà però el noi va arronsar les espatlles i va mirar el seu company rient-se de com l'astronauta havia agafat la peça. Ignorant la mofa, en Hashvv va deixar-la al damunt de la pila. Quan la peça va quedar horitzontal, el sol va revelar un punt vermell a la superfície. En va fregar el voltant carbonitzat i hi va aparèixer el logotip de l'Agència Espacial Russa. Igual que el brodat que tenia el vestit penjat de la porta de l'armari de la cabina. Sota del logotip hi va poder intuir una fletxa, segurament indicativa cap a quin costat s'havia d'obrir l'escotilla de la qual en formava part.</text:p>
      <text:p text:style-name="P21"><text:tab/>Havia de descobrir què havia passat allà dalt. En cap dels vídeos que havia visionat havia vist res inusual. Alguns dies se'l veia cansat, parlant a càmera de què s'havia fet a la EEI, i d'altres, la majoria, fred i concís. Sempre donava la sensació que tot estava sota control. Només l'última entrada, després de la visita al mòdul Joseph Banks, s'havia vist una expressió nova a la cara. Com si algú l'hagués buidat per dins.</text:p>
      <text:p text:style-name="P21"><text:tab/>Va donar la volta per recollir un altre tros i va fer tres passes sota el crec-crec de milers de fragments que s'esmicolaven. Caminava capficat en l'origen de l'escotilla que tenia al davant. Va tancar els ulls, intentant recordar com s'havien trobat <text:span text:style-name="T11">el </text:span>Soyuz la nit que ell i l'Olivier havien anat a buscar les seves pertinences. Abans no es va enfonsar al mar, semblava que la força del fregament amb l'aire al travessar l'atmosfera l'havia deixat força intacte. No recordava que li faltés cap part important i per suposat les escotilles estaven on havien de ser.</text:p>
      <text:p text:style-name="P21"><text:tab/>Al obrir altra vegada els ulls es va fixar en una peça cilíndrica clavada entre la barana de coberta i una columna d'acer. Sobresortia uns tres o quatre metres cap a l'oceà. Hi va acostar el cap. Era buit per dins i d'un parell de pams de diàmetre, com si es tractés d'una xemeneia prefabricada. Va donar una forta estrebada per intentar-la desencaixar però no va cedir ni un mil·límetre. Va pensar que aquella peça tampoc semblava formar part del Soyuz. Es va mirar els dos nois que bromejaven d'alguna cosa com adolescents.</text:p>
      <text:p text:style-name="P21"><text:tab/>Amb una barra d'acer que va trobar al prestatge d'andròmines va provar de fer palanca contra el cilindre. Va saltar una mica de cendra i una mica de pintura, però la peça no es va moure de lloc. Un dels mariners va cridar que deixés allò, que ja ho havia provat ell abans. En Hashvv el va mirar i després va mirar a la punta brillant. Decidit, va passar un peu a l'altra banda de la barana. Després va passar l'altre i va quedar encarat, sense cap obstacle que el frenés, cap al vast oceà.</text:p>
      <text:p text:style-name="P21"><text:soft-page-break/><text:tab/>—<text:span text:style-name="T7">What are you doing, crazy old fool</text:span>?—va cridar el noi del mocador, escandalitzat.</text:p>
      <text:p text:style-name="P21"><text:tab/>En Hashvv volia llegir la inscripció que brillava a la punta de la peça. Des de coberta no la podia llegir i com que la peça no es movia, ell seria el que es mouria. El mariner el va agafar pel braç i l'arrossegava cap al vaixell.</text:p>
      <text:p text:style-name="P21"><text:tab/>—Aconsegueix-me una corda.</text:p>
      <text:p text:style-name="P21"><text:tab/>D'un salt es va deslliurar de la pressió del noi i va quedar penjant de la peça. El noi va cridar desesperat a l'altre en un idioma que en Hashvv no entenia. </text:p>
      <text:p text:style-name="P21"><text:tab/>S'aferrava amb totes les seves forces. Va inspirar profundament i es va moure, com un mico, a un metre lluny de la coberta. Quan va arribar-hi es va adonar que no podia moure's més. Si ho feia cauria al mar. S'havia de guardar les poques forces que li quedaven per tornar al vaixell. Va forçar la vista i, entre crits en filipí, va aconseguir distingir alguna paraula escrita a la placa metàl·lica. Hi va llegir el nom de Joseph i després la lletra B. Va pensar en ell mateix, parlant a la webcam del vídeo blog, pronunciant el nom del laboratori Joseph Banks. Allò li va provocar una tremolor als braços fatigats. Va sentir la proximitat de l'estranya substància de la qual parlava l'última entrada. La podia sentir, com si una part dels seus records s'hagués desencallat. L'havia impregnat de mala manera mentre visitava el mòdul abandonat. Havia sentit la força d'aquella substància que s'estenia per tot arreu, també per la seva escafandre. En recordava el pes sobre el vestit.</text:p>
      <text:p text:style-name="P21"><text:tab/>Els braços li feien un dolor intens, no aguantaria molta estona.Tornar no seria tan trivial com havia anticipat. No tenia força per desenganxar un braç, si ho feia, l'altre no l'aguantaria. Va tancar els ulls, rebuscant un punt de pau que l'ajudés a sortir d'aquell atzucac on s'havia entaforat. </text:p>
      <text:p text:style-name="P21"><text:tab/>Alguna cosa l'havia colpejat a l'esquena. Va provar de girar el cap, però no aconseguia fer-ho prou com per veure res. Lamentava haver-se pensat que encara tenia vint anys, quan la fatiga d'un viatge espacial no l'hauria deixat destrossat.</text:p>
      <text:p text:style-name="P21"><text:tab/>—La corda! <text:span text:style-name="T7">Get the rope!</text:span> Corda!—cridaven els mariners.</text:p>
      <text:p text:style-name="P21"><text:tab/>Allò que li picava a l'esquena cada cinc segons era el cap d'una corda. Va decidir confiar cegament en aquell parell de mariners. Esperava que l'haguessin lligat a algun lloc. No tenia ni energia per parlar. Els braços, en tensió, li fallarien en breu. Va tornar a notar el cop de corda i sense pensar-hi massa va fer un impuls per donar-se la volta mentre es desprenia del cilindre. Amb una agilitat de gat es va arrapar al tros de mànega que li havien fet arribar. Queia. Veia el mar cada vegada més a prop. La corda, de cop, es <text:soft-page-break/>va tensar i el va enviar en forma de moviment pendular a l'última coberta del vaixell, d'on es va agafar com va poder de la barana. Els braços, arrapats a una columna d'acer, li tremolaven. Van passar uns segons en els quals només va agafar aire. Just després els dos nois de la coberta de dalt l'estaven estirant violentament perquè creués a la part segura <text:s/>del balcó. Un d'ells li clavava crits arran d'orella en filipí.</text:p>
      <text:p text:style-name="P21"><text:tab/>—Ens vols fotre com el rosset aquell? <text:span text:style-name="T7">Fuck you!</text:span> —va dir un mentre en Hashvv s'arrepenjava contra la paret.</text:p>
      <text:p text:style-name="P21"><text:tab/>—L'Olivier?</text:p>
      <text:p text:style-name="P21"><text:tab/>—Sí. Ens vols fotre com ell? Aquí fotent el mico. <text:span text:style-name="T7">Crazy old man!</text:span> </text:p>
      <text:p text:style-name="P21"><text:s text:c="2"/><text:tab/>No havia tornat a pensar en el jove grumet des d'aquella nit. Va preguntar als nois què li havia passat i ells només li van dir que estava tancat a la seva cabina. L'havien suspès de feina i sou durant una setmana per desobeir el capità.</text:p>
      <text:p text:style-name="P21"><text:tab/>—Jo l'hauria posat a escombrar... —va bromejar el mariner del mocador al cap—. Tancat a l'habitació i li porten el sopar...</text:p>
      <text:p text:style-name="P21"><text:tab/>—No cobra —va respondre l'altre.</text:p>
      <text:p text:style-name="P21"><text:tab/>—Jo l'hauria posat a escombrar sense cobrar —va dir enfilant l'escala.</text:p>
      <text:p text:style-name="P21"><text:tab/>—On dieu que està tancat l'Olivier?</text:p>
      <text:p text:style-name="P21"><text:tab/>Els mariners li donaven l'esquena. Enlloc de girar-se es van dir una cosa a cau d'orella i van desaparèixer cap a la coberta superior. En Hashvv va arrepenjar el cap a la paret, després l'esquena. Es va mirar les mans. Les tenia inflades, vermelles i plenes de cendra. Al mig del palmell se li havia format una ferida de la fricció amb la mànega rugosa. Es va fregar una amb l'altra per treure's la cendra. Se les va refrescar amb l'aigua d'una ampolla que hi havia desatesa al terra. Després es va fregar la cara amb el cul que en quedava. Abans d'entrar a <text:span text:style-name="T11">l'alcàsser</text:span> es va acostar a al barana i va contemplar, per última vegada, el cilindre del laboratori. El sol reflectia sobre la placa metàl·lica i dibuixava un punt blanc sobre el mar que es movia de manera poc fluida.</text:p>
      <text:p text:style-name="P21"><text:tab/>La porta de la cantina era oberta i a dins no hi havia ningú. De la cuina no en sortia cap soroll. Amb discreció es va acostar al moble on els cambrers deixaven els plats abans de servir i va agafar una coca-cola i un plàtan. Quan va arrencar la pestanya de la llauna algú va obrir d'un cop de peu la porta de la cuina. En Hashvv es va girar, alarmat. Però no hi havia ningú. </text:p>
      <text:p text:style-name="P21"><text:tab/>—Hola—va dir.</text:p>
      <text:p text:style-name="P21"><text:soft-page-break/><text:tab/>Ningú el va contestar. Es va quedar parat a l'espera de discernir si allò que acabava de sentir era producte de la seva ment cansada o si hi havia algú a fora. Va sentir cops al passadís, com si hi hagués una baralla i va córrer a obrir la porta. Allà, però, només hi va trobar un home, que, de tort s'arrossegava per les parets. Marxava cap a la porta d'estribord, d'on entrava un raig de llum. Abans d'arribar, però, va tombar i es va colar en alguna habitació. Al terra, en Hashvv va veure una ampolla buida de Jack Daniels, la va recollir i la va dipositar dins la brossa que hi havia a l'entrada de la cantina.</text:p>
      <text:p text:style-name="P21"><text:tab/>A la paret que tenia al costat hi havia un suro ple de papers clavats amb xinxetes. Hi havia la llista de la tripulació del vaixell. També hi havia una graella amb la fotografia de carnet de tothom que hi havia a bord. A sota hi havia la inicial del nom i el cognom. L'últim era ell, sense fotografia. Va revisar les cares fins que va topar amb la de l'Olivier. Al costat del nom i el càrrec i indicava que la cabina es trobava a la planta superior. La tercera porta a la dreta de l'escala.</text:p>
      <text:p text:style-name="P21"><text:tab/>Després d'acabar-se la coca-cola va pujar al pis de dalt. A la porta on havia de picar hi havia un dibuix d'unes ones, a sota hi penjava un cartell: “Mar Caspi”. Va picar-hi i hi va parar l'orella. A l'altra costat alguna cosa es va moure. Semblaven les passes d'algú que arrossegava els peus per l'habitació. </text:p>
      <text:p text:style-name="P21"><text:tab/>—Qui hi ha? —va dir l'Olivier des de dins— No puc obrir.</text:p>
      <text:p text:style-name="P21"><text:tab/>—Sóc en Hashvv, l'astronauta.</text:p>
      <text:p text:style-name="P21"><text:tab/>—M'han tancat—la veu havia perdut l'entusiame de l'última vegada que havien parlat.</text:p>
      <text:p text:style-name="P21"><text:tab/> En Hashvv va mirar al pany. La clau estava posada. Va donar-hi la volta i la va empènyer. Al obrir un núvol d'humanitat va sortir al passadís. Aclaparat, va fer una passa endarrere. A dintre no hi havia gairebé llum, només la que sorgia de la pantalla d'algun aparell electrònic al final de passadís. La figura de l'Olivier l'esperava, entre penombres, a quatre passes. Tenia el rostre apagat, tacat per la llum que entrava des de fora. </text:p>
      <text:p text:style-name="P21"><text:tab/>—Com et trobes, noi?</text:p>
      <text:p text:style-name="P21"><text:tab/>Abans d'entrar va treure la clau del pany i se la va guardar a la butxaca. Va introduir la mà per anar a buscar l'interruptor i va encendre la llum. Llavors va entrar, i confiant que no entrava en una ratonera va ajustar la porta, sense deixar de mirar la seguretat del passadís. Va seguir l'Olivier fins a l'habitació. Era una versió desordenada de la seva mateixa habitació. Van seure a la petita sala d'estar composta d'un banc, una cadira i una tauleta, on hi havia una ordinador que reproduïa una pel·lícula. Va deixar que el mariner <text:soft-page-break/>s'assegués al banc on semblava portar moltes hores i ell va escollir la cadira a l'altra costat de la taula. Els separava una safata de la cantina amb plats més remoguts que gaudits.</text:p>
      <text:p text:style-name="P21"><text:tab/>—Ja menges?—va preguntar en Hashvv.</text:p>
      <text:p text:style-name="P21"><text:tab/>—Sí—. Va alçar la mirada i per primera vegada es va centrar en ell.</text:p>
      <text:p text:style-name="P21"><text:tab/>—Parlaré amb el capità.—va dir contundent—. No et poden fer això.</text:p>
      <text:p text:style-name="P21"><text:tab/>L'Olivier va arronsar les espatlles.</text:p>
      <text:p text:style-name="P21"><text:tab/>—D'on ets, Olivier?</text:p>
      <text:p text:style-name="P21"><text:tab/>Va observar com el noi s'acomodava en els coixins, com si es desfés. Va mirar al plat, després a ell, i finalment al sostre, on es va quedar un segons abans d'obrir la boca.</text:p>
      <text:p text:style-name="P21"><text:tab/>—No cal que m'entretinguis—va dir— No et sentis culpable, sóc prou grandet.</text:p>
      <text:p text:style-name="P21"><text:tab/>—Ja ho sé. No em sento culpable. Vull saber d'on ets.</text:p>
      <text:p text:style-name="P21"><text:tab/>El noi el va mirar sorprès. Després va tornar a mirar amunt, com si allà trobés les paraules que li costava d'arrencar. En Hashvv tenir paciència i va decidir esperar que el noi digués alguna cosa. Quan la mirada del noi va tornar a baixar es va topar amb la seva i va obrir la boca. Li va explicar que havia nascut a un poble de la Bretanya. A pocs quilòmetres de Nantes. Un poble mariner molt petit. Poc a poc el noi va anar agafant confiança i una paraula portava a un record que iniciava una nova frase. Li va explicar que de petit s'acostumava a reunir amb els amics a la plaça del poble després de l'escola per caçar gavines, jugar amb els gats o fer un partit de futbol. </text:p>
      <text:p text:style-name="P21"><text:tab/>—I tu, d'on ets?</text:p>
      <text:p text:style-name="P21"><text:tab/>—Coneixes Mongòlia? —va preguntar.</text:p>
      <text:p text:style-name="P21"><text:tab/>—Sé que no hi toca cap mar.</text:p>
      <text:p text:style-name="P21"><text:tab/>En Hashvv va somriure.</text:p>
      <text:p text:style-name="P21"><text:tab/>—No. No hi toca cap mar. Sóc d'allà. —va fer una breu pausa, com si hagués d'explicar alguna cosa més, però va decidir donar el protagonisme al noi—. I com has acabat aquí?</text:p>
      <text:p text:style-name="P21"><text:tab/>Li va explicar que quan era petit els seus pares es van separar i la mare se'l va endur cap a París. Ell mai va arribar a lligar amb aquella vida tan cosmopolita. <text:span text:style-name="T10">A l'adolescència va tornar al poble i va aprendre l'ofici del pare. Llargues nits a les tavernes, llevar-se d'hora, recollir xarxes i tornar a la taverna. Es va tornar un pescador pencaire però un dia </text:span><text:soft-page-break/><text:span text:style-name="T10">va decidir que necessitava més. I allà estava.</text:span></text:p>
      <text:p text:style-name="P24"><text:tab/>—Com és la vida a Mongòlia? —el noi semblava més relaxat, la conversa havia aconseguit arrencar-lo del pou en què es trobava.</text:p>
      <text:p text:style-name="P24"><text:tab/>En Hashvv va inspirar i va perdre la mirada entre les mongetes del plat. La seva vida no havia estat mai una vida normal per un mongol. Els últims anys se'ls havia passat lluny. Va empassar saliva per suavitzar les cordes vocals.</text:p>
      <text:p text:style-name="P24"><text:tab/>—La meva família viu al nord, entre Ulan Batór i Terelj, on hi ha el campament de gers familiar.</text:p>
      <text:p text:style-name="P24"><text:tab/>—Tens fills?</text:p>
      <text:p text:style-name="P25"><text:tab/><text:span text:style-name="T5">—Tinc un fill, deu tenir la teva edat.—va pensar en ell per uns segons. Li quedava molt lluny. La seves converses setmanals a través d'un monitor cada vegada havien estat més silencioses, com si no tinguessin res que els unís—. Viu amb la meva exdona, la seva mare. També tinc dos germans i dues germanes. I la meva mare, molt gran, encara cuida el ramat. El meu germà petit viu al camp, en el campament de gers. Les germanes, una es va casar i viu al campament de la família del seu marit i l'altra és agent turística a Ullan Batór.</text:span></text:p>
      <text:p text:style-name="P21"><text:tab/>—Sou els d'en Gengis Khan, oi?</text:p>
      <text:p text:style-name="P21"><text:tab/>En Hashvv va somriure.</text:p>
      <text:p text:style-name="P21"><text:tab/>—Suposo que és l'ambaixador més il·lustre que tenim.</text:p>
      <text:p text:style-name="P21"><text:tab/>—Arrasava tot el que trobava per davant, no?</text:p>
      <text:p text:style-name="P21"><text:tab/>—També va unir tots els pobles dispersos per crear la primera identitat real de comunitat entre els pobles mongols. </text:p>
      <text:p text:style-name="P25"><text:tab/><text:span text:style-name="T5">En Hashvv va tornar la mirada al plat de mongetes. Pensar en el campament familiar li feia ressorgir vells fantasmes. Al cap li va venir el record d'una nit d'estiu de feia més de quaranta anys. Una nit molt concreta que no hi havia setmana que en algun moment li despertés una nostàlgia estranya a l'estómac. Recordava el campament de gers situat al damunt d'un petit turonet d'herba brillant. De les diferents localitzacions on anaven passant durant l'any aquella era la seva preferida. Quan sorties per la porta del ger s'obria una esplanada que s'estenia en totes direccions fins a xocar, gairebé a l'horitzó, contra petites muralles d'herba. Al nord hi havia el bosc i el caminet que connectava, a més de quatre hores a peu, amb el poblat de Terelj. </text:span></text:p>
      <text:p text:style-name="P25"><text:tab/><text:span text:style-name="T5">Aquell dia havia estat fresc i ennuvolat. Al vespre el cel s'havia dissipat i una calma </text:span><text:soft-page-break/><text:span text:style-name="T5">s'havia apoderat de l'ambient. El pare havia demanat a l'Erdene que anés al bosc a buscar branques i ell, insistent, s'havia ofert a acompanyar-lo. Amb cinc anys, en Hashvv, idolatrava el seu germà gran i el seguia a <text:s/>totes bandes.</text:span></text:p>
      <text:p text:style-name="P25"><text:tab/><text:span text:style-name="T5">Havien anat al bosc més enllà del camí a buscar els troncs. L'Erdene, destral en mà, anava trencant branques i branquillons i els apilava a un costat. En Hashvv agafava aquests pilons i els carregava fins al carro sota l'atenta mirada del nyu avorrit. Quan en Hashvv es va queixar que portaven massa estona lluny de casa l'Erdene va parar i entre els dos van carregar el que faltava. El gos saltava juganer mentre iniciaven la marxa altra vegada cap al campament. </text:span></text:p>
      <text:p text:style-name="P25"><text:span text:style-name="T5"><text:tab/>Es van enfilar al carro en marxa i en Hashvv es va deixar portar pel moviment somnífer per quedar-se adormit entre els branquillons. </text:span><text:span text:style-name="T6">Es va despertar desorientat mentre queia pel costat del carro, enmig d'una violència desconeguda. Va rodolar per una pendent fins al riu, on va picar amb les dents contra una roca. Li sagnava la boca i bramava desconsolat. Va córrer fins al camí. Quan hi va arribar hi va trobar el seu germà estès a terra. El gos li llepava el nas mentre un senyor, agenollat, li agafava el braç. El nyu restava mort sota la roda d'un tot terreny d'on semblava haver sortit aquell senyor. El carro estava partit pel mig i els branquillons havien caigut pel camí. Es va acostar corrents fins al seu germà. L'home el va mirar impotent mentre amb un mocador li premia un punt de l'espatlla d'on no parava de rajar sang. En Hashvv va quedar paralitzat mentre mirava al seu germà mort, sota la llàgrimes d'un senyor desconegut.</text:span></text:p>
      <text:p text:style-name="P21"><text:tab/>—Ja et porten prou menjar?—va canviar de tema—. Parlaré amb el capità.</text:p>
      <text:p text:style-name="P21"><text:tab/>Va veure com l'Olivier es quedava amb una pregunta a la boca. Resignat va dir-li que sí, que li portaven menjar suficient. També li va demanar que no parlés amb el capità. No volia que la cosa empitjorés.</text:p>
      <text:p text:style-name="P21"><text:tab/>—Va servir d'alguna cosa? —El noi va portar-se una cullerada del plat de mongetes a la boca. —El trajecte fins a la nau espacial?</text:p>
      <text:p text:style-name="P21"><text:tab/>—Sí, estic revisant tots els informes que vam recollir —va dir mentre s'aixecava de la cadira.</text:p>
      <text:p text:style-name="P21"><text:tab/>—Ja marxes? —va dir l'Olivier, trist.</text:p>
      <text:p text:style-name="P21"><text:tab/>—Tornaré a veure't més tard.</text:p>
      <text:p text:style-name="P21"><text:tab/>Va veure com la cara del noi s'il·luminava. Va caminar pensatiu fins a la porta.</text:p>
      <text:p text:style-name="P21"><text:tab/>—Fins després.</text:p>
      <text:p text:style-name="P21"><text:soft-page-break/><text:tab/>Va tancar d'un cop sec i va donar dues voltes a la clau.</text:p>
      <text:p text:style-name="P21"><text:tab/>De camí a l'habitació va pensar en el seu germà. Quan era a les estrelles el buscava des de la finestra. </text:p>
      <text:p text:style-name="P25"><text:tab/><text:span text:style-name="T5">A la seva cabina l'esperava una taula plena d'informes. Estaven arrugats, alguns havien perdut pàgines o la grapa havia deixat anar rovell a les puntes dels fulls. En va agafar el primer i va llegir-ne l'autora: l'Alliah. L'astronauta francesa descrivia amb una musicalitat inusual en un text tècnic, la memòria d'un experiment sobre com havia afectat la gravetat zero al creixement de tumors en ratolins ja malalts. Podia imaginar-se l'autora recitant aquell informe amb una fluïdesa poètica.</text:span></text:p>
      <text:p text:style-name="P21"><text:tab/>Sense treure els ulls de la segona pàgina es va descordar les sabates i les va tirar fins al moble. Es va posar còmode tot estirant els peus al damunt de la taula. Els va creuar i va obrir la boca per fer un badall però un terrabastall l'hi va estroncar: havia tirat alguna cosa al terra mentre estirava les cames. Sense voler, havia empès la pila de papers que havia precipitat l'estoig de laboratori fins a la moqueta. </text:p>
      <text:p text:style-name="P21"><text:tab/>L'estoig semblava sencer, però quan el va obrir, amb molt de compte, va sentir els milers de vidres trencats de l'interior. Les provetes estaven partides i tot el líquid que contenien s'havia barrejat en una substància repugnant. Es va portar la mà a la boca, per tal d'evitar que la nàusea que estava sentint anés a més.</text:p>
      <text:p text:style-name="P26"><text:tab/><text:span text:style-name="T5">Amb un mocador tapant-li els narius es va apropar altra vegada a examinar la substància. Era d'un color marronós i s'havia convertit en una massa espessa. Deixava anar una fumera, com la que deixa anar una cigarreta a la bora d'un cendrer. Quan va començar a deixar anar bombolletes va sentir una gran temptació per apropar el dit i tocar-ho. Enlloc d'això va fixar-se en com les bombolles s'anaven fent grans, com empeses per una efervescència incontrolada. Potser hauria de sortir de l'habitació, va pensar, o bé tirar aquell estoig amb una estranya combustió química al mar. Però, captivat per l'espectacle, es va quedar mirant sense perdre detall. Una bombolla va explotar i va esquitxar la moqueta. Després una altra i altra. Cada vegada més grans i més seguides.</text:span></text:p>
      <text:p text:style-name="P23"><text:tab/>Es va aixecar, espantat, i va recular fins al llit, on encara podia veure els focs d'artifici sense quedar mullat. De cop, les bombolles van cessar. Al voltant de l'estoig, la moqueta havia pres un color més fort a causa del mullader. En Hashvv es va acostar altra vegada a l'enrenou. Va tocar la moqueta: estava seca, tot i tenir una color diferent al de la resta de l'habitació. A l'estoig no hi quedava resta de cap líquid. O s'havia evaporat amb la reacció o s'havia esfumat per sota la moqueta.</text:p>
      <text:h text:style-name="P36" text:outline-level="2"><text:soft-page-break/>21. Hashvv</text:h>
      <text:p text:style-name="P27">Assegut en un tamboret ben a prop de la porta de la cantina, en Hashvv escoltava, sense ser vist, la conversa que hi havia dins. No podia entrar: l'ambient estava massa caldejat en una discussió que, segons ell, ja partia d'un punt equivocat. Només era un passatger i entenia quin era el seu lloc. Es mantindria al marge tant com pogués. </text:p>
      <text:p text:style-name="P27"><text:tab/>Es gratava amb suavitat una picada que li havia sortit al colze mentre el nou capità, amb expressions extraordinàriament lentes, insistia en la importància de forçar el motor.</text:p>
      <text:p text:style-name="P27"><text:tab/>—Podem parlar-ne tant com vulguis —Reconeixia la veu ronca del cap dels enginyers—, però el motor està donant tot el que pot donar. Ens arrisquem a forçar-lo i quedar-nos parats. Si això passés tardaríem dies a reparar-ho, si és que podem.</text:p>
      <text:p text:style-name="P27"><text:tab/>—No t'estic demanant l'opinió. Si tu no saps fer-ho, l'hi demanaré a algú que ho pugui fer.</text:p>
      <text:p text:style-name="P27"><text:tab/>—Ningú toca el motor sense el meu permís.</text:p>
      <text:p text:style-name="P27"><text:tab/>—Ningú toca el vaixell sense el meu permís, m'entens?</text:p>
      <text:p text:style-name="P27"><text:tab/>La discussió havia entrat en un punt mort que avorria en Hashvv. Els dos oficials es podien passar hores en aquell carreró sense sortida i al final seria el capità el que prendria la decisió. Li costava creure que la cadena de comandament no estigués clara entre mariners tant veterans. En qualsevol vaixell amb una certa disciplina aquest pèrdua de temps no tindria lloc.</text:p>
      <text:p text:style-name="P29"><text:tab/>—Ho sento, però només faré cas de les ordres del meu oficial —va sentir una nova veu que es va alçar tranquil·la a defensar l'enginyer.</text:p>
      <text:p text:style-name="P29"><text:tab/>Mentre esperava que tot allò baixes de to remenava la cama amunt i avall, nerviós. Tot allò podia acabar molt malament, hi hauria cops de puny, malentesos i perdrien la meitat de la mà d'obra del vaixell. Perdre el líder era l'últim desastre que aquell vaixell coneixeria. S'havia de trobar alguna solució. O el primer enginyer baixava el cap i feia cas del capità o el capità resignava.</text:p>
      <text:p text:style-name="P27"><text:tab/>A dins es va iniciar un batibull de retrets, ordres creuades i paraulotes que es convertien en una pilota sorda d'on res clar en sortia. Procurant no ser vist, va treure el cap per la obertura de la porta. Esperava veure una escena violenta, però en realitat a dins, les set persones que hi havia al voltant de la taula xerraven d'una manera més relaxada del que les seves veus mostraven rebotant per les parets del passadís. Va tornar a arrepenjar l'esquena a la paret pensant en la vella fabula de Plató.</text:p>
      <text:p text:style-name="P27"><text:soft-page-break/><text:tab/>—No poso en dubte el teu lideratge, et dic el que el motor pot i el que no pot fer. No podem augmentar la velocitat o les poques vàlvules que encara funcionen correctament deixaran de fer-ho.</text:p>
      <text:p text:style-name="P27"><text:tab/>Va haver-hi una pausa.</text:p>
      <text:p text:style-name="P27"><text:tab/>—Quan falta per arribar a Säo Miguel?</text:p>
      <text:p text:style-name="P27"><text:tab/>Va sentir algú que caminava per l'estança i remenava una carpeta plena de papers. Després semblava que els havien deixat sobre la taula.</text:p>
      <text:p text:style-name="P27"><text:tab/>—No ho podem saber de manera exacta però al voltant d'unes cent setanta milles.</text:p>
      <text:p text:style-name="P27"><text:tab/>Allà era on s'equivocaven. S'hauria d'aixecar i plantejar el problema real que aquella gent no estava atacant com hauria d'abordar. Només pensaven en tornar a casa al costat de les seves dones, potser en un sopar calent, agafar un avió, veure el nen, fer unes cerveses amb els amics. Havien perdut la perspectiva sobre la qüestió més gran que planejava sobre els seus caps: eren portadors d'una estranya malaltia que acabava de desfer un <text:span text:style-name="T11">senyor a cendres, ossos</text:span>. Molts d'ells no sabien com es trobava l'habitació del capità en aquell moment. Ningú, ni ell, entenia què estava passant. En la seva llarga carrera com a investigador havia vist de tot, <text:s/>tant a l'espai com a la terra, però mai havia vist un home consumir-se d'aquella manera. Tampoc un patogen que s'impregnava a una paret inorgànica i des d'allà es reproduïa fins a convertir-la en un <text:span text:style-name="T7">Pollock</text:span> horrorós. No podien anar a un lloc on es posés més vides humanes que les seves en perill. I ho havia de dir.</text:p>
      <text:p text:style-name="P27"><text:tab/>—La moral està molt baixa,<text:span text:style-name="T7"> mon capitain</text:span>. —va dir una nova veu—. La gent es pregunta què ha passat amb en Christian. Ningú entén res.</text:p>
      <text:p text:style-name="P27"><text:tab/>En Hashvv va aixecar-se d'un salt i va entrar a la cantina. Totes les mirades se li van clavar al damunt. Un oficial filipí li va demanar, de manera respectuosa, que marxés d'allà, que allò era un reunió de tripulació. Ell, però, va agafar una cadira que hi havia en un racó i es asseure al cap de la taula llarga on semblava que es dividien dos bàndols clars. A la dreta gent amb un mono de treball i les mans plenes de grassa. A l'esquerra tres oficials amb l'uniforme impol·lut. Li van insistir que marxés, el capità li va dir de males maneres, un dels oficials es va aixecar per acompanyar-lo a la sortida.</text:p>
      <text:p text:style-name="P27"><text:tab/>—Capità —va anunciar—, estem cometen un error que es podria pagar molt car. No podem anar a les Açores.</text:p>
      <text:p text:style-name="P27"><text:tab/>—Vols fotre el camp d'aquí? —va dir el capità.</text:p>
      <text:p text:style-name="P27"><text:soft-page-break/><text:tab/>L'oficial, que estava força fort, li va agafar el braç. Ell no es va resistir, si el capità no el volia allà marxaria, però havia de dir la seva.</text:p>
      <text:p text:style-name="P27"><text:tab/>—Capità, sense faltar el respecte, només li demano cinc minuts del seu temps. </text:p>
      <text:p text:style-name="P27"><text:tab/>—Deixa'l parlar, John —va insistir en Martin, el cap d'enginyers. </text:p>
      <text:p text:style-name="P27"><text:tab/>Va mirar l'oficial que l'agafava pel braç mentre esperava una resposta del capità. Aquest va fer que endavant amb la mà i en Hashvv va poder tornar a seure a la cadira.</text:p>
      <text:p text:style-name="P27"><text:tab/>—El que ha acabat amb la vida del capità és una malaltia desconeguda que no podem acostar a cap nucli de població. El protocol de la OMS així ho dicta. Si ens acostem a la costa podríem convertir aquest incident en una epidèmia.</text:p>
      <text:p text:style-name="P27"><text:tab/>—Epidèmia? Bah. Què en saps tu del que ha acabat amb la vida del capità?</text:p>
      <text:p text:style-name="P27"><text:tab/> En Hashvv es va mirar les mans, va respirar fons i va obrir la boca. Els va parlar de com el capità havia passat d'estar vomitant a pols en menys d'un dia. Es tractava d'algun virus o malaltia nova que no s'havia creuat amb ningú mai. Va explicar que l'habitació del capità s'havia convertit en una cova fosca plena d'estalactites de roca negra. L'havien tancat perquè ningú més pogués quedar infectat, si es que allò infectava d'alguna manera. El que l'espantava més era la velocitat en què tots aquells esdeveniments s'havien precipitat. Al tancar l'habitació potser tot aquella massa estranya que havia petrificat la moqueta i deixat sense llum totes les bombetes es quedaria continguda allà. Però potser no, potser s'escaparia i s'aniria estenent pel vaixell. Tractaven amb alguna cosa nova, alguna cosa que no podien comprendre perquè no havia existit abans. Si s'acostaven a un nucli de població i allò arribava a terra...les conseqüències podrien ser desastroses.</text:p>
      <text:p text:style-name="P27"><text:tab/>—Exageres una mica, no? Què vol dir que la cabina s'ha convertit en una cova?</text:p>
      <text:p text:style-name="P27"><text:tab/>—Jo ho he vist. —va dir en Martin mentre es senyava amb un rostre seriós— És així. Millor que ningú entri allà. Algun pobre diable es va apoderar de l'ànima d'en Christian i també de la seva habitació. <text:s text:c="2"/></text:p>
      <text:p text:style-name="P27"><text:tab/>Al voltant d'en Hashvv hi havia tota mena d'expressions. Alguns somreien, incrèduls davant la rondalla que l'astronauta els estava explicant. Altres feien cara de preocupats. El capità tenia la cara vermella i se li marcava un nervi al front, potser ofés per haver estat en un buit informatiu. L'home va agafar la llauna de cervesa que tenia al davant i en va fer un glop.</text:p>
      <text:p text:style-name="P27"><text:tab/>—Només us demano que no ens acostem a cap nucli de població. Hem d'anar a un altre lloc.</text:p>
      <text:p text:style-name="P27"><text:soft-page-break/><text:tab/>—Qui et converteix a tu en l'expert en epidèmies?</text:p>
      <text:p text:style-name="P27"><text:tab/>En Hashvv va baixar el cap. </text:p>
      <text:p text:style-name="P27"><text:tab/>—Crec que l'he portat jo.</text:p>
      <text:p text:style-name="P27"><text:tab/>L'habitació es va quedar en silenci. Va tardar un segons a tornar obrir la boca. No ho sabia del cert però tenia un record molt vívid d'aquella substància fosca en un altre context lluny del vaixell. Com si d'alguna manera hagués viatjat amb ell des de molt lluny.</text:p>
      <text:p text:style-name="P27"><text:tab/>—D'on? —va preguntar un dels enginyers amb una densa barba.</text:p>
      <text:p text:style-name="P27"><text:tab/>Un Hashvv va mirar per la finestra. Per sobre la línia de l'horitzó hi havia un cel blau i radiant. D'allà dalt. </text:p>
      <text:p text:style-name="P27"><text:tab/>—Tu ens poses aquest <text:span text:style-name="T11">maldecap</text:span> a sobre i no vols que arribem a port? Els cinc minuts s'han acabat. Anem a les Açores—. El capità va deixar de manera contundent la llauna sobre la taula. —No toquis res i deixa'ns treballar. Quan arribem a port ja parlarem de què i de com ha arribat aquí i si ha de venir un legió de científics a mirar la cova aquesta per mi com si emmarquen el putu vaixell.</text:p>
      <text:p text:style-name="P27"><text:tab/>—No, no ho entén. Hi ha una base militar amb personal científic al sud de la costa d'Irlanda. Allà es on hauríem d'anar. Ells ens podran aïllar i...</text:p>
      <text:p text:style-name="P27"><text:tab/>Les rialles de tota la sala el van tallar. No entenien la magnitud de la tragèdia. En Hashvv va tenir el pressentiment que tots moririen. I que ell havia portat les ales de la destrucció sobre la taula.</text:p>
      <text:p text:style-name="P27"><text:tab/>—Irlanda! —va dir en Martin, l'únic que no havia perdut la compostura—. Estem discutint i fent malabars perquè el vaixell aguanti unes cent cinquanta milles més, si aconseguim arribar més lluny serà un miracle! Em sap greu, però Irlanda és una idea del tot esbojarrada.</text:p>
      <text:p text:style-name="P27"><text:tab/>—Se li han acabat els cinc minuts, astronauta. Ara torni a l'habitació i deixi'ns treballar.</text:p>
      <text:p text:style-name="P27"><text:tab/>En Hashvv va abandonar la sala quan algun dels mariners més joves encara reia sota el nas. No se sentia ofès ja que entenia que d'aquell riure hi havia molta part de tensió que s'alliberava. Reien per no plorar. L'única cosa en positiu que n'havia tret d'aquella intervenció era que havia aconseguit crear una cohesió en el grup que abans no existia. Almenys els havia pogut fer arribar a una conclusió comuna per la qual treballar plegats: arribar a casa.</text:p>
      <text:p text:style-name="P27"/>
      <text:p text:style-name="P28"><text:soft-page-break/>***</text:p>
      <text:p text:style-name="P27"><text:tab/>Des de feia anys que no qüestionava cap ordre que arribés de més amunt. Els seus caps eren polítics, gent més supervisora que directora, que a grans trets marcaven unes línies sobre les quals ell i el seu equip podria traçar un objectiu i, més important encara, una metodologia de treball on poguessin avançar de manera eficient. En aquell moment no era el mateix cas. Ell era un independent en un context on no tenia res a dir. No eren els seus caps, però tampoc era el seu vaixell. Només estava allà de pas i, tot i que sentia una resistència rebel a dintre, no s'interposaria en les ordres d'aquella gent espantada. Si la cosa no empitjorava a l'arribar al port de les Açores podien hissar la bandera de quarantena i les autoritats locals s'encarregarien d'aïllar-los. No era el millor dels casos, però era una possible solució. Si la cosa no empitjorava.</text:p>
      <text:p text:style-name="P27"><text:tab/>Es va arrepenjar contra una paret de la coberta exterior a contemplar el mar. Al davant tenia una manta oceànica que es movia tranquil·la. El reflex del sol hi creava una taca brillant al damunt que l'obligava a aclucar una mica els ulls. A part del soroll de les ones picant contra el casc una pilota de volei platja rodava pel fons de la piscina, on només hi havia un parell de dits d'aigua. També sentia un cap de corda que picava contra un tanc de gas butà al pis de dalt. </text:p>
      <text:p text:style-name="P27"><text:tab/>Feia un parell de dies que li havien caigut al terra els vials on hi havia mostres d'experimentació espacial. Recordava com la substància s'havia esfumat a través de la moqueta. Es qüestionava com aquella mostra s'havia pogut convertir en la cripta del capità. El sentit de la responsabilitat el feia pensar que en algun moment s'hauria de saltar la cadena de comandament. Ell havia portat a la terra aquella substància, ell l'havia portat al vaixell, ell l'havia deixat escapar i ell no deixaria que s'estengués cap a la resta de la població. S'havia d'assegurar que la cosa no empitjorés, si ho feia no hi hauria altre remei. Va sentir un calfred que li va recórrer el braç dret, l'executor que seria capaç de tot per tal que allò no anés a més. La imatge de les últimes respiracions del capità, sense vida, sense carn, com <text:s/>una base de palets de fusta recoberta per un mocador desfet, li va venir al cap. S'havia d'assegurar que allò no anés a més, que l'estranya substància havia quedat continguda a la cabina del capità.</text:p>
      <text:p text:style-name="P27"><text:tab/>Els passadissos del vaixell li semblaven més estrets i foscos que normalment tot i que al acostar la mirada a les llums, parets i finestres no li va semblar veure res inusual. El subconscient li començava a jugar el paper de la suggestió. Hauria d'anar amb compte de no deixar-se portar per instints equivocats. Només calia ser com ell sabia ser: fred. </text:p>
      <text:p text:style-name="P27"><text:tab/>Per l'escala interior es va creuar amb un parell de mariners filipins que el van saludar <text:soft-page-break/>mentre baixaven a tota velocitat cap a les bodegues de la nau. En els pocs dies que havia conviscut amb aquella tripulació la degradació dels espais s'havia precipitat. Al principi, tot i la destrossa que havia suposat la tempesta, les feines de molts de mariners havien consistit en recollir brossa, restes de vidre, metall esberlat. Després la prioritat de les tasques havia canviat i ja era habitual trobar-se ampolles de plàstic per sobre la moqueta o els cubells de restes plens fins dalt. En Hashvv va haver de treure la mà del passamà de l'escala perquè se li havia impregnat d'alguna cosa enganxifosa. Potser era oli.</text:p>
      <text:p text:style-name="P27"><text:tab/>Tal com ho havia deixat la nit anterior, la porta del capità estava tancada amb clau i un precinte de cinta americana alertava a qualsevol curiós que millor no provar d'acostar-s'hi. En Hashvv va mirar les bores del marc, cercant restes de la substància. Si havia començat a penetrar a través de les escletxes de la fusta haurien de clausurar tota la planta. No semblava que ho hagués fet. La captivació per aquella cova que havia vist construir-se entre parets artificials l'impulsava a obrir altra vegada la porta. Tenia ganes de veure l'evolució. Potser havia acabat en un punt i ja no s'havien de preocupar més. Si obria, però, corria el risc que aquella criatura que hi havia allà dins escapés. Fos el que fos. Es preguntava per què l'escollit havia estat el capità. Si tot havia començat quan a ell li havia caigut el vial hauria d'haver estat ell el que acabés malalt. Va sentir pànic al imaginar-se que es tractava d'un organisme viu que sabia perfectament el que estava fent, potser una vida intel·ligent que havia acabat amb el capità perquè sabia el caos que això comportaria a bord. No, es va dir. No es deixaria portar per terrors paranormals, era un home de ciència amb una ment forta i racional. Es tractava d'una malaltia poc coneguda però això no el podia portar a la conclusió que havia topat amb un tipus de vida intel·ligent que estava conspirant contra la gent del vaixell d'una manera organitzada. </text:p>
      <text:p text:style-name="P27"><text:tab/>Després de mirar a través del forat del pany va decidir allunyar-se de la cripta del capità. Sobtadament una ombra menuda va tombar per la cantonada del passadís. Va deixar anar un esglai de sorpresa. Notava com, per un instant, s'havia quedat tant blanc com la paret on s'arrepenjava amb la mà esquerra.</text:p>
      <text:p text:style-name="P27"><text:tab/>Refet de l'espant i repetint-se que només havia vist el reflex d'alguna cosa que l'havia alterat, en l'estat de tensió que es trobava, va avançar decidit cap a la cantonada d'on s'havia mogut alguna cosa. Quan estava a pocs metres va veure quelcom que el va fer parar. Els músculs se li van tensionar mentre buscava respostes a allò que estava veient. S'imaginava que per fi veuria la criatura que havia acabat amb el capità. Ni ciència ni històries. Allà tenia el primer alienígena que ell havia portar de l'espai exterior. Una criatura capaç de drenar tota la carn d'un adult en poques hores, convertir les parets en <text:soft-page-break/>una negror que acabava per cegar tot pensament positiu de qui les mirava. </text:p>
      <text:p text:style-name="P27"><text:tab/>Al final del passadís hi havia una bola de pèl. Fosca. Era diminuta, potser de la mida del seu polze. El pèl era negre com la nit, amb un tel de porqueria, com caspa, que deixava per allà on es refregava. Es recargolava per la cantonada de manera fastigosa com si estigués deixant a la paret la marca de que havia passat per allà. Va imaginar-se la resta de la criatura com una llarga tènia: un cuc ple de pels amb una gran boca sense ulls. </text:p>
      <text:p text:style-name="P27"><text:tab/>Deixar-se portar per la por no era la millor solució en aquells moments. Va posar ordre al seu terrat. S'armaria i atacaria la criatura en aquell moment que no s'havia adonat encara de la seva presència. Al seu voltant va veure un extintor tancat dins un armariet de vidre. A un dels laterals hi havia un martell per poder treure'l d'allà. Si feia massa soroll podia alertar la criatura i deixar que escapés. Quan va girar el cap per veure si encara seguia allà es va adonar que la bola de pèl havia desaparegut escales avall. Va sentir un cop d'adrenalina que el va ajudar a treure l'extintor del lloc sense pensar-ho dues vegades. El terra havia quedat ple dels vidres però a les mans portava un objecte pesat que utilitzaria a mode de maça. </text:p>
      <text:p text:style-name="P27"><text:tab/>Va avançar amb cautela procurant fer el mínim soroll possible. Just abans de donar la volta a la cantonada va aixecar l'arma per deixar-la caure contra el monstre que conspirava contra ells. </text:p>
      <text:p text:style-name="P27"><text:tab/>—Ahhh! —va cridar violentament creuant el marc que portava cap a les escales. <text:s text:c="2"/></text:p>
      <text:p text:style-name="P27"><text:tab/>Es va quedar congelat en veure que al seu davant no hi havia cap criatura de l'espai exterior que volgués acabar amb les seves vides. Un gat negre el mirava des del tercer esglaó que baixava a les bodegues. Els ulls, un de color verd i l'altre blau turquesa, mostraven una cega confiança en que tenia la situació sota control. En Hashvv va veure la bola de pèl que l'havia alertat al final de l'animal: es tractava de la seva cua. Aquesta encara es refregava contra la bora del següent esglaó. Va abaixar l'arma.</text:p>
      <text:p text:style-name="P27"><text:tab/>—D'on surts, tu?</text:p>
      <text:p text:style-name="P27"><text:tab/>L'animal li va passar entre les cames de manera carinyosa, refregant-se amb el final del pantaló mentre mirava amunt, potser cercant una carícia. Semblava un gat de carrer, brut i espavilat. En Hashvv es va ajupir i el va acariciar tot traient-li de sobre una capa de pols. El va notar esquelètic, com si portés dies sense menjar. El gat mirava l'astronauta obrint la boca de gust. A la butxaca del jersei hi portava un paquet de galetes. Les va obrir i en va trossejar una part que va deixar al davant del company felí. El gat va mirar-se les engrunes amb desconfiança, després hi va posar la llengua i es va empassar el que en <text:soft-page-break/>Hashvv li estava preparant. </text:p>
      <text:p text:style-name="P27"><text:tab/>—No tens amo, eh? Ets un polissó com jo —va decidir en Hashvv.</text:p>
      <text:p text:style-name="P27"><text:tab/>El gat, amb la panxa una mica més plena va baixar els primers esglaons de l'escala amb gràcia felina. No anava ràpid, potser esperant que el seu nou amic el seguís de prop. En Hashvv es va fixar que l'animal anava girant el cap a cada dues passes que feia. Quan van arribar al replà que portava al següent pis va córrer lleuger cap a les escales que portaven a la bodega. En Hashvv el va seguir com va poder però la foscor que dominava aquell forat que s'endinsava al cor del vaixell el va frenar. El gat segurament no tenia problemes de vista, però ell hauria d'anar compte a cada passa que feia per no equivocar-se d'esglaó i acabar caient cap a baix. L'escala es precipitava vertical, amb un passamà a l'esquerra que baixava com una perxa. Els esglaons a mida que <text:s/>la poca llum de l'últim pis hi deixava de tocar semblaven més petits. En Hashvv tenia problemes per posar el peu i en els últims on només hi cabia el taló.</text:p>
      <text:p text:style-name="P27"><text:tab/>Quan va arribar al replà va quedar-se quiet uns minuts. Sabia que el gat no era gaire lluny. Necessitava que les ninetes s'acostumessin a la claror que deixava anar l'escassa il·luminació d'emergència. No havia baixat mai a aquella part del vaixell. Al seu davant s'obria un llarg passadís des del qual semblava que arrancaven nous encreuaments cada tres o quatre metres. El sostre metàl·lic només estava a un pam per sobre del seu cap. Era d'un enreixat d'acer per on passaven tubs i cables. Feia una sensació de tancament que li recordava a l'Estació Espacial. Les parets no tenien acabats, eren simplement grans planxes de ferro d'on penjaven tubs que pujaven la temperatura de la planta. Es va notar suant de seguida. A pocs metres endavant va aparèixer un núvol de vapor, seguit del so d'una antiga locomotora. Es va adonar de les poques coses que podia escoltar allà baix, era com estar dins l'esquelet; només passadissos i més passadissos. <text:s/>Li feien mal les orelles del so atenuat del motor rebotant per les parets.</text:p>
      <text:p text:style-name="P27"><text:tab/>El gat l'esperava al següent encreuament. Allà es va trobar amb dos passadissos que arrencaven cap a babord i cap a estribord. També hi havia una escotilla a l'inici del passatge de la dreta. Traient el cap pel passadís es va adonar que el sostre en els laterals encara era més baixet i que les parets ja no eren com en el principal: eren parets de contenidors. Eren a la zona de càrrega. Segurament amb el vaixell buit allò devia semblar com un gran pàrquing d'automòbils, però en aquell moment s'acostava més a un laberint molt estret. Cada paret de contenidor era diferent, quasi totes d'acer amb una rugositat uniforme i les sigles de l'empresa pintades al damunt. Notava també com les tonalitats de gris, ja que no era capaç de distingir els colors amb tant <text:s/>poca llum, variaven a mida que <text:soft-page-break/>avançaven.</text:p>
      <text:p text:style-name="P27"><text:tab/>—Em portes al teu amagatall— va intuir en Hashvv mentre es deixava acompanyar per aquell gat que anava girant el cap cada poques passes.</text:p>
      <text:p text:style-name="P27"><text:tab/>L'animal va girar per una cantonada i es va parar al cap de pocs metres d'ell. Al terra hi havia alguna cosa sobre la qual s'hi va estirar còmodament. En Hashvv va acostar la mà i va notar fibra de cotó. Palpant aquí i allà no li va ser difícil adonar-se que es tractava d'un jersei. Estava ronyós. Es va asseure al costat del gat, creuant les cames com si fos un indi.</text:p>
      <text:p text:style-name="P27"><text:tab/>—Aquí vius, tu. —deia mentre l'acariciava— Com has sobreviscut tots aquests dies?</text:p>
      <text:p text:style-name="P27"><text:tab/>Va sentir el so distant d'una gota que impactava contra el terra. Es va aixecar i de quatre grapes es va acostar al marge de babord, on el sostre s'anava fent cada vegada més baixet. Va arribar a un punt on es filtrava una escletxa de llum de l'exterior. Ja no estaven sota la torre, va pensar. Havien caminat potser una cinquantena de metres cap a proa i alguns a babord, per tant això els situava al mig del vaixell, directament sota les piles de contenidors. Amb la poca llum que entrava podia veure el regalim que gotejava, sortia d'una canal que li passava a prop del cap. Pel vapor que deixava anar la fuita semblava molt calent. Al terra, on impactava cada deu segons, s'havia format un bassal on ja no cremava. La font del gat.</text:p>
      <text:p text:style-name="P27"><text:tab/>Al donar-se la volta, sense voler, va topar amb alguna cosa peluda al terra. No era el gat, que el mirava assegut sobre el jersei. Va sentir un instint repulsiu que el va obligar a treure la mà d'allà. La seva pròpia ombra, provocada per l'escletxa de llum, no li deixava veure el que tenia a dos pams. Potser es tractava d'un altre animaló. Era massa pelut per tractar-se d'un insecte. Va picar amb la mà a prop del petit bulto que l'inquietava, per veure si marxava esporuguit. No va notar res i va decidir moure's ell per veure alguna cosa. </text:p>
      <text:p text:style-name="P27"><text:tab/>Estirada de cap per amunt hi havia una rata. No va respondre quan en Hashvv la va tornar a tocar amb el dit. Semblava portar morta molt de temps. Potser era una captura del seu amic que no s'havia acabat de menjar. La cara la tenia desfigurada, no tenia ulls, només les cavitats on haurien d'haver estat. Per un segon va pensar en la vida a Mongòlia quan era petit i caçava granotes amb els cosins i les disseccionaven abans de donar-les de menjar als gossos. Li va venir un tímid somriure a la boca pensant en aquells temps. </text:p>
      <text:p text:style-name="P27"><text:tab/>El gat, curiós, es va acostar cap a ell. En Hashvv li va preguntar si <text:s/>allò era el seu sopar. El gat el mirava no entenent res, després mirava la rata. El gat es va posar en <text:soft-page-break/>posició d'atac juganer, amb el cul amunt i el cap tocant a terra i es va anar acostant fins al cadàver de l'animaló. Va deixar anar l'urpa i davant la sorpresa d'en Hashvv la rata es va convertir en pols. La mateix pols en què s'havia convertit el capità. Es podia tractar d'un efecte òptic en tal males condicions lumíniques, l'animal podia portar setmanes mort, no volia dir res. De cop el gat va sortir corrent, com si algú li hagués clavat una plantofada. Saltant d'un lloc a l'altre pres d'un atac de bogeria.</text:p>
      <text:p text:style-name="P27"><text:tab/>En Hashvv el va seguir com va poder, primer a quatre grapes i després a dues, fins a l'altra ala del mateix passadís. A la punta d'estribord. Allà l'escletxa de llum que es colava entre els contenidors era més gran i deixava veure de manera més clara on es trobava. Va quedar parat. </text:p>
      <text:p text:style-name="P20"><text:tab/>Al terra hi havia una dotzena de rates, totes de cap per munt, algunes sense res més que la forma d'animaló fet sobre una base òssia. La carn de la majoria ja no hi era, semblaven petites peces de tela amb un cap molt fastigós. El terra estava cobert d'una substància negra que s'arrapava a tot, creant onades fastigoses a mida que es movia, engolint tota llum que hi pogués impactar. També havia pujat per les parets dels contenidors on ja no quedava rastre de cap sigla ni número de sèrie. Estava passant el mateix que havia vist a la sala del capità. Tot s'estava recobrint amb aquella massa que solidificava al seu pas. A dalt no li havia semblat veure que es movia, tot i que ho notava. Allà, amb un raig molt concret de llum i la por al cos, n'estava segur que veia com aquella cosa, fos el que fos, que no era del seu planeta, es movia per acabar amb la vida dels animalons. I després d'aquelles rates anirien ells i com el capità acabarien desfets a mans d'aquell experiment. No en va tenir cap dubte. La foscor estava creant una nova cripta.</text:p>
      <text:p text:style-name="P20"/>
      <text:h text:style-name="P36" text:outline-level="2">24. Hashvv – 61</text:h>
      <text:p text:style-name="P27"><text:span text:style-name="T5">Es refugiava de la </text:span><text:span text:style-name="T6">pudor</text:span><text:span text:style-name="T5"> en el vapor que emanava de la tassa de caldo. Va fer un xarrup en la foscor de la cambra. Feia una estona, quan havia arribat, havia activat l'interruptor amunt i avall força vegades, sense que allò encengués res. A palpentes, s'havia resignat a seure en un tamboret al costat de l'entrada, ben lluny de la taula,</text:span><text:span text:style-name="T6"> on havia dipositat el cadàver de rata que havia recuperat de la bodega.</text:span></text:p>
      <text:p text:style-name="P21"><text:tab/>Mentre bevia es va adonar que feia hores que no menjava, distret pel que estava passant. L'estómac li va fer un rugit d'agraïment i les galtes se li van envermellir acalorades. Un calfred li va recórrer el cos. Sense aixecar-se, va recuperar la jaqueta del penjador estirant de la màniga. Se la va posar per sobre com si fos una manta. El radiador <text:soft-page-break/>era tant fred com la paret. L'única font de calor que tenia a prop desapareixia amb cada glopada que l'alimentava.</text:p>
      <text:p text:style-name="P21"><text:tab/>Quan es va acabar el sopar va aixecar la mirada cap al paquet que tenia al final del passadís. Tot i la foscor que l'envoltava podia discernir el perfil de la taula i l'embolcall de tela reposant-hi al damunt. Va deixar la tassa al terra i es va creuar de braços per resguardar-se del fred momentani mentre esperava que arribés el seu ajudant amb les eines de cirurgià.</text:p>
      <text:p text:style-name="P21"><text:tab/>La <text:span text:style-name="T11">pudor</text:span> li va tornar a arribar al nas. A la bodega no s'havia adonat de la força que tenia la ferum. Potser l'havien distret els mil impulsos que el rodejaven en aquella atmosfera aliena. Provava de recordar què havia ensumat allà baix, però li era impossible. Havia tingut l'atenció massa focalitzada a veure alguna cosa entre tanta negror. Tot i així una olor tant forta l'hauria descol·locat tant com li estava passant en aquell moment. Va sentir una sensació molt poc habitual: mareig. Acostumat a viure en gravetats incòmodes, la nàusea li era molt desconeguda. N'havia sentit en comptades ocasions massa llunyanes. Era molt real, tant, que es va haver de moure. Es va aixecar i va palpar el marc de la porta del bany. Va entrar vigilant no ensopegar amb l'esglaó de l'entrada. </text:p>
      <text:p text:style-name="P21"><text:tab/>A dintre encara li costava més distingir la paret. Es va haver d'ajudar de les mans per trobar la pica i al seu damunt l'armari amagat darrere del mirall. Talpejant va remenar bruscament l'interior, deixant que pots, cremes i raspalls de dents caiguessin al terra. Amb una mà grapejava tot allò que trobava mentre que amb l'altra intentava tapar-se el nas. Finalment va arreplegar un bossa de plàstic d'on en va treure un floc de cotó fluix. El va deformar en dues boletes i es va taponar el nas. Al mirall hi queia un fil de llum on es va veure un tros de rostre. Cansat. Fosc.</text:p>
      <text:p text:style-name="P21"><text:tab/>—Hashvv? M'obres? —va dir l'Olivier des de fora.</text:p>
      <text:p text:style-name="P21"><text:tab/> Al passadís hi havia una mica més de claror verdosa provocada per les bombetes d'emergència. L'Olivier el mirava tremolant amb la caixa d'eines entre les mans com si fos un gos juganer desitjant entrar al menjador. Feia unes llargues ulleres que li embrutien la cara i es barrejaven amb greix, un principi de barba mal cuidada d'adolescent i uns llavis destrossats per la deshidratació. Del braç dret li penjava una bossa de plàstic amb peces de fruita i una ampolla d'aigua. Anava tant poc abrigat com ell, només amb un jersei de cotó.</text:p>
      <text:p text:style-name="P21"><text:tab/>El va fer passar mentre li oferia un tros de cotó fluix i li indicava on havia d'anar.</text:p>
      <text:p text:style-name="P21"><text:tab/>—Buag!—va exclamar el jove mariner quan va entrar—. Què cony és aquesta <text:soft-page-break/><text:span text:style-name="T11">pudor</text:span>?</text:p>
      <text:p text:style-name="P21"><text:tab/>En Hashvv va assenyalar el menjador on descansava el cadàver de l'animal. La caixa d'eines va canviar de mans i el noi es va posar, tal com en Hashvv li estava insistint, el cotó fluix al nas. Després van beure una mica d'aigua i van fer un parell de queixalades a una poma que havia tret de la cantina. No s'havia trobat a ningú, va comentar, en tota l'estona que havia estat pels passadissos. Com si d'alguna manera s'estigués convertint en un vaixell fantasma. En Hashvv no va dir res; estava pensant en com examinarien el que tenien al damunt de la taula.</text:p>
      <text:p text:style-name="P21"><text:tab/>Es van acostar al dormitori de la cabina amb la làmpada de gas que l'Olivier havia trobat al magatzem encesa. La va deixar al costat del paquet de drap mentre el mariner dipositava la caixa d'eines al damunt d'una cadira. En Hashvv va demanar al noi que li busqués alguna cosa afilada.</text:p>
      <text:p text:style-name="P21"><text:tab/>—No serà tòxic? —va comentar el mariner.</text:p>
      <text:p text:style-name="P21"><text:tab/>En Hashvv va assentir amb el cap i després va arronsar les espatlles. Necessitaven material quirúrgic i coneixements del que estaven a punt de fer però no tenien ni una cosa ni l'altra. El movia una voluntat curiosa del tot inconscient. L'Olivier va treure una caixeta de mascaretes de pintor. Eren de paper, molt senzilles, amb una goma que tibava. En va agafar una <text:span text:style-name="T11">i se la va posar</text:span>, per donar confiança al mariner.</text:p>
      <text:p text:style-name="P21"><text:tab/>L'eina més afilada de la caixa era una navalla rovellada amb el mànec de fusta. La va obrir i amb la fulla va destapar una primera capa del drap. Un núvol de pols va quedar surant al voltant del feix de llum de la làmpada. Ajudant-se d'un tornavís petit va acabar de deixar el que quedava del cos de la rata al descobert. </text:p>
      <text:p text:style-name="P21"><text:tab/>Quan l'havia recollit no l'havia pogut apreciar gaire bé. Li havia semblat fosc, com la resta que hi havia al seu voltant, però per res s'havia imaginat el que tenia al davant. No tenia ni un pèl, semblava com si acabés de néixer: elàstica, nua, com una bola de cautxú. Les rates que s'emportaven a la ISS quan eren ben petites tenien el color rosat del pernil dolç. Aquesta era negra com la nit. Tenia arrugues d'extrema fragilitat. Li donava la sensació que si la tocava es desmuntaria. Per això anava amb molt de compte, mentre l'observava ajudant-se del tornavís i la navalla rovellada. Tenia la imatge dels últims minuts del capità gravada al cap. Per l'aspecte d'aquell cadàver, i els més de cent que havia comptat a baix, semblava que l'estranya malaltia que havia desfet aquell home s'havia fet amb altres hostes. Va observar-li la cara: la nineta havia perdut tota brillantor; a la boca només hi quedaven cràters lunars on en algun moment s'hi havien erigit dents <text:soft-page-break/>afilades.</text:p>
      <text:p text:style-name="P21"><text:tab/>En Hashvv va empunyar el tornavís i, amb compte, li va inserir per la boca. Era fi i li permetia moure's amb relativa destresa. Mentre subjectava el cadàver, va fer una incisió, amb l'altra mà, que anava des de la barbeta fins a la cua. La pell s'obria, sense resistència, com paper cremat al pas del ganivet per l'estómac.</text:p>
      <text:p text:style-name="P21"><text:tab/>—El vaixell fa pena sense vida.</text:p>
      <text:p text:style-name="P21"><text:tab/>La veu del mariner el va sorprendre. Va enretirar la navalla del cos de l'animal per por que el pols li fallés. El so havia trencat el silenci però les paraules concretes li havien posat la pell de gallina. Va aixecar la mirada i es va trobar que el noi lamentava haver obert la boca. Es notava que la seva intenció no havia estat incomodar-lo mentre feia una tasca tan delicada. </text:p>
      <text:p text:style-name="P21"><text:tab/>—Què vols dir? —va dir en Hashvv.</text:p>
      <text:p text:style-name="P21"><text:tab/>—Doncs això—va dir—, que caminant pels passadissos no hi ha ningú. Hi ha mariners que fa hores que no veig, potser estan tancats a l'habitació. D'altres no et parlen quan te'ls creues. El nou capità està dividint la tripulació en dos bàndols que no saben ni què defensen. Tot s'està enrarint.</text:p>
      <text:p text:style-name="P21"><text:tab/>En Hashvv va tornar a portar la navalla fins a l'estómac de l'animal. Va aixecar amb compte la capa de pell que havia quedat dividida per la incisió. Tot i que l'havien trobat embolcallat per la humitat de la bodega, el cadàver només desprenia sequedat com si tots els fluids s'haguessin evaporat i només n'hagués quedat un teixit trencadís. <text:s/></text:p>
      <text:p text:style-name="P21"><text:tab/>—En Roland està amb febre al llit.</text:p>
      <text:p text:style-name="P21"><text:tab/>Que el mariner no callés el relaxava. Donava una normalitat acollidora en aquell ambient lúgubre. No prestava, però, gaire atenció a les seves paraules. </text:p>
      <text:p text:style-name="P21"><text:tab/>El sorprenia l'aparent estat de descomposició dels óssos. Semblava un miracle que per fora semblés el cos d'un animal ja que estaven a punt de convertir-se en petites estelles. En hores podia quedar com una tenda de campanya desmuntada per dintre, com si algú hagués trencat els pals i ara la tela caigués desordenada.</text:p>
      <text:p text:style-name="P21"><text:tab/>—On són els budells? —va preguntar el mariner acostant-se més del que en Hashvv hauria desitjat.</text:p>
      <text:p text:style-name="P21"><text:tab/>No hi eren. Però no era l'única cosa que li faltava. No hi havia budells. Tampoc fetge. Tampoc pulmons. Tampoc cor. Tampoc estómac. Anava assenyalant amb la navalla en quin punt s'hauria de trobar cadascun del òrgans. Dibuixos al buit sobre com hauria de ser <text:soft-page-break/>el cos d'un mamífer. Pols era l'única cosa que en quedava del que havia mogut a la rata entre caixes de la bodega.</text:p>
      <text:p text:style-name="P21"><text:tab/>En Hashvv es va girar cap a l'Olivier.</text:p>
      <text:p text:style-name="P21"><text:tab/>—Desfet. Com el capità. —Va dir mentre perdia la mirada a la paret mal il·luminada.</text:p>
      <text:p text:style-name="P21"><text:tab/>—Creus que en Roland acabarà igual? —va dir el noi amb un fil de veu.</text:p>
      <text:p text:style-name="P21"><text:tab/>—No només en Roland.</text:p>
      <text:p text:style-name="P21"><text:tab/>Van repassar els esdeveniments que havia precedit l'empitjorament prematur del capità. Febres. Vòmits. L'Olivier li va dir que havia vist força malament la Núria feia unes hores, i també que el nou capità havia vomitat en un dels lavabos just abans que ell entrés, però que potser era perquè anava trompa. </text:p>
      <text:p text:style-name="P21"><text:tab/>El noi es va aixecar del seu costat i va començar a donar voltes per l'habitació. Anava repassant en veu alta totes les coses rares que havia vist pel vaixell els últims dies. En Hashvv assentia com si estigués immers en la conversa però pensava en com havia arribat fins allà aquella estranya malaltia. Tenia el cos de l'animal al seu davant, tant inert com el del capità, tant fràgil com les últimes paraules de l'home. Hi havia moltes preguntes per fer-se però només una que li interessava: havia arribat amb ell?</text:p>
      <text:p text:style-name="P21"><text:tab/>—Abans que jo arribés algú es va trobar malament? El capità?</text:p>
      <text:p text:style-name="P21"><text:tab/> L'Olivier es va parar a l'altra banda de l'habitació. El mirava com si no pogués creure allò que acabava dir-li. En Hashvv va repetir la pregunta, aquesta vegada més segur de la resposta que li donaria. I li va donar exactament allò que estava esperant: no.</text:p>
      <text:p text:style-name="P21"><text:tab/>—La moral al vaixell està pel terra.</text:p>
      <text:p text:style-name="P21"><text:tab/>L'Olivier va assentir.</text:p>
      <text:p text:style-name="P21"><text:tab/>—Hem <text:s/>de parlar amb els oficials sense el capità.</text:p>
      <text:p text:style-name="P21"><text:tab/>—Saps d'on surt tot això?</text:p>
      <text:p text:style-name="P20"><text:tab/>—Crec que va venir amb mi. <text:s/></text:p>
      <text:h text:style-name="P37" text:outline-level="2">27. Hashvv</text:h>
      <text:p text:style-name="P3"><text:tab/><text:span text:style-name="T12">En Hashvv, dret al mig de la cuina, resseguia amb la mirada les ombres que es formaven sobre les portes dels armaris metàl·lics. S'estiraven amb el moviment pendular de la llum que penjava del sostre. El seu cap, com un meló en vertical, es reflectia sobre la campana extractora mentre els dits allargats de la mà esquerra sobreposaven la llarga </text:span><text:soft-page-break/><text:span text:style-name="T12">fila de paelles, de més gran a més petita, que dansaven subjectes pel mànec a la paret. </text:span></text:p>
      <text:p text:style-name="P4"><text:tab/>Empetitida sota la seva ombra, la Claire l'interrogava amb la mirada asseguda en un tamboret al costat dels fogons. En cap altra circumstància es podia imaginar que la cuinera cedís el punt de poder del seu fortí a algú com ell. Feia dos dies havia vist com expulsava un mariner que, aprofitant la confusió, havia provat d'emportar-se una bossa de fruita. Fora de l'escala de comandament habitual, i de manera pràctica, era de les persones amb més poder del vaixell. Si havia arribat a aquell extrem, on ella havia perdut tot lideratge, era perquè la noia ja no era ella mateixa. </text:p>
      <text:p text:style-name="P4"><text:tab/>Es va fixar en com li tremolava la mà esquerra, enrotllada amb una tovallola blanca envermellida. Li havia preguntat quan havia demanat reunir-se allà, què li havia passat, però la cuinera havia canviat de tema.</text:p>
      <text:p text:style-name="P4"><text:tab/>Va girar el cap cap al rellotge d'agulles que penjava damunt de l'aigüera. Les tres i cinc de la tarda. Exactament dos minuts més que l'última vegada que l'havia mirat. </text:p>
      <text:p text:style-name="P4"><text:tab/>Havia demanat als pocs que ja havien arribat que prenguessin paciència. Tot i així, en Roland, en un racó, no podia parar de murmurar sota el nas. Feia picar els dits contra l'armari on s'arrepenjava. Fer la citació a la cuina estava posant els pèls de punta al personal. Era un punt on no sentien la confiança habitual. Un domini diferent on ni el capità acostumava a posar un peu. El punt de neutralitat perfecte des d'on orquestrar un motí. Així ho havien discutit aquell matí amb l'Olivier. Si controlaven l'estómac del vaixell els seria fàcil dominar l'humor dels mariners, i amb això, ho tindrien tot.</text:p>
      <text:p text:style-name="P4"><text:tab/>Sobre la taula on arrepenjava el cul hi rodolava una poma dins un plat de sopa. Com si estigués atrapada en una espiral donava voltes buscant un centre que mai arribava. La va parar amb la mà i amb una carícia subtil la va assentar al centre del plat, d'on no es va moure més. </text:p>
      <text:p text:style-name="P4"><text:tab/>Desitjava que s'obrís la porta i que en tromba entressin una vintena de mariners disposats a canviar els estaments jeràrquics. Tornar l'ordre lògic a una situació que ho havia perdut tot. Si això no passava la cosa derivaria en els seus últims dies entre persones per convertir-se en una lluita acarnissada entre depredadors sense cap altra sortida que el vessament de sang. </text:p>
      <text:p text:style-name="P4"><text:tab/>Enlloc de vint mariners disposats a canviar un futur abominable tenia a una dona espantada i el més jove del ajudants que no parava de senyar-se en veu baixa. La sort de tots no podia passar per aquella minsa comitiva.</text:p>
      <text:p text:style-name="P4"><text:tab/>Va pensar en l'últim gran rei d'aquella castell, un home desfet a la seva carn, líquida i carbonitzada. Recordar els últims crits d'agonia, els socors mentre el mausoleu se li construïa al voltant en melmelada de foscor li va portar les olors immundes altra vegada al <text:soft-page-break/>nas. Segurament no es trauria mai del cap aquell moment que de ben segur tornaria en els pitjors malsons.</text:p>
      <text:p text:style-name="P4"><text:tab/>Havia traslladat la taula on acostumava a sopar la Claire al mig de la cuina. Sobre el mantell plastificat hi descansava un mapa d'un quadrant atlàntic. L'havia trobat a la biblioteca entre guies de viatges. No quedava res més precís fora del control del capità. Va pensar que pel que havia d'explicar en tindria prou. Si calia, més tard, ja entrarien en detalls.</text:p>
      <text:p text:style-name="P4"><text:tab/>Per la porta va entrar un noi enfundat en un mono de treball. Se li va passejar pel davant sense aixecar la mirada, amb la cigarreta entre els llavis. Era jove, potser de l'edat de l'Olivier, cabells tan rossos que semblaven blancs i un cara tacada de greix. El descarament que portava a sobre el va portar a obrir la nevera, on hi havia una pila de cerveses en llauna. La Claire va fer un bot i li va tancar als morros.</text:p>
      <text:p text:style-name="P4"><text:tab/>En Hashvv va alçar-se sobre l'espatlla de la cuinera amb to desafiant. La foscor que li projectava l'ombra va deixar el noi a la penombra. L'ordre no es podia perdre o aquella aventura tindria una fi fatal. Tenia els ulls clavats als del noi: l'única brillantor que sobresortia d'aquella intrínseca negror. L'orgull impedia al mariner apartar-se però no faria res més ja. Ho intuïa en el seu posat ferm però passiu. </text:p>
      <text:p text:style-name="P4"><text:tab/>Ell va fer el gest. Va enretirar una de les cadires de blanc gastat i el va convidar a seure. Un to suau i conciliador va ajudar-lo. Necessitava que tothom escoltés allò que pensava dir.</text:p>
      <text:p text:style-name="P4"><text:tab/>—Després traurem beguda —va dir mentre deixava lloc—. Primer hem de parlar d'algunes coses. </text:p>
      <text:p text:style-name="P4"><text:tab/>Ja n'eren quatre. N'havien d'arribar moltes més o allò seria una broma de mal gust. </text:p>
      <text:p text:style-name="P4"><text:tab/>El rellotge marcava les tres i set.</text:p>
      <text:p text:style-name="P4"><text:tab/>Amb un caminar pausat es va acostar a la finestra. A fora, la mar era calmada. Alguna ona passatgera els feia pensar que suraven sense rumb.</text:p>
      <text:p text:style-name="P4"><text:tab/>—El vaixell és aquesta pinça? —el noi s'havia fixat en una pinça de la roba de color vermell dipositada estratègicament sobre una posició remota del planell estès sobre la taula.</text:p>
      <text:p text:style-name="P4"><text:tab/>En Hashvv va assentir. <text:s/></text:p>
      <text:p text:style-name="P4"><text:tab/>—Doncs no l'heu posat on toca.</text:p>
      <text:p text:style-name="P4"><text:tab/>—Està al lloc que toca.</text:p>
      <text:p text:style-name="P4"><text:tab/>Tant en Roland com la Claire es van acostar a la taula. Van prendre seient sense deixar d'observar la pinça que en Hashvv estava situant. No sabia amb exactitud en quin punt es trobaven però la salvació era molt més lluny del que tothom pensava. Havia de <text:soft-page-break/>deixar que el marcador caigués en un punt aleatori prou llunyà de la costa africana com de les illes portugueses. No volia enganyar a ningú. Només posar pes a l'altre punt de la balança, la safata sobre la qual volia que es decantés.</text:p>
      <text:p text:style-name="P4"><text:tab/>—No podem ser tan lluny de Sao Miguel!—va exclamar el mariner, entre la mofa i la desesperació —Estàs sonat. Estem a menys d’un dia d’arribar.</text:p>
      <text:p text:style-name="P4"><text:tab/>En Hashvv, imprecís, va posar el dit en un punt aleatori de l’oceà. Els va dir que allà era on el capità havia insistit que eren, però no podia anar més errat. La cuinera el mirava desconcertat mentre en Roland es refugiava en la rialla del jove per camuflar la seva inseguretat. </text:p>
      <text:p text:style-name="P4"><text:tab/>Dos mariners més, vestits amb els monos de treball, van aparèixer mentre discutien sobre la situació del vaixell. L’Olivier estava fent el que li havia demanat i, en comptagotes, la sala s’anava omplint amb tots aquells que necessitava. Per les cares que portaven semblava que algú els hagués obligat a punta de canó.</text:p>
      <text:p text:style-name="P4"><text:tab/>Més van arribar, mal vestits, cansats i despentinats. Tots contribuïen a la tasca de tractar-lo de boig. La cuina es va convertir en un galliner de crits i rialles en llengües estranyes. Algunes s’indignaven amb el mapa que tenien sobre la taula, la majoria treien importància al que un astronauta els volgués dir. Ell es va enretirar de la taula. Es mantenia al marge de la efervescent discussió. Alguns ja dubtaven de tot. Altres els era igual. Altres callaven espantats. L’espurna havia sorgit. Només calia tirar-hi més llenya per fer créixer els <text:s/>dubtes sense passar-se o tot es podria apagar.</text:p>
      <text:p text:style-name="P4"><text:tab/>Quedaven dues cadires buides al voltant de la taula i un tamboret en un racó. La resta de posicions ja havien estat agafades. Alguns s’arrepenjaven sobre el marbre on normalment els preparaven el sopar.</text:p>
      <text:p text:style-name="P4"><text:tab/>A l’altre costat de la porta va sentir noves passes que s’acostaven. Venien acompanyades de l’accent afrancesat de l’Olivier expressant-se amb un to gens amable.</text:p>
      <text:p text:style-name="P4"><text:tab/>Els dos oficials que van entrar seguits de l’Olivier van fer que la cuina quedés en un silenci espectral. Tothom els mirava mentre esperaven que algú obrís la boca o els digués si estar allà era bona idea o els esperava un consell de guerra. Va reconèixer a la camisa de l’home més vell l'insigne de primer enginyer. A sobre, el nom de Martin. </text:p>
      <text:p text:style-name="P4"><text:tab/>—<text:span text:style-name="T7">What the heck it’s happening here?</text:span> —va dir el bull dog que l’acompanyava.</text:p>
      <text:p text:style-name="P4"><text:tab/>—L’astronauta —va comentar dubitatiu el primer mariner en arribar —, comenta que ens hem desviat del rumb.</text:p>
      <text:p text:style-name="P4"><text:tab/>—<text:span text:style-name="T7">Bollocks</text:span>— va dir l’enginyer tot acostant-se al mapa de campanya que tenien estès sobre la taula.</text:p>
      <text:p text:style-name="P4"><text:tab/>Llavors el rebombori es va sentir legitimat per tornar a créixer, aquesta vegada més <text:soft-page-break/>fort que abans. Amb posicions més clares sobre els que creien en l’apocalipsi i els que estaven segurs que l'endemà a la tarda estarien fent un cafè a la plaça colonial de Sao Miguel. </text:p>
      <text:p text:style-name="P4"><text:tab/>El volum a la sala era alt. L’Olivier se li va acostar i va seure a un tamboret. Havia fet la seva part, no gens fàcil. Tot i que el noi no el va mirar, potser pensant que allò no serviria de res, ell li va somriure satisfet que hagués aconseguit portar dotze persones per sentir el que havia de dir. El que tenien al davant era una comèdia humana del teatre més amateur. Alguns ja no parlaven ni de la situació del vaixell, sinó que repassaven l’última pel·lícula que estaven mirant a la cabina. Era el moment d’elevar-se entre tanta disbauxa. Es va entrecreuar els braços i es va plantar com una estàtua d’alguna plaça de l’antiga unió. Va enrocar el rostre. L’autoritat no es demana.</text:p>
      <text:p text:style-name="P4"><text:tab/>Poc a poc els mariners, fins i tot els oficials, van anar callant, intimidats per la força de la seva figura.</text:p>
      <text:p text:style-name="P4"><text:tab/>—Heu estat discutint sobre on som. N’esteu molt segurs.</text:p>
      <text:p text:style-name="P6"><text:span text:style-name="T13"><text:tab/>—Vinc del pont —va dir un mariner de pell morena—, </text:span><text:span text:style-name="T14">je</text:span><text:span text:style-name="T13"> vist </text:span><text:span text:style-name="T14">les cartes du navigation</text:span><text:span text:style-name="T13">. Estem molt a prop </text:span><text:span text:style-name="T14">des îles portugaises</text:span><text:span text:style-name="T13">.</text:span></text:p>
      <text:p text:style-name="P4"><text:tab/>En Hashvv va somriure i va moure el cap d’una banda a altra, en senyal de negació.</text:p>
      <text:p text:style-name="P4"><text:tab/>—Els instruments de navegació no funcionen.</text:p>
      <text:p text:style-name="P6"><text:span text:style-name="T13"><text:tab/>—</text:span><text:span text:style-name="T14">What are you implying? </text:span><text:span text:style-name="T13">—va dir el segon enginyer. <text:s text:c="3"/></text:span></text:p>
      <text:p text:style-name="P4"><text:tab/>De la butxaca va treure una brúixola i la va deixar sobre la taula. Tothom va fer una passa per mirar-la de més a prop. L’agulla donava voltes sense trobar el nord.</text:p>
      <text:p text:style-name="P4"><text:tab/>—El vostre capità només intenta mantenir la moral alta, però ha perdut el rumb.</text:p>
      <text:p text:style-name="P4"><text:tab/>En Roland, indignat, es va aixecar. Potser esperava que donés una disculpa per haver faltat a la cadena de comandament. El mirava, i tot seguit feia llambregades a en Martin, que tenia els ulls perduts en la brúixola. En Hashvv no va dir res. Esperava quin seria el proper pas de la tripulació.</text:p>
      <text:p text:style-name="P4"><text:tab/>—En unes hores —va comentar en Martin amb un to molt diferent al que havia entrat—, podrem verificar la situació a través dels estels. </text:p>
      <text:p text:style-name="P4"><text:tab/>—El vostre capità —va intervenir en Hashvv —no ho ha fet de mala fe. Però l’únic que està fent per portar-vos a port es esperar la sort a base de donar cops de bastó a l’aire.</text:p>
      <text:p text:style-name="P4"><text:tab/>—O a cops d’ampolla —va xiuxiuejar un mariner prou fort com perquè a un altre se li escapés un riure que de seguida va reprimir.</text:p>
      <text:p text:style-name="P4"><text:tab/>Els ingredient necessaris pel pla que havien traçat estaven tots a lloc: els dubtes, les pors i la falta de confiança en un líder que no sabia el que es feia. La balança estava <text:soft-page-break/>caient, ja, a favor seu. La ridiculització del líder seria el primer pas cap a la insurrecció.</text:p>
      <text:p text:style-name="P4"><text:tab/>—No entenc què li passa a la brúixola— va dir la Claire, que seguia observant-la.</text:p>
      <text:p text:style-name="P4"><text:tab/>—Alguna cosa està despistant del camp magnètic de l’aparell. Anem a cegues. Estem molt lluny de les Açores.</text:p>
      <text:p text:style-name="P4"><text:tab/>En Martin va tornar a insistir en el fet que podia ser que estiguessin lluny de les Açores però que ho havien de comprovar. Que la brúixola estigués trencada no significava que s’haguessin equivocat de rumb. En Hashvv llavors va dir allò que realment volia dir:</text:p>
      <text:p text:style-name="P4"><text:tab/>—No podem anar cap a les Açores.</text:p>
      <text:p text:style-name="P4"><text:tab/>En Martin va deixar de mirar al mapa i es va incorporar cap a ell. La resta de mariners els miraven.</text:p>
      <text:p text:style-name="P4"><text:tab/>—Per què no podem anar-hi? —l’Olivier li seguia el joc.</text:p>
      <text:p text:style-name="P4"><text:tab/>Va apartar la cadira de la taula i s’hi va asseure. Era el cap de taula.</text:p>
      <text:p text:style-name="P4"><text:tab/>—Perquè aquest vaixell està malalt. El capità es va desintegrar. Teniu alguns companys a les cabines tossint amb un futur incert. La bodega s’ha convertit en territori vetat. L’última cosa que podem fer és anar a un nucli urbà.</text:p>
      <text:p text:style-name="P6"><text:span text:style-name="T13"><text:tab/>—I què proposes? —va dir en Martin—. </text:span><text:span text:style-name="T14">Die in the sea? </text:span><text:span text:style-name="T13"><text:s text:c="2"/></text:span></text:p>
      <text:p text:style-name="P4"><text:s text:c="2"/><text:tab/>La resposta a aquella pregunta era molt evident en la seva escala de valors: si feia falta, sí. Sempre hi havia un bé major, un més enllà de tota acció que ells poguessin dur a terme. No es podien arriscar que aquell mal anés més lluny del que havia anat. Va pensar en el capità, també en les rates desintegrades que se li desfeien a les mans.</text:p>
      <text:p text:style-name="P4"><text:tab/>—La bodega és plena d’alimanyes podrint-se igual que el capità. Aquest vaixell necessita entrar en quarantena. Necessita un port on el que està passant es pugui contenir.</text:p>
      <text:p text:style-name="P4"><text:tab/> En Martin li va demanar quin port per ell era millor que les Açores. En Hashvv va passejar la pinça amb l’índex a través de l’oceà. Es va parar sota un altre arxipèlag d’illes, més al sud. Tothom es va acostar: les Canàries.</text:p>
      <text:p text:style-name="P4"><text:tab/>—<text:span text:style-name="T7">Mad man</text:span>! —va rondinar l’altre oficial— <text:span text:style-name="T7">Estem a less than one dia de Sao Miguel!</text:span> </text:p>
      <text:p text:style-name="P4"><text:tab/>—A Canàries hi ha una base científicomilitar de la Otan. Tenen divisió d'epidemiologia.</text:p>
      <text:p text:style-name="P4"><text:tab/>—L'altre dia parlaves d'Irlanda— va lamentar-se en Martin—. Tu si que vas perdut!</text:p>
      <text:p text:style-name="P4"><text:tab/>—Estàs sonat! —va escridassar en Jerome.</text:p>
      <text:p text:style-name="P4"><text:tab/>Ja havia dit tot el que havia de dir. Havia sembrat dubtes a l’ambient. Havia manipulat una brúixola i els botons adequats de les persones adequades. Només calia que entressin en una discussió i que la idea que aviat moririen els hi anés ressonant. Havien d’evitar qualsevol contacte. La responsabilitat d’haver portat allò li pesava molt <text:soft-page-break/>sobre el cap.</text:p>
      <text:p text:style-name="P4"><text:tab/>Es va fixar en els ulls vidriosos de la Claire. Potser era la primera vegada que notava la por real movent-se-li entre aquelles galtes vermelles. Cada cop que havia utilitzat la paraula contagi, infecció o epidèmia l'escletxa de la desconfiança s’havia eixamplat una mica més. Morir no era una opció per a cap d’ells. Alguns optarien per la supervivència més desesperada, d’altres podrien arribar a empatitzar amb gent que encara no en sabia res de la malaltia. Ningú, excepte ell, podia veure la imatge global.<text:tab/> </text:p>
      <text:p text:style-name="P4"><text:tab/>—Calma! —va dir en Martin entre converses creuades —El primer que farem és donar aquesta informació al capità. I estudiarem la desviació dels instruments. Abans d’anar a qualsevol lloc hem d’entendre on som.</text:p>
      <text:p text:style-name="P4"><text:tab/>—No heu entès res —va dir en Hashvv abans d’aixecar-se d’una estrebada.</text:p>
      <text:p text:style-name="P4"><text:tab/>La sala va quedar astorada mirant-lo. Alguns, de manera tímida, van preguntar què era el que no havien entès. Dret, va donar l'esquena a la comitiva. Aquella tripulació necessitava un flama que els marqués el camí. La majoria eren joves. Només la cuinera i el parell d'oficials, que no tenien cap ganes d'assumir responsabilitats, passaven de la quarantena. Estava convençut que l'espurna era ell. La persona amb els peus més a terra era aquell que hi havia viscut fora durant mesos. Entenia que trencar cadenes de comandament i protocols era molt complicat per un estranger com ell en aquelles aigües. Només ho podria fer si hi havia un cop dramàtic que ho sacsegés tot. Ho havia de fer sol. Donar exemple. </text:p>
      <text:p text:style-name="P4"><text:tab/>—Hi ha qui no s'adona quan necessita ajuda —va dir acostant-se a la paret.</text:p>
      <text:p text:style-name="P4"><text:tab/>Va donar un cop amb una paella contra el panell de vidre que protegia un extintor. El va agafar amb les dues mans i va aixecar per última vegada els ulls davant la tripulació consternada.</text:p>
      <text:p text:style-name="P4"><text:tab/>—Un lideratge ple de dubtes només us conduirà al fons del pou.</text:p>
      <text:p text:style-name="P4"><text:tab/>La decisió no li permetia notar les ones que balandrejaven els terres. Caminava com si un núvol el transportés a pocs centímetres del metall. Va deixar endarrere la cuina amb l'extintor reposant a l'espatlla. No es volia girar. A l'esquena escoltava les passes d'alguns mariners que el seguien. Ningú li va dir res. El que estava a punt de passar passaria i semblava que la gent ho havia assumit. Potser algú s'hi oposava però ningú tenia la valentia a donar un pas endavant i aturar-ho. Potser només volien veure què passaria. Un desbloquejant a una situació que ja feia massa que durava. </text:p>
      <text:p text:style-name="P4"><text:tab/>L'Olivier se li va acostar a cau d'orella abans no va arribar a l'escala.</text:p>
      <text:p text:style-name="P4"><text:tab/>—Ben fet —va xiuxiuejar—. Tothom et segueix.</text:p>
      <text:p text:style-name="P4"><text:tab/>Va entrar al pont per la porta interior, al cor de la sala. El vent donava cops contra la <text:soft-page-break/>lona que actuava de parabrises. El capità seia en un tamboret llunyà. Tenia la mirada perduda mar endins. El timó girava sol en un pilot automàtic que semblava perdut. Van estar uns instants els dos sols. Després la sala es va omplir d'espectadors. </text:p>
      <text:p text:style-name="P4"><text:tab/>Amb una fredor del que sap el què cal fer, va aixecar l'extintor fins ben amunt. Després, amb contundència el va fer impactar contra la closca del capità. L'última ganyota d'aquest abans de caure a terra va mostrar el més absolut horror.</text:p>
      <text:p text:style-name="P4"><text:tab/>En Hashvv es va girar cap al seu públic. Era un tità que acabava de despertar el poble de les urpes d'un tirà. Als peus hi havia el cos de l'antic rei. Li havia obert una ferida a la cella que obria un riu vermell sobre el terra metàl·lic. S'acabava als peus de l'Olivier. Al seu voltant tothom el mirava amb la mandíbula desencaixada.</text:p>
      <text:p text:style-name="P4"><text:tab/>Va deixar l'extintor amb suavitat sobre el panell de control.</text:p>
      <text:p text:style-name="P19"><text:tab/>—Tu —va assenyalar a un dels joves mariners—, canvia el rumb a trenta-dos graus. </text:p>
      <text:h text:style-name="P35" text:outline-level="2"><text:span text:style-name="T3">29. Hashvv</text:span></text:h>
      <text:p text:style-name="P32"><text:span text:style-name="T15"><text:tab/></text:span><text:span text:style-name="T16">Després d'hores al pont es va encaminar cap a la cabina a descansar. </text:span><text:span text:style-name="T17">El motí havia sortit tal com havia previst gràcies a l'audàcia de no voler acaparar el poder després del cop. L'antic capità s'havia guanyat multitud d'enemics i només va haver de traspassar la responsabilitat al següent oficial amb poder. Molt més sensat que el seu antecessor, en Martin, el cap d'enginyers, va acceptar per necessitat i es va posar mans a l'obra per tal que el vaixell no acabés sense govern. Amb la mirada i el gestos del nou capità intuïa que no aprovava de cap manera la seva manera de fer, però, sense posar oposicions va acceptar-li el rumb que havia imposat.</text:span></text:p>
      <text:p text:style-name="P5"><text:tab/>Tal com va arribar a la cabina es va estirar sobre la pila de papers que tenia al damunt del llit. Va enretirar els que el molestaven i va tancar els ulls per descansar uns instants. El rum-rum del motor en marxa el relaxava mentre ressonaven les ones trencades contra el vaixell. Millor arribar algun dia que no arribar mai. Tot estava en un estat deplorable i forçar qualsevol cosa, també la tripulació un punt més, ho podia col·lapsar tot. Per això havia fet cas als oficials de màquines i anirien a mínima tota l'estona. Almenys havia aconseguit dirigir ell el vaixell cap a terra de ningú.</text:p>
      <text:p text:style-name="P5"><text:tab/>Tot i el cansament i les ganes de dormir, a dins sentia un neguit per resoldre aquella situació que no el deixava estar. Tancaria els ulls tres minuts. Després, tenia feina.</text:p>
      <text:p text:style-name="P5"><text:tab/>Va sentir un crit a l'altre costat de la paret. Semblava d'alguna persona que patia de dolor. Com si algú li hagués caigut una cosa pesada al peu descalç. Va tornar a tancar els ulls. El crit, però, es va repetir, aquesta vegada més llarg i <text:span text:style-name="T11">el va trasbalsar</text:span> del son lleuger en el qual intentava submergir-se.</text:p>
      <text:p text:style-name="P5"><text:soft-page-break/><text:tab/>Es va aixecar i va parar l'orella <text:span text:style-name="T11">a la paret</text:span> que el separava d'aquell home. Venia de l'habitació del costat. Semblava com si algú estigués donant voltes pel llit dins una agonia contínua. Com si la febre no el deixés dormir. El crit parava només quan <text:span text:style-name="T11">sentia</text:span> un altre so de líquid ressonant dins una galleda metàl·lica. Devia estar vomitant.</text:p>
      <text:p text:style-name="P5"><text:tab/>En Hashvv va esbufegar d'impotència, es va incorporar i es va tornar a calçar les sabates. </text:p>
      <text:p text:style-name="P5"><text:tab/>Va tancar la porta de l'habitació d'un cop ben sorollós. Va fer una doble volta amb la clau, com si així pogués evitar que quelcom estrany pogués entrar.</text:p>
      <text:p text:style-name="P5"><text:tab/>El soroll d'algú passant una mala estona venia de la porta que tenia al costat. S'hi va apropar. El cartell que il·lustrava <text:span text:style-name="T11">l'estança</text:span> deia mar Índic i hi havia la pintura d'un vaixell clàssic amb la bandera veneciana navegant per una mar tranquil·la. Va reposar un moment abans de picar-hi. Li va venir al cap la imatge del capità desfent-se. Si aquell mariner, que dormia al seu costat, havia convertit la cabina en una altra cripta pocs llocs tindria on escapar.</text:p>
      <text:p text:style-name="P5"><text:tab/>Va picar i els esbufecs van parar.</text:p>
      <text:p text:style-name="P5"><text:tab/>El va obrir un mariner gros, de pell fosca i accent francès. L'havia vist abans, feia uns dies, manipulant caps a coberta.</text:p>
      <text:p text:style-name="P5"><text:tab/>–Necessites alguna cosa?–va dir en Hashvv.</text:p>
      <text:p text:style-name="P5"><text:tab/>El mariner, corpulent com un armari, el va deixar passar mentre es tapava la boca amb un mocador que la tos estava deixant de color vermell.</text:p>
      <text:p text:style-name="P5"><text:tab/><text:span text:style-name="T22">A l'habitació, e</text:span>l terra estava ple de roba, el llit tenia els llençols rebregats entre roba interior descolorida. Al costat hi tenia una galleda metàl·lica amb dos dits de vòmits que deixava anar una olor que anava infestant tota la cambra.</text:p>
      <text:p text:style-name="P5"><text:tab/>En Hashvv va recollir la galleda i en va abocar el contingut a la tassa del vàter. Al tornar es va trobar en Jerome estirat al llit. Divagava, tot suant, frases en francès que en Hashvv no acabava d'entendre. Li va tocar el front que bullia de mala manera.</text:p>
      <text:p text:style-name="P5"><text:tab/>Li va portar un got d'aigua i el va obligar a veure-se'l.</text:p>
      <text:p text:style-name="P5"><text:tab/>–Mon capiten–va dir en Jerome amb els ulls tancats–, ja som a les Açores?</text:p>
      <text:p text:style-name="P5"><text:tab/>No el va respondre. Va arrepenjar-se a l'escriptori mentre esperava que es tornés a endormiscar. Es va fixar en la textura de la seva pell. Al braç, just al canell, hi estava apareixent una pols que s'anava desprenent com si fos pebre sobre el llençol.</text:p>
      <text:p text:style-name="P30"><text:tab/>Una esgarrifança li va travessar l'espina dorsal i li va glaçar la sang. Així havia començat el capità. Es va aixecar de cop i tant ràpid com va poder va córrer cap al passadís i va tancar la porta a la seva esquena. Va donar tantes voltes a la clau com va poder i la va deixar al pany. Va buscar al seu voltant alguna cosa contundent.</text:p>
      <text:p text:style-name="P30"><text:soft-page-break/><text:tab/><text:span text:style-name="T22">Va llambregar el passadís: tres portes més enllà va veure una armari de manteniment obert d'on en sortia el pal d'una escombra. Va obrir-li del tot i va regirar totes les lleixes fins a trobar una caixa d'eines rovellades de conserge. Semblava que, per la quantitat de teranyines que en sortien, no s'havia utilitzat en anys. La va obrir i en va treure un martell, allò li serviria. També una bossa de plàstic on hi havia una pistola de silicona amb un tub a mig usar.</text:span></text:p>
      <text:p text:style-name="P30"><text:tab/><text:span text:style-name="T22">Va colpejar amb força contra la clau per tal de partir-la pel mig. </text:span>Després va agafar la pistola de silicona i <text:span text:style-name="T22">va resseguir tot el pany per tal de deixar-lo inservible. </text:span></text:p>
      <text:p text:style-name="P30"><text:span text:style-name="T22"><text:tab/>Es va mirar el bunyol de plàstic que acabava de deixar. El que fos que hi havia allà dintre podria sortir per altres racons, s'havia d'assegurar que no escapés. Un mil·límetre de separació s'interposava entre el marc i la porta. Podia veure com la foscor s'esmunyiria per aquell pas. Va apuntar amb la pistola al peu de la porta i poc a poc va resseguir aquell mil·límetre fins a la cantonada superior, després va fer el marc per dalt i després va baixar fins al terra. D'aquella manera per aquella obertura la foscor ho tindria més difícil per escapar d'aquella nova cripta.</text:span></text:p>
      <text:p text:style-name="P5"><text:tab/><text:span text:style-name="T23">Estava decebut amb el curs que estaven prenent els esdeveniment. Mentre arrossegava els peus va tornar fins a la seva cambra. </text:span>Els crits del mariner, a través de la paret, ara s'havien convertit en roncs. <text:span text:style-name="T23">Va pensar que era el millor que podia passar. D'aquella manera no patiria com el capità.</text:span></text:p>
      <text:p text:style-name="P31"><text:tab/>Va treure una llauna de coca-cola de la nevera i es va asseure a l'escriptori. A la portada de l'informe que tenia a mig llegir hi havia escrit «Doctor Thomas Vilderberg», l'autor i amic. Va pensar en <text:span text:style-name="T23">l'astronauta que havia conviscut amb ell a l'Estació feia unes setmanes</text:span>. En la barba de dos dies que lluïa el dia que es va posar malalt. En la seva mirada encuriosida que tenia sempre per a totes les coses. Havien compartit dos mesos en un espai molt reduït on havia descobert sinergies que tenia un home d'origen tan llunyà al seu. De l'avançada Europa del nord a les planes rurals de Mongòlia. Un dia, tot sopant, havien comparat els seus avis, <text:span text:style-name="T23">el d'en Thomas un científic de renom, el seu un pastor de vaques</text:span> que tot i ser nòmada per definició, no havia viatjat mai a més de cent quilòmetres d'on havia nascut. El vell Nurev. Quan era petit li havia ensenyat a muntar i a gaudir del silenci que donaven els turons de més enllà del llac N<text:span text:style-name="T11">egre</text:span>.</text:p>
      <text:p text:style-name="P5"><text:tab/>Aquell brillant doctor potser havia mort com el capità. La seva viuda i el seu fill de tres anys no sabrien mai l'agonia que havia sofert el seu cos. L'Estat li hauria enviat una carta lamentant la mort en servei, però, de detalls, no n'haurien tingut. Potser millor.</text:p>
      <text:p text:style-name="P5"><text:tab/>Va anar passant pàgines de l'informe en diagonal. Llegia títols, subtítols i frase aquí i allà. Ho va fer de pressa i sense massa esperança de trobar res revelador. Quan va <text:soft-page-break/>acabar li va donar la volta i el va deixar al damunt de la taula.</text:p>
      <text:p text:style-name="P5"><text:tab/>A través de la paret sentia el ronc del mariner. Semblava calmat i constant. Va esbufegar mentre s'estirava de braços i cames. La pila d'informes que tenia al davant semblava créixer cada vegada que el mirava. Tenia la impressió que cap li donaria cap pista més sobre el que havia passat allà dalt. Tot havia anat massa de pressa com per poder-ho documentar. L'única pista era aquella mirada de la Giulia en un dels vídeos que havia vist feia uns dies.</text:p>
      <text:p text:style-name="P5"><text:tab/>Va tancar els ulls i va procurar esforçar-se en el record de les últimes hores allà dalt. Va agafar l'informe i el va olorar intensament sense mirar. Tinta, paper i un polsim d'olor a metall que el va fer pensar en el seu llit d'astronauta. En les parets de l'estació. Aquell blanc recobert de tubs. Va fregar el nas més a prop per no perdre aquella sensació de transport cap al passat.</text:p>
      <text:p text:style-name="P5"><text:tab/>Al obrir els ulls, endormiscat, es va veure surant entre les corretges del sac de dormir. Estava subjecte a la paret, o al sostre, o al terra, ja que allà dalt ja no importava què era què. Va notar com un somriure se li formava als llavis. <text:span text:style-name="T11">Tot i saber que seguia al vaixell, es deixava portar per la il·lusió</text:span>. Va sentir una nova olor. Aquesta vegada era fum. Es va deslligar del sac i va treure el cap del compartiment on descansava. Un núvol gris el rodejava i no el deixava veure més enllà. A les mans portava un extintor, com el que havia utilitzat per esberlar el cap de l'oficial que es feia passar per capità. Tenia molta calor. Al darrere de la paret de fum hi havia flames que s'elevaven per tot arreu. Una llum vermella que ho tintava tot acompanyava una sorollosa alarma de so molt estrident. Es va mirar al cos i es va adonar que portava l'escafandre posada. Per l'auricular podia sentir la veu d'en Thomas que cridava de dolor, també la de la Giulia que li donava instruccions perquè marxés d'allà. Es va posar en moviment cap a on les flames eren més fortes. Es va enganxar a una corretja que penjava de la paret i va saltar fins a l'enclusa que portava al següent mòdul. El foc formava boles que suraven com planetes al voltant d'ell, l'estrella en aquell habitacle. Va apretar el botó de l'extintor i va deixar anar un núvol d'espuma que el va propulsar cap enrere. Gràcies a la corretja a la qual s'havia enganxat no va donar-se un cop contra l'altre extrem de l'habitacle sinó que va tibar i després va tornar, com un pèndol, cap al foc apuntant amb l'extintor.</text:p>
      <text:p text:style-name="P5"><text:tab/>Es va agafar fort a l'informe que tenia a les mans i se'l va encastar més contra la cara des d'aquella cabina d'un vaixell al mig de l'Atlàntic per tal de no perdre el fil d'aquella fantasia que l'olor li estava generant. Notava com li queien gotes de suor mentre surava entre el fum. Al seu davant i de manera lenta l'enclusa d'on semblaven procedir la majoria de flames es tancava. Algú a l'altre costat girava la <text:span text:style-name="T11">maneta</text:span> i li allunyava el perill.</text:p>
      <text:p text:style-name="P5"><text:soft-page-break/><text:tab/>—Hashvv —va dir la Giulia per l'intercomunicador—, corre cap al Soyuz! Salva't!</text:p>
      <text:p text:style-name="P5"><text:tab/>Va obrir els ulls. Seguia a la cabina amb l'informe aixafat contra la cara. La veu de la Giulia, tant viu, li va quedar ressonant per dintre com si acabés de parlar amb ella. Tan viva. Tan llunyana.</text:p>
      <text:p text:style-name="P5"><text:tab/>Va deixar els papers al damunt del llit. Va parar un moment per tal de processar aquella fantasia. Es va eixugar la suor que li baixava del front i es va treure el jersei. </text:p>
      <text:p text:style-name="P5"><text:tab/>—Merda— es va dir.</text:p>
      <text:p text:style-name="P5"><text:tab/>No tenia la certesa que tot allò no s'ho acabava d'inventar. Era, però, una possibilitat molt gran que ell hagués marxat gràcies a que els altres s'havien sacrificat. Els seus companys segurament eren morts. Recordar-los només l'havia ajudat a matar-los una vegada més. Aquell incendi, la malaltia d'en Thomas, tot, tot havia començat el dia que van obrir el laboratori Joseph Banks i la substància va entrar a les seves vides. D'això n'estava segur. Ja havia acabat amb la vida del capità, de les rates, d'algun mariner i els següents serien ells. I el pitjor és que no pararia allà, això continuaria. Tots acabarien igual. </text:p>
      <text:p text:style-name="P5"><text:tab/>Es va mirar al braç i li va semblar veure una mena de taca fosca que s'hi estava formant. Potser li havia arribat l'hora a ell també. Ho va observar amb calma. Era una capa fina de color fosc. Va elevar el braç sense fer massa moviments bruscos, com si no volgués despertar la bèstia. El volia acostar a la llum que entrava per la finestra. Era fosc però no semblava impregnat a la seva pell. Va bufar amb força i aquella capa de cendra es va esmicolar. No va sentir un gran alleugeriment.</text:p>
      <text:p text:style-name="P5"><text:tab/>Els roncs d'en Jerome continuaven ressonat dins la seva cripta.</text:p>
      <text:p text:style-name="P5"><text:tab/>Es va adonar que no el podria deixar sortir mai. Cada mariner que caigués malalt l'hauria de tancar. Contenir, contenir, contenir. Només així podria salvar la resta.</text:p>
      <text:p text:style-name="P5"><text:tab/>Cansat es va tornar a estirar. Com a capità del Batten Bay necessitava una solució. No per ell. No per la seva tripulació. Sinó per tota la resta. Aquells els quals havien tingut la sort de no haver-se creuat mai amb aquella criatura. </text:p>
      <text:p text:style-name="P5"><text:tab/>Va tancar els ulls, i aquesta vegada no va pensar en l'estació, sinó que va caure en un son on va perdre tota consciència. El cos es preparava pel que havia d'arribar. Que, intuïa, requeriria de tot el seu enginy.</text:p>
      <text:h text:style-name="P36" text:outline-level="2">31. Hashvv – 74,75</text:h>
      <text:p text:style-name="P8"><text:span text:style-name="T18"><text:tab/></text:span><text:span text:style-name="T19">El vent feia repicar la lona castigada pel sol contra el panell d'instruments on tenia la mirada perduda. Veia de forma intermitent, quan la lona deixada anar per una de les arestes bufava amunt, el mar. Va posar la mà a la punta del plàstic que no deixava de </text:span><text:soft-page-break/><text:span text:style-name="T19">donar cops, la va elevar i la va lligar a dues barres de ferro que sobresortien del lateral. L'impacte del Soyuz les havia deixat allà perquè ell tingués, en aquell moment, el lloc perfecte per on deixar al descobert el balcó del vaixell. Va fer un bon nus amb una ramal desllorigat i es va asseure, només arrepenjant el cul, al tros de panell que encara subjectava el timó. Al davant hi tenia la imatge idíl·lica de la mar tranquil·la. Ells parats; estables. En un punt molt concret de l'oceà, amb només un constant balandreig que tot ho alterava i tot ho tornava a posar a lloc.</text:span></text:p>
      <text:p text:style-name="P11"><text:tab/>Als peus, entre les restes de ferralla i instruments que ja havien perdut la utilitat hi havia el segell de l'última gran baralla: un espessa taca de color granatós que impregnava els seus designis. Algunes passes aquí i allà l'havien escampat pels racons, potser fins i tot per la resta del vaixell. Ningú s'havia preocupat de netejar res, com si es tractés d'un senyal massa sagrat. Potser ningú ho havia fet perquè ja no hi quedava ningú donant voltes pel vaixell.</text:p>
      <text:p text:style-name="P7"><text:span text:style-name="T20"><text:tab/>S'havia preocupat de tancar tots dels malalts on el pertocava: lluny dels vius. I els que no ho estaven havien anat desapareixent com la llum del dia. Sols i espantats pels contes de por que els havia anat explicant. Aquell últim dia s'havia convertit en un bon trobador amb històries per a tothom. Esporuguits, es resignaven a tancar-se a les seves cavernes.</text:span></text:p>
      <text:p text:style-name="P7"><text:span text:style-name="T20"><text:tab/>Per fi tenia el vaixell sota control. <text:s/>Les circumstàncies així ho havien volgut.</text:span></text:p>
      <text:p text:style-name="P11"><text:tab/>Cercant respostes a preguntes que no en tenien, va portar la mirada al mar. Les ones picaven amb gràcia contra el casc. Per una banda i per l'altra. El color de l'aigua, exceptuant l'espuma que sorgia de l'impacte, era fosca. Més fosca del que metres enllà esdevenia. Va parar-hi atenció. Potser es tractava d'un efecte òptic per la proximitat del vaixell. No: era més fosca i a més, al damunt una marea de petits mirallets brillaven a la tènue llum del sol entelat. Li van venir al cap les imatges de la televisió d'algun any inconcret de la seva infantesa, quan un gran petrolífer rus va partir el casc a les costes del bàltic i de dins en va sorgir una marea de mort negra. Una imatge més que les altres li havia quedat gravada a la memòria: uns ànecs del port de Sant Petersburg pintats d'una densa massa fosca.</text:p>
      <text:p text:style-name="P7"><text:span text:style-name="T20"><text:tab/>Allò que tenia al davant era, de nou, una marea de mort. Milers de peixos suraven al voltant del vaixell sense vida. Amb els prismàtics ho va poder verificar. I la foscor no era pas petroli espès sinó una altra cosa. Potser l'extensió d'allò que ell havia portat de l'espai. Un nou conte de por per explicar als pocs mariners que encara no havien embogit.</text:span></text:p>
      <text:p text:style-name="P7"><text:span text:style-name="T20"><text:tab/>Va deixar els prismàtics al damunt del panell d'instruments. Va mirar al terra i va sospirar. Havia fet la meitat de la feina, però per tal que aquesta nova marea no arribés a </text:span><text:soft-page-break/><text:span text:style-name="T20">cap costa només podia fer una cosa: acabar la meitat que li mancava.</text:span></text:p>
      <text:p text:style-name="P7"><text:span text:style-name="T20"><text:tab/>Per fer-ho necessitava ajuda. Ningú, però, el voldria ajudar a portar a terme un pla tan maquiavèl·lic als ulls d'algú que no tenia una visió completa. Els vius del Batten Bay només tenien una preocupació: seguir vius. Res més enllà d'això els faria repensar l'embolic en què estaven ficats.</text:span></text:p>
      <text:p text:style-name="P7"><text:span text:style-name="T20"><text:tab/>Al so del balandreig sobre l'aigua, el vent i la lona xiulant s'hi van unir les passes d'algú que s'acostava a la porta que tenia a l'esquena. Era un caminar lent, imprecís. Les veus li van fer pensar que es tractava de dues persones. Xiuxiuejaven en un idioma desconegut.</text:span></text:p>
      <text:p text:style-name="P11"><text:tab/>En Hashvv es va girar i, amb els braços creuats i la mirada fixa sobre la gran porta d'acer, va esperar l'arribada d'aquells que encara no ho sabien però l'haurien d'ajudar. </text:p>
      <text:p text:style-name="P7"><text:span text:style-name="T20"><text:tab/>La cuinera i el majordom van irrompre amb pressa al seu davant. Com si haguessin de rebentar-ho tot al seu pas. Quan les mirades es van creuar amb els ulls de l'astronauta, fred com sempre, els dos van quedar paralitzats. Abans que poguessin obrir la boca va fer una passa endavant que marcava el territori. Era al centre de la situació. Si se'n volien sortir havien de saber que tot passava per ell.</text:span></text:p>
      <text:p text:style-name="P11"><text:tab/>Tan la Claire com en Roland semblava que haguessin envellit deu anys des de l'última vegada que s'havien vist, feia unes hores. Els dos el contemplaven amb cara de gos espantat. La roba bruta, la cara plena de greix, suor i cabells mal posats. Gotes de saliva regalimaven de les seves comissures.</text:p>
      <text:p text:style-name="P7"><text:span text:style-name="T20"><text:tab/>—Tothom ha desaparegut —va cridar en Roland mentre esgrimia els braços amunt i avall.</text:span></text:p>
      <text:p text:style-name="P11"><text:s/><text:tab/>—On han anat? Perquè estem parats? Saps on han anat? —la Claire no podia parar de tartamudejar de manera compulsiva—. On han anat? Han agafat els bots? Has vist algú?</text:p>
      <text:p text:style-name="P11"><text:tab/>En Hashvv va moure la boca i els dos van callar a l'instant, potser esperant que els donés la resposta que buscaven. </text:p>
      <text:p text:style-name="P11"><text:tab/>—Ningú ha marxat. Són a les cabines. On hauríeu de ser vosaltres. La malaltia corre pel vaixell.</text:p>
      <text:p text:style-name="P11"><text:tab/>Es va adonar que una ferum li pujava des dels peus. Un bassal d'aigua es formava al voltant de la cama del majordom. Li regalimava des de la cuixa esquerra del pantaló de xandall blau.</text:p>
      <text:p text:style-name="P11"><text:tab/>—La malaltia que es menja les entranyes del vaixell —va dir el noi sense adonar-se que estava fent-se les necessitats a sobre.</text:p>
      <text:p text:style-name="P11"><text:tab/>Eren les víctimes perfectes pel pla que tenia en ment. Persones espantades sense <text:soft-page-break/>raó que li serien molt fàcils de manipular. En altres circumstàncies hauria sentit llàstima pels últims habitants del vaixell però en aquell moment no es podia permetre sentir res. Només hi havia la raó en la tasca de salvar tots aquells que no eren allà i que no tenien cap culpa que ell hagués baixat allò de l'espai.</text:p>
      <text:p text:style-name="P11"><text:tab/>—Hem de moure el vaixell. Si arribem a port podrem salvar tota aquesta gent. Tothom està massa dèbil per ajudar-me.</text:p>
      <text:p text:style-name="P11"><text:tab/>En Roland va fer un pas endavant.</text:p>
      <text:p text:style-name="P11"><text:tab/>—Només vosaltres em podeu ajudar a moure'l —va dir en Hashvv, contundent.</text:p>
      <text:p text:style-name="P7"><text:span text:style-name="T20"><text:tab/>Els dos ajudants es van mirar i el van mirar amb una mirada afirmativa. Es va sentir alleujat, un dels grans obstacles s'havia superat. </text:span></text:p>
      <text:p text:style-name="P7"><text:span text:style-name="T20"><text:tab/>Van baixar per l'escala interior, ell al davant. Obria el camí que aterrava als que l'acompanyaven. Cada planta era una nova gamma en la tonalitat de grisos. Cada vegada més fosc. A la tercera va treure una llanterna de la butxaca i es va girar. La Claire i en Roland el contemplaven entre tremolors.</text:span></text:p>
      <text:p text:style-name="P11"><text:tab/>—An..Anem bé? —en Roland arrepenjava una mà a la barana.</text:p>
      <text:p text:style-name="P11"><text:tab/>En Hashvv, sense contestar, va continuar fins al següent replà i després al següent.</text:p>
      <text:p text:style-name="P7"><text:span text:style-name="T20"><text:tab/>La porta per continuar baixant estava barrada per un senyal que ell mateix havia tingut la cura de posar. Ho havia fet amb una biga de ferro resta de l'impacte del Soyuz. Hi havia pintat un senyal de prohibició al damunt.</text:span></text:p>
      <text:p text:style-name="P11"><text:tab/>Li va donar un cop de peu a la base que va fer que la resta es desplomés. Un núvol de boles de pols magnetitzada es va alçar a través del feix de llum que deixava anar la llanterna. La Claire va tossir.</text:p>
      <text:p text:style-name="P7"><text:span text:style-name="T20"><text:tab/>Després d'aquella porta els esperava un camí vertical a través d'una escala clavada a la paret. Es va posar uns guants per no haver de tocar directament aquells esglaons infestats de la pols negra que el perseguia.</text:span></text:p>
      <text:p text:style-name="P11"><text:tab/>Va baixar el primer, amb la llanterna a la boca. Necessitava totes les extremitats per fer cada nova passa cap avall. Cada moviment aixecava una lleugera capa de partícules a l'aire. Tenien formes estranyes, com trossets de neu fosques com la nit. Es movien sense direcció, perdudes en un atmosfera carregada.</text:p>
      <text:p text:style-name="P33"><text:tab/>Tres metres de descens i els peus van arribar al final. <text:span text:style-name="T24">Es va treure la llanterna de la boca mentre es pujava el coll de la samarreta fins al nas per tal de no respirar la pols sospesa. El feix de llum de la llanterna</text:span> era minsa, com si les parets d'aquell material que s'havia menjat al capità estiguessin absorbint-la. Es trobava dins el que seria el seu mausoleu i segurament el de tothom en aquell vaixell.</text:p>
      <text:p text:style-name="P11"><text:tab/>Al seu darrera va aterrar en Roland i tot seguit la Claire.</text:p>
      <text:p text:style-name="P11"><text:soft-page-break/><text:tab/>—Què és això? —va preguntar ella.</text:p>
      <text:p text:style-name="P11"><text:tab/>—És la malaltia, que també ha afectat el vaixell. No tingueu por.</text:p>
      <text:p text:style-name="P11"><text:tab/>Una bafarada fantasmagòrica el va posar en alerta. Havia sonat uns metres enllà. En Roland li va agafar el braç instintivament, mort de por. Ell va mirar endavant per si alguna criatura sortida de l'inframón apareixia d'entre la foscor. Va notar com la Claire es girava i s'aferrava al esglaons metàl·lics amb la intenció de tornar al pis de dalt. En Hashvv la va agafar pel braç.</text:p>
      <text:p text:style-name="P11"><text:tab/>—No tinguis por.</text:p>
      <text:p text:style-name="P11"><text:tab/>Li havia sortit un to amenaçador tot i que no en tenia cap intenció. La Claire el mirava tremolosa.</text:p>
      <text:p text:style-name="P11"><text:tab/>—Tapeu-vos la boca i seguiu-me —els va dir, més conciliador.</text:p>
      <text:p text:style-name="P11"><text:tab/>No en tenia ni idea de si la criatura monstruosa que acabaven de sentir udolar existia en realitat però res el frenaria en aquell moment que ja era tan a prop.</text:p>
      <text:p text:style-name="P11"><text:tab/>Es va aventurar per un passadís on no veia ni on posava els peus. Avançaven a poc a poc, amb el coll del jersei pujat fins al nas i procurant no tocar les parets amb les mans.</text:p>
      <text:p text:style-name="P7"><text:span text:style-name="T20"><text:tab/>La densitat del núvol no el deixava veure la distància que tenia per davant. El so de les passes també era esmorteït d'una manera estranya, de manera que els era impossible discernir sobre quin tipus de terra trepitjaven. Com si sobre la superfície metàl·lica que caldria esperar d'aquell passadís s'hi haguessin anat dipositant capes i capes de coses, cadascuna més inesperada que l'anterior.</text:span></text:p>
      <text:p text:style-name="P7"><text:span text:style-name="T20"><text:tab/>Cada cinc o sis passes notava una mà que el tocava pel darrere. Segurament el majordom filipí que es volia assegurar que el seu guia no havia desaparegut.</text:span></text:p>
      <text:p text:style-name="P11"><text:tab/>En Hashvv va arribar fins a la porta de la sala de màquines.</text:p>
      <text:p text:style-name="P11"><text:tab/>El pany, en forma de volant, estava recobert d'una fina capa de pols fosca que va espolsar amb la màniga de l'abric. Després el va girar amb força i la porta va cedir amb una sorollosa grinyolada.</text:p>
      <text:p text:style-name="P11"><text:tab/>Va fer una passa endavant i va notar, tot i que no ho podia veure, que es trobava en una sala immensa. Hi circulava un aire nou, més fred, resclosit però no corromput. La llum de la llanterna, allà, no era engolida per la foscor, com si l'estranya malaltia no hagués pogut obrir-se pas encara fins al cor del vaixell.</text:p>
      <text:p text:style-name="P11"><text:tab/>No li va ser complicat arribar a la caixa dels fusibles, mig oberta. Va activar totes les palanques i la llum d'emergència, sorgida d'un generador auxiliar que ressonava en un racó, es va encendre.</text:p>
      <text:p text:style-name="P33"><text:tab/>Va aixecar el cap per veure l'aspecte d'una sala on no havia estat mai. El sostre era alt, carregat de tubs en totes direccions. Al terra, de reixeta metàl·lica, també trepitjava <text:soft-page-break/>centenars de cilindres metàl·lics, que, com autopistes en miniatura, transportaven cables i combustibles d'un costat a l'altre. Al centre de la sala hi havia el cor de tot plegat: una gran estructura que amagava els vuit pistons tant alts com ell. <text:span text:style-name="T24">Aquelles peces de ferro gegant eren les cames del vaixell, el que entre explosions controlades del motor rotaven i generaven l'energia necessària per a moure l'hèlix gegant que els movia des de popa.</text:span></text:p>
      <text:p text:style-name="P33"><text:tab/>Hi va fixar la mirada, tot acabaria allà, dins aquell enorme sarcòfag pintat de colors verdosos. Tenia vuit portes ovalades, una per cada un de les potes que movien el vaixell.</text:p>
      <text:p text:style-name="P11"><text:tab/>Els seus companys restaven a la porta, amb la foscor al darrere, i la llum al davant.</text:p>
      <text:p text:style-name="P11"><text:tab/>—Entreu i tanqueu.</text:p>
      <text:p text:style-name="P11"><text:tab/>La Claire va tancar d'una batzegada com si els dimonis la perseguissin.</text:p>
      <text:p text:style-name="P11"><text:tab/>En Hashvv la va ajudar a donar unes quantes voltes al pany. No volia que cap criatura, ni ningú, pogués destorbar-li la pensada.</text:p>
      <text:p text:style-name="P11"><text:tab/>—Entreu a la sala de control —va assenyalar a la saleta de vidre que hi havia al fons —. Ho deixo tot a punt i vinc amb vosaltres.</text:p>
      <text:p text:style-name="P11"><text:tab/>Es va quedar mirant com els dos companys de viatge s'acostaven, amb respecte, cap a la porta de la saleta. Van entrar i els va veure a través de les finestres de vidre que els separaven de la cambra principal. La Claire li va fer una salutació des de lluny, com si necessités més instruccions. Va fer-li el senyal universal que tot anava bé i es va dirigir a pas lleuger fins a l'altre costat del centre metàl·lic. Va buscar un punt on els altres no el poguessin veure. Va obrir la porta del tercer pistó. Des d'allà els operaris hi tenien accés per poder fer-ne les reparacions i el manteniment. Va <text:s/>fer una llambregada al seu voltant. Una clau anglesa a terra li serviria. La va entaforar-la entre dues voltes de la molla del pistó, per tal que no es pogués arribar a comprimir-se del tot. Amb allò no n'hi hauria prou. A la taula del taller va trobar un pot de dissolvent, una ampolla de salfumant i un martell. </text:p>
      <text:p text:style-name="P11"><text:tab/>En Roland va treure el cap per la porta de la saleta de control.</text:p>
      <text:p text:style-name="P11"><text:tab/>—Necessites ajuda?</text:p>
      <text:p text:style-name="P11"><text:tab/>—No us preocupeu, ho estic posant tot a punt. Ara vinc.</text:p>
      <text:p text:style-name="P11"><text:tab/>Va tornar a entrar a l'armari del pistó. Per on havia de posar l'oli hi va tirar salfumant, després el dissolvent. Amb un martell va forçar totes les parts dèbils que va trobar dels mecanismes interiors creant petites deformacions que encaminarien aquell pistó al desastre en quan es disposés a començar el seu traçat. Després va tancar la porta i va repetir el mateix procés amb els altres tres pistons que quedaven amagats a la vista de la sala de control.</text:p>
      <text:p text:style-name="P11"><text:tab/>Mig motor estava a punt per quedar inutilitzat per sempre. Només calia engegar-ho i la resta es faria sol.</text:p>
      <text:p text:style-name="P11"><text:soft-page-break/><text:tab/>Va sortir del darrera del motor. L'observaven la cuinera i el majordom amb la boca caiguda i els ulls plens de llàgrimes de tensió. Una des del darrere la finestra i l'altre palplantat a la porta de la saleta. </text:p>
      <text:p text:style-name="P11"><text:tab/>En Hashvv va entrar a la saleta amb impuls, va apartar el noi, que semblava una estàtua de sal i va tancar amb força la porta que el separava de la sala del motor. </text:p>
      <text:p text:style-name="P11"><text:tab/>—Què estaves fent? —va dir ella.</text:p>
      <text:p text:style-name="P11"><text:tab/>Enlloc de respondre els va donar uns cascs per anul·lar el so que va trobar al penjador al darrere de la porta. Se'ls va posar mentre indicava quina banda era quina.</text:p>
      <text:p text:style-name="P11"><text:tab/>—Farà molt soroll.</text:p>
      <text:p text:style-name="P11"><text:tab/>Els va indicar on s'havia de posar cadascú. Ho va fer de manera mecànica i violenta, com si es tractessin de peces del seu mecanisme. A en Roland el va arrossegar fins a la taula de control des d'on s'accionaven els motors. Després va empènyer la Claire fins a la maneta de seguretat des d'on haurien d'activar l'encesa de tot plegat. El motor d'un vaixell no podria ser molt diferent al de la desena de màquines que s'havia molestat a reparar al llarg de la seva vida. Fer-lo descarrilar no seria molt complicat si es cenyia a saltar-se totes les normes de seguretat. Ho faria, i si sortia malament només ho hauria de tornar a intentar. No el preocupava especialment la seva poca experiència en la matèria.</text:p>
      <text:p text:style-name="P11"><text:tab/>Va prémer l'interruptor central i tots els panells de controls es van encendre. Hi havia quadrícules de botoneres on a cada botó hi havia submergida una petita bombeta verda. Sota, una fila de botons, més allargats, amb la bombeta vermella. També n'hi havia de taronges, blaves i palanques a diferents punts. Al damunt hi havia dues pantalles d'ordinadors molt antigues amb panells molt bàsics on es mostrava l'estat de cada peça del motor. També indicadors de capacitat dels tancs, revolucions i altres mesures.</text:p>
      <text:p text:style-name="P11"><text:tab/>Abans de procedir es va assegurar que la porta estigués ben tancada.</text:p>
      <text:p text:style-name="P11"><text:tab/>—Tots amunt amb la palanca.</text:p>
      <text:p text:style-name="P11"><text:tab/>Els tres van enfonsar la palanca que tenien al davant fins al fons. Va iniciar-se als seus peus un trontolleig que demostrava que anaven pel bon camí.</text:p>
      <text:p text:style-name="P11"><text:tab/>Amb l'ajuda d'un vell manual enquadernat en un carpeta va indicar als motors que podien revolucionar. A la pantalla podia observar, amb un indicador numèric que el pistó anava amunt i avall lentament, accelerant-se junt amb tots els seus germans. També a una sèrie de pantalles podia veure la càmera interior dels pistons on veia físicament com alguns estaven patint per mantenir el ritme que semblava que els anteriors estaven agafant.</text:p>
      <text:p text:style-name="P11"><text:tab/>—Més empenta! —va cridar—. Poseu-los a màxima potència!</text:p>
      <text:p text:style-name="P11"><text:tab/>—No sé que he de fer! —va cridar en Roland.</text:p>
      <text:p text:style-name="P11"><text:soft-page-break/><text:tab/>En Hashvv el va apartar de manera violenta de l'aparell i va accionar la palanca per tal de posar els pistons al màxim de revolucions. Després va empènyer el de la Claire.</text:p>
      <text:p text:style-name="P11"><text:tab/>La sala ressonava de forma sorollosa. Es va portar les mans als cascs per tal d'apretar-se'ls contra les orelles. No semblava que estiguessin preparats pel nivell de decibels als quals havien arribat.</text:p>
      <text:p text:style-name="P11"><text:tab/>Es va mirar als seus ajudants, que, com ell, miraven d'evitar que aquella molèstia els entrés al cap. La Claire es va arraulir contra la paret mentre en Roland tenia la mirada fixada en algun punt de la sala, amb els ulls que se li sortien de les òrbites.</text:p>
      <text:p text:style-name="P11"><text:tab/>En Hashvv es va acostar al vidre reforçat per tal de veure si els desperfectes serien visibles. </text:p>
      <text:p text:style-name="P11"><text:tab/>La cara, amb un trau de sang al cap, de l'Olivier el va sorprendre a l'altra costat del vidre. Tenia el rostre demacrat i un ull morat fruit d'un cop de puny molt ben donat. No recordava si era ell el que l'havia deixat d'aquella manera. Se'l mirava amb llàstima mentre el mariner francès picava, entre llàgrimes, contra el vidre. Demana pas cap a la sala de control.</text:p>
      <text:p text:style-name="P11"><text:tab/>El noi no havia entès res de res després de tantes hores junts. No havia entès que una força superior a ells els dominava en aquell moment, una força per la qual valia la pena morir. Com tots, quan li havia detectat les intencions li havia volgut parar els peus només pensant en un egoisme de supervivència primitiva. No estaven allà per sobreviure com a individus, sinó per ajudar a la resta a sobreviure. Només ell era capaç de veure la imatge més gran del que estava passant.</text:p>
      <text:p text:style-name="P11"><text:tab/>Algú li estirava la màniga de la jaqueta.</text:p>
      <text:p text:style-name="P11"><text:tab/>—Deixem-lo entrar —va dir el majordom, empetitit-se-li sota el braç.</text:p>
      <text:p text:style-name="P11"><text:tab/>Va deixar anar una bufetada seca <text:span text:style-name="T24">contra la cara d'en Roland. </text:span>Sense deixar de mirar als ulls del mariner francès <text:span text:style-name="T24">a l'altra costat de la finestra </text:span>va notar com e<text:span text:style-name="T24">l noi</text:span> s'esmunyia avergonyit fins al fons de la sala. L'Olivier havia deixat de cridar, el mirava amb por, potser adonant-se que no coneixia aquella persona que tenia al davant, la qual havia compartit les últimes setmanes. Alguna cosa es va moure dins seu, sentia llàstima pel noi, per la situació i sobretot pel trencament de la confiança que havia guanyat amb aquell al qual <text:span text:style-name="T24">dies endarrere havia anat al Soyuz i havia creat un vincle</text:span>. <text:span text:style-name="T24">El seu primer seguidor.</text:span> La força major, però, així ho demanava. I el preu de tots no era comparable amb la pena d'un.</text:p>
      <text:p text:style-name="P11"><text:tab/>El so estrident va anar en augment.</text:p>
      <text:p text:style-name="P11"><text:tab/>En Hashvv va travessar amb la mirada al noi; a darrera seu dos mariners més, ferits com ell, també s'acostaven contra el vidre. Un provava d'obrir la porta a base de cops d'una maça de ferro.</text:p>
      <text:p text:style-name="P11"><text:soft-page-break/><text:tab/>Va posar una clau anglesa a la maneta per tal que de cap manera es pogués girar el pany. Al treure altra vegada el cap per la finestra circular de la porta va veure en el reflex els dos hostatges que tenia retinguts. En Roland plorava barrejant sang del cop amb llàgrimes mentre la Claire no s'atrevia a aixecar la mirada, ajaguda en un racó.</text:p>
      <text:p text:style-name="P11"><text:tab/>El so i la tremolor van engrandir-se, impregnant un nou volum de terror a tothom que era allà dins. No sonava bé.</text:p>
      <text:p text:style-name="P11"><text:tab/>En Hashvv va agafar-se a una barana que recorria la part inferior de la gran finestra panoràmica. A l'altra costat l'Olivier, amb una cara d'espant, va fer el mateix de manera que només el vidre gruixut els separava. De les orelles del mariner francès en rajava un rajolí de sang.</text:p>
      <text:p text:style-name="P11"><text:tab/>La cara del mariner ensagonat es reflectia sobre la seva. Es va veure vell i cansat.</text:p>
      <text:p text:style-name="P11"><text:tab/>—Hi ha una cosa més gran que tots vosaltres —va dir-se a ell mateix. Es va quedar pensant. Estava fent el que tocava, n'estava convençut. Ningú allà dins el comprendria però era la única manera d'obrar de manera responsable davant d'aquella situació que s'estava anant de les mans. No podia haver-hi vacil·lació possible.</text:p>
      <text:p text:style-name="P11"><text:tab/>Va cridar-ho una i altra vegada. Com un sermó en posat de mantra. Els hi deia a la Claire i a en Rolant, però també als de fora, que poc el podien sentir. Hi havia una cosa més gran que tots ells. Ho deia a l'Olivier. Una cosa molt més gran que tots ells. Ho deia al capità que havia deixat inconscient. Una cosa que cap d'ells podia comprendre. A la marinera que havia deixat escapar. Als companys astronautes. A la seva dona. Al seu fill que feia anys que no veia. I al seu germà ensangonat en un camí de l'estepa.</text:p>
      <text:p text:style-name="P11"><text:tab/>—He d'acabar tot això per tots aquells que estimeu. M'entens? Només així salvarem la humanitat—va dir al seu reflex difuminat en la cara de l'Olivier.</text:p>
      <text:p text:style-name="P11"><text:tab/>Una gran explosió es va originar als pistons manipulats. Vidres, cristalls, metall estrident es va expandir sense perdó contra tots ells. Una gran llum ho va il·luminar tot. </text:p>
      <text:p text:style-name="P11"><text:tab/>Després, de nou, la foscor.</text:p>
      <text:p text:style-name="P11"><text:s text:c="2"/></text:p>
      <text:p text:style-name="P11"><text:tab/></text:p>
      <text:p text:style-name="P11"><text:s text:c="3"/></text:p>
      <text:p text:style-name="P11"><text:tab/> </text:p>
      <text:p text:style-name="P11"><text:tab/></text:p>
      <text:p text:style-name="P10"/>
      <text:p text:style-name="P10"/>
      <text:p text:style-name="P10"><text:tab/></text:p>
      <text:p text:style-name="P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NewRomanPSMT" svg:font-family="TimesNewRomanPSMT"/>
    <style:font-face style:name="TimesNewRomanPSMT1"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88cm" style:writing-mode="lr-tb"/>
      <style:text-properties style:use-window-font-color="true" style:font-name="Times New Roman" fo:font-size="12pt" fo:language="ca"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3T18:58:50</meta:creation-date>
    <dc:date>2019-08-14T12:15:31.032352000</dc:date>
    <meta:editing-duration>P5DT1H24M26S</meta:editing-duration>
    <meta:editing-cycles>59</meta:editing-cycles>
    <meta:generator>LibreOffice/4.4.3.2$MacOSX_X86_64 LibreOffice_project/88805f81e9fe61362df02b9941de8e38a9b5fd16</meta:generator>
    <meta:document-statistic meta:table-count="0" meta:image-count="0" meta:object-count="0" meta:page-count="63" meta:paragraph-count="617" meta:word-count="28763" meta:character-count="160302" meta:non-whitespace-character-count="131466"/>
  </office:meta>
</office:document-meta>
</file>